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160/Configurations2/statusbar/"/>
  <manifest:file-entry manifest:media-type="" manifest:full-path="Object 160/Configurations2/floater/"/>
  <manifest:file-entry manifest:media-type="" manifest:full-path="Object 160/Configurations2/popupmenu/"/>
  <manifest:file-entry manifest:media-type="" manifest:full-path="Object 160/Configurations2/progressbar/"/>
  <manifest:file-entry manifest:media-type="" manifest:full-path="Object 160/Configurations2/menubar/"/>
  <manifest:file-entry manifest:media-type="" manifest:full-path="Object 160/Configurations2/toolbar/"/>
  <manifest:file-entry manifest:media-type="" manifest:full-path="Object 160/Configurations2/images/Bitmaps/"/>
  <manifest:file-entry manifest:media-type="" manifest:full-path="Object 160/Configurations2/images/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71/Configurations2/statusbar/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" manifest:full-path="Object 72/Configurations2/statusbar/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62/Configurations2/statusbar/"/>
  <manifest:file-entry manifest:media-type="" manifest:full-path="Object 162/Configurations2/accelerator/current.xml"/>
  <manifest:file-entry manifest:media-type="" manifest:full-path="Object 162/Configurations2/accelerator/"/>
  <manifest:file-entry manifest:media-type="" manifest:full-path="Object 162/Configurations2/floater/"/>
  <manifest:file-entry manifest:media-type="" manifest:full-path="Object 162/Configurations2/popupmenu/"/>
  <manifest:file-entry manifest:media-type="" manifest:full-path="Object 162/Configurations2/progressbar/"/>
  <manifest:file-entry manifest:media-type="" manifest:full-path="Object 162/Configurations2/menubar/"/>
  <manifest:file-entry manifest:media-type="" manifest:full-path="Object 162/Configurations2/toolbar/"/>
  <manifest:file-entry manifest:media-type="" manifest:full-path="Object 162/Configurations2/images/Bitmaps/"/>
  <manifest:file-entry manifest:media-type="" manifest:full-path="Object 162/Configurations2/images/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application/rdf+xml" manifest:full-path="manifest.rdf"/>
  <manifest:file-entry manifest:media-type="" manifest:full-path="Object 73/Configurations2/statusbar/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164/Configurations2/statusbar/"/>
  <manifest:file-entry manifest:media-type="" manifest:full-path="Object 164/Configurations2/floater/"/>
  <manifest:file-entry manifest:media-type="" manifest:full-path="Object 164/Configurations2/popupmenu/"/>
  <manifest:file-entry manifest:media-type="" manifest:full-path="Object 164/Configurations2/progressbar/"/>
  <manifest:file-entry manifest:media-type="" manifest:full-path="Object 164/Configurations2/menubar/"/>
  <manifest:file-entry manifest:media-type="" manifest:full-path="Object 164/Configurations2/toolbar/"/>
  <manifest:file-entry manifest:media-type="" manifest:full-path="Object 164/Configurations2/images/Bitmaps/"/>
  <manifest:file-entry manifest:media-type="" manifest:full-path="Object 164/Configurations2/images/"/>
  <manifest:file-entry manifest:media-type="application/vnd.sun.xml.ui.configuration" manifest:full-path="Object 164/Configurations2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65/Configurations2/statusbar/"/>
  <manifest:file-entry manifest:media-type="" manifest:full-path="Object 165/Configurations2/floater/"/>
  <manifest:file-entry manifest:media-type="" manifest:full-path="Object 165/Configurations2/popupmenu/"/>
  <manifest:file-entry manifest:media-type="" manifest:full-path="Object 165/Configurations2/progressbar/"/>
  <manifest:file-entry manifest:media-type="" manifest:full-path="Object 165/Configurations2/menubar/"/>
  <manifest:file-entry manifest:media-type="" manifest:full-path="Object 165/Configurations2/toolbar/"/>
  <manifest:file-entry manifest:media-type="" manifest:full-path="Object 165/Configurations2/images/Bitmaps/"/>
  <manifest:file-entry manifest:media-type="" manifest:full-path="Object 165/Configurations2/images/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application/binary" manifest:full-path="layout-cache"/>
  <manifest:file-entry manifest:media-type="" manifest:full-path="Object 76/Configurations2/statusbar/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68/Configurations2/statusbar/"/>
  <manifest:file-entry manifest:media-type="" manifest:full-path="Object 168/Configurations2/accelerator/"/>
  <manifest:file-entry manifest:media-type="" manifest:full-path="Object 168/Configurations2/floater/"/>
  <manifest:file-entry manifest:media-type="" manifest:full-path="Object 168/Configurations2/popupmenu/"/>
  <manifest:file-entry manifest:media-type="" manifest:full-path="Object 168/Configurations2/progressbar/"/>
  <manifest:file-entry manifest:media-type="" manifest:full-path="Object 168/Configurations2/menubar/"/>
  <manifest:file-entry manifest:media-type="" manifest:full-path="Object 168/Configurations2/toolbar/"/>
  <manifest:file-entry manifest:media-type="" manifest:full-path="Object 168/Configurations2/images/Bitmaps/"/>
  <manifest:file-entry manifest:media-type="" manifest:full-path="Object 168/Configurations2/images/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79/Configurations2/statusbar/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" manifest:full-path="Object 80/Configurations2/statusbar/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" manifest:full-path="Pictures/200000070000316B00002A95F9097431.svm"/>
  <manifest:file-entry manifest:media-type="" manifest:full-path="Pictures/20000007000042CD0000316B34BBA26D.svm"/>
  <manifest:file-entry manifest:media-type="" manifest:full-path="Pictures/200000070000371500002B5DF0A1B18C.svm"/>
  <manifest:file-entry manifest:media-type="" manifest:full-path="Pictures/20000007000036B100002E7DA3762F39.svm"/>
  <manifest:file-entry manifest:media-type="" manifest:full-path="Pictures/2000000700004E5300003FDF1C8C4638.svm"/>
  <manifest:file-entry manifest:media-type="" manifest:full-path="Pictures/20000007000027D900003A0328DA6906.svm"/>
  <manifest:file-entry manifest:media-type="" manifest:full-path="Pictures/2000000700003CBF000032FBF0879A38.svm"/>
  <manifest:file-entry manifest:media-type="" manifest:full-path="Pictures/20000007000038410000190118A34BBC.svm"/>
  <manifest:file-entry manifest:media-type="" manifest:full-path="Pictures/2000000700003E1D00002D83C935ED97.svm"/>
  <manifest:file-entry manifest:media-type="" manifest:full-path="Pictures/200000070000135700000D17EA594AA7.svm"/>
  <manifest:file-entry manifest:media-type="" manifest:full-path="Pictures/200000070000135700000D171F229AFF.svm"/>
  <manifest:file-entry manifest:media-type="" manifest:full-path="Pictures/200000070000135700000D175E3C5837.svm"/>
  <manifest:file-entry manifest:media-type="" manifest:full-path="Pictures/200000070000135700000D1720D49258.svm"/>
  <manifest:file-entry manifest:media-type="" manifest:full-path="Pictures/200000070000380F000018CFD81B459D.svm"/>
  <manifest:file-entry manifest:media-type="" manifest:full-path="Pictures/2000000700002581000022C53EC618D0.svm"/>
  <manifest:file-entry manifest:media-type="" manifest:full-path="Pictures/2000000700002F7700002F45BEA117DD.svm"/>
  <manifest:file-entry manifest:media-type="" manifest:full-path="Pictures/2000000700003139000039D1A3BFEE8E.svm"/>
  <manifest:file-entry manifest:media-type="" manifest:full-path="Pictures/2000000700003265000034BDD334775A.svm"/>
  <manifest:file-entry manifest:media-type="" manifest:full-path="Pictures/20000007000038410000416F53E0211C.svm"/>
  <manifest:file-entry manifest:media-type="" manifest:full-path="Pictures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" manifest:full-path="Object 82/Configurations2/statusbar/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74/Configurations2/statusbar/"/>
  <manifest:file-entry manifest:media-type="" manifest:full-path="Object 174/Configurations2/floater/"/>
  <manifest:file-entry manifest:media-type="" manifest:full-path="Object 174/Configurations2/popupmenu/"/>
  <manifest:file-entry manifest:media-type="" manifest:full-path="Object 174/Configurations2/progressbar/"/>
  <manifest:file-entry manifest:media-type="" manifest:full-path="Object 174/Configurations2/menubar/"/>
  <manifest:file-entry manifest:media-type="" manifest:full-path="Object 174/Configurations2/toolbar/"/>
  <manifest:file-entry manifest:media-type="" manifest:full-path="Object 174/Configurations2/images/Bitmaps/"/>
  <manifest:file-entry manifest:media-type="" manifest:full-path="Object 174/Configurations2/images/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75/Configurations2/statusbar/"/>
  <manifest:file-entry manifest:media-type="" manifest:full-path="Object 175/Configurations2/floater/"/>
  <manifest:file-entry manifest:media-type="" manifest:full-path="Object 175/Configurations2/popupmenu/"/>
  <manifest:file-entry manifest:media-type="" manifest:full-path="Object 175/Configurations2/progressbar/"/>
  <manifest:file-entry manifest:media-type="" manifest:full-path="Object 175/Configurations2/menubar/"/>
  <manifest:file-entry manifest:media-type="" manifest:full-path="Object 175/Configurations2/toolbar/"/>
  <manifest:file-entry manifest:media-type="" manifest:full-path="Object 175/Configurations2/images/Bitmaps/"/>
  <manifest:file-entry manifest:media-type="" manifest:full-path="Object 175/Configurations2/images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176/Configurations2/statusbar/"/>
  <manifest:file-entry manifest:media-type="" manifest:full-path="Object 176/Configurations2/floater/"/>
  <manifest:file-entry manifest:media-type="" manifest:full-path="Object 176/Configurations2/popupmenu/"/>
  <manifest:file-entry manifest:media-type="" manifest:full-path="Object 176/Configurations2/progressbar/"/>
  <manifest:file-entry manifest:media-type="" manifest:full-path="Object 176/Configurations2/menubar/"/>
  <manifest:file-entry manifest:media-type="" manifest:full-path="Object 176/Configurations2/toolbar/"/>
  <manifest:file-entry manifest:media-type="" manifest:full-path="Object 176/Configurations2/images/Bitmaps/"/>
  <manifest:file-entry manifest:media-type="" manifest:full-path="Object 176/Configurations2/images/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177/Configurations2/statusbar/"/>
  <manifest:file-entry manifest:media-type="" manifest:full-path="Object 177/Configurations2/floater/"/>
  <manifest:file-entry manifest:media-type="" manifest:full-path="Object 177/Configurations2/popupmenu/"/>
  <manifest:file-entry manifest:media-type="" manifest:full-path="Object 177/Configurations2/progressbar/"/>
  <manifest:file-entry manifest:media-type="" manifest:full-path="Object 177/Configurations2/menubar/"/>
  <manifest:file-entry manifest:media-type="" manifest:full-path="Object 177/Configurations2/toolbar/"/>
  <manifest:file-entry manifest:media-type="" manifest:full-path="Object 177/Configurations2/images/Bitmaps/"/>
  <manifest:file-entry manifest:media-type="" manifest:full-path="Object 177/Configurations2/images/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78/Configurations2/statusbar/"/>
  <manifest:file-entry manifest:media-type="" manifest:full-path="Object 178/Configurations2/floater/"/>
  <manifest:file-entry manifest:media-type="" manifest:full-path="Object 178/Configurations2/popupmenu/"/>
  <manifest:file-entry manifest:media-type="" manifest:full-path="Object 178/Configurations2/progressbar/"/>
  <manifest:file-entry manifest:media-type="" manifest:full-path="Object 178/Configurations2/menubar/"/>
  <manifest:file-entry manifest:media-type="" manifest:full-path="Object 178/Configurations2/toolbar/"/>
  <manifest:file-entry manifest:media-type="" manifest:full-path="Object 178/Configurations2/images/Bitmaps/"/>
  <manifest:file-entry manifest:media-type="" manifest:full-path="Object 178/Configurations2/images/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179/Configurations2/statusbar/"/>
  <manifest:file-entry manifest:media-type="" manifest:full-path="Object 179/Configurations2/floater/"/>
  <manifest:file-entry manifest:media-type="" manifest:full-path="Object 179/Configurations2/popupmenu/"/>
  <manifest:file-entry manifest:media-type="" manifest:full-path="Object 179/Configurations2/progressbar/"/>
  <manifest:file-entry manifest:media-type="" manifest:full-path="Object 179/Configurations2/menubar/"/>
  <manifest:file-entry manifest:media-type="" manifest:full-path="Object 179/Configurations2/toolbar/"/>
  <manifest:file-entry manifest:media-type="" manifest:full-path="Object 179/Configurations2/images/Bitmaps/"/>
  <manifest:file-entry manifest:media-type="" manifest:full-path="Object 179/Configurations2/images/"/>
  <manifest:file-entry manifest:media-type="application/vnd.sun.xml.ui.configuration" manifest:full-path="Object 179/Configurations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" manifest:full-path="Object 180/Configurations2/statusbar/"/>
  <manifest:file-entry manifest:media-type="" manifest:full-path="Object 180/Configurations2/floater/"/>
  <manifest:file-entry manifest:media-type="" manifest:full-path="Object 180/Configurations2/popupmenu/"/>
  <manifest:file-entry manifest:media-type="" manifest:full-path="Object 180/Configurations2/progressbar/"/>
  <manifest:file-entry manifest:media-type="" manifest:full-path="Object 180/Configurations2/menubar/"/>
  <manifest:file-entry manifest:media-type="" manifest:full-path="Object 180/Configurations2/toolbar/"/>
  <manifest:file-entry manifest:media-type="" manifest:full-path="Object 180/Configurations2/images/Bitmaps/"/>
  <manifest:file-entry manifest:media-type="" manifest:full-path="Object 180/Configurations2/images/"/>
  <manifest:file-entry manifest:media-type="application/vnd.sun.xml.ui.configuration" manifest:full-path="Object 180/Configurations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" manifest:full-path="Object 90/Configurations2/statusbar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181/Configurations2/statusbar/"/>
  <manifest:file-entry manifest:media-type="" manifest:full-path="Object 181/Configurations2/floater/"/>
  <manifest:file-entry manifest:media-type="" manifest:full-path="Object 181/Configurations2/popupmenu/"/>
  <manifest:file-entry manifest:media-type="" manifest:full-path="Object 181/Configurations2/progressbar/"/>
  <manifest:file-entry manifest:media-type="" manifest:full-path="Object 181/Configurations2/menubar/"/>
  <manifest:file-entry manifest:media-type="" manifest:full-path="Object 181/Configurations2/toolbar/"/>
  <manifest:file-entry manifest:media-type="" manifest:full-path="Object 181/Configurations2/images/Bitmaps/"/>
  <manifest:file-entry manifest:media-type="" manifest:full-path="Object 181/Configurations2/images/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Object 91/Configurations2/statusbar/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toolpanel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82/Configurations2/statusbar/"/>
  <manifest:file-entry manifest:media-type="" manifest:full-path="Object 182/Configurations2/floater/"/>
  <manifest:file-entry manifest:media-type="" manifest:full-path="Object 182/Configurations2/popupmenu/"/>
  <manifest:file-entry manifest:media-type="" manifest:full-path="Object 182/Configurations2/progressbar/"/>
  <manifest:file-entry manifest:media-type="" manifest:full-path="Object 182/Configurations2/menubar/"/>
  <manifest:file-entry manifest:media-type="" manifest:full-path="Object 182/Configurations2/toolbar/"/>
  <manifest:file-entry manifest:media-type="" manifest:full-path="Object 182/Configurations2/images/Bitmaps/"/>
  <manifest:file-entry manifest:media-type="" manifest:full-path="Object 182/Configurations2/images/"/>
  <manifest:file-entry manifest:media-type="application/vnd.sun.xml.ui.configuration" manifest:full-path="Object 182/Configurations2/"/>
  <manifest:file-entry manifest:media-type="text/xml" manifest:full-path="Object 182/content.xml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" manifest:full-path="Object 92/Configurations2/statusbar/"/>
  <manifest:file-entry manifest:media-type="" manifest:full-path="Object 92/Configurations2/accelerato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183/content.xml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184/Configurations2/statusbar/"/>
  <manifest:file-entry manifest:media-type="" manifest:full-path="Object 184/Configurations2/accelerator/current.xml"/>
  <manifest:file-entry manifest:media-type="" manifest:full-path="Object 184/Configurations2/accelerator/"/>
  <manifest:file-entry manifest:media-type="" manifest:full-path="Object 184/Configurations2/floater/"/>
  <manifest:file-entry manifest:media-type="" manifest:full-path="Object 184/Configurations2/popupmenu/"/>
  <manifest:file-entry manifest:media-type="" manifest:full-path="Object 184/Configurations2/progressbar/"/>
  <manifest:file-entry manifest:media-type="" manifest:full-path="Object 184/Configurations2/menubar/"/>
  <manifest:file-entry manifest:media-type="" manifest:full-path="Object 184/Configurations2/toolbar/"/>
  <manifest:file-entry manifest:media-type="" manifest:full-path="Object 184/Configurations2/images/Bitmaps/"/>
  <manifest:file-entry manifest:media-type="" manifest:full-path="Object 184/Configurations2/images/"/>
  <manifest:file-entry manifest:media-type="application/vnd.sun.xml.ui.configuration" manifest:full-path="Object 184/Configurations2/"/>
  <manifest:file-entry manifest:media-type="text/xml" manifest:full-path="Object 184/content.xml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" manifest:full-path="Object 94/Configurations2/statusbar/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185/Configurations2/statusbar/"/>
  <manifest:file-entry manifest:media-type="" manifest:full-path="Object 185/Configurations2/floater/"/>
  <manifest:file-entry manifest:media-type="" manifest:full-path="Object 185/Configurations2/popupmenu/"/>
  <manifest:file-entry manifest:media-type="" manifest:full-path="Object 185/Configurations2/progressbar/"/>
  <manifest:file-entry manifest:media-type="" manifest:full-path="Object 185/Configurations2/menubar/"/>
  <manifest:file-entry manifest:media-type="" manifest:full-path="Object 185/Configurations2/toolbar/"/>
  <manifest:file-entry manifest:media-type="" manifest:full-path="Object 185/Configurations2/images/Bitmaps/"/>
  <manifest:file-entry manifest:media-type="" manifest:full-path="Object 185/Configurations2/images/"/>
  <manifest:file-entry manifest:media-type="application/vnd.sun.xml.ui.configuration" manifest:full-path="Object 185/Configurations2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" manifest:full-path="Object 95/Configurations2/statu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Thumbnails/thumbnail.png"/>
  <manifest:file-entry manifest:media-type="" manifest:full-path="Thumbnails/"/>
  <manifest:file-entry manifest:media-type="" manifest:full-path="Object 186/Configurations2/statusbar/"/>
  <manifest:file-entry manifest:media-type="" manifest:full-path="Object 186/Configurations2/accelerator/current.xml"/>
  <manifest:file-entry manifest:media-type="" manifest:full-path="Object 186/Configurations2/accelerator/"/>
  <manifest:file-entry manifest:media-type="" manifest:full-path="Object 186/Configurations2/floater/"/>
  <manifest:file-entry manifest:media-type="" manifest:full-path="Object 186/Configurations2/popupmenu/"/>
  <manifest:file-entry manifest:media-type="" manifest:full-path="Object 186/Configurations2/progressbar/"/>
  <manifest:file-entry manifest:media-type="" manifest:full-path="Object 186/Configurations2/menubar/"/>
  <manifest:file-entry manifest:media-type="" manifest:full-path="Object 186/Configurations2/toolbar/"/>
  <manifest:file-entry manifest:media-type="" manifest:full-path="Object 186/Configurations2/images/Bitmaps/"/>
  <manifest:file-entry manifest:media-type="" manifest:full-path="Object 186/Configurations2/images/"/>
  <manifest:file-entry manifest:media-type="application/vnd.sun.xml.ui.configuration" manifest:full-path="Object 186/Configurations2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" manifest:full-path="Object 96/Configurations2/statusbar/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187/content.xml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188/content.xml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" manifest:full-path="Object 190/Configurations2/statusbar/"/>
  <manifest:file-entry manifest:media-type="" manifest:full-path="Object 190/Configurations2/floater/"/>
  <manifest:file-entry manifest:media-type="" manifest:full-path="Object 190/Configurations2/popupmenu/"/>
  <manifest:file-entry manifest:media-type="" manifest:full-path="Object 190/Configurations2/progressbar/"/>
  <manifest:file-entry manifest:media-type="" manifest:full-path="Object 190/Configurations2/menubar/"/>
  <manifest:file-entry manifest:media-type="" manifest:full-path="Object 190/Configurations2/toolbar/"/>
  <manifest:file-entry manifest:media-type="" manifest:full-path="Object 190/Configurations2/images/Bitmaps/"/>
  <manifest:file-entry manifest:media-type="" manifest:full-path="Object 190/Configurations2/images/"/>
  <manifest:file-entry manifest:media-type="application/vnd.sun.xml.ui.configuration" manifest:full-path="Object 190/Configurations2/"/>
  <manifest:file-entry manifest:media-type="text/xml" manifest:full-path="Object 190/content.xml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text/xml" manifest:full-path="Object 191/content.xml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text/xml" manifest:full-path="Object 193/content.xml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" manifest:full-path="Object 194/Configurations2/statusbar/"/>
  <manifest:file-entry manifest:media-type="" manifest:full-path="Object 194/Configurations2/floater/"/>
  <manifest:file-entry manifest:media-type="" manifest:full-path="Object 194/Configurations2/popupmenu/"/>
  <manifest:file-entry manifest:media-type="" manifest:full-path="Object 194/Configurations2/progressbar/"/>
  <manifest:file-entry manifest:media-type="" manifest:full-path="Object 194/Configurations2/menubar/"/>
  <manifest:file-entry manifest:media-type="" manifest:full-path="Object 194/Configurations2/toolbar/"/>
  <manifest:file-entry manifest:media-type="" manifest:full-path="Object 194/Configurations2/images/Bitmaps/"/>
  <manifest:file-entry manifest:media-type="" manifest:full-path="Object 194/Configurations2/images/"/>
  <manifest:file-entry manifest:media-type="application/vnd.sun.xml.ui.configuration" manifest:full-path="Object 194/Configurations2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" manifest:full-path="Object 196/Configurations2/statusbar/"/>
  <manifest:file-entry manifest:media-type="" manifest:full-path="Object 196/Configurations2/floater/"/>
  <manifest:file-entry manifest:media-type="" manifest:full-path="Object 196/Configurations2/popupmenu/"/>
  <manifest:file-entry manifest:media-type="" manifest:full-path="Object 196/Configurations2/progressbar/"/>
  <manifest:file-entry manifest:media-type="" manifest:full-path="Object 196/Configurations2/menubar/"/>
  <manifest:file-entry manifest:media-type="" manifest:full-path="Object 196/Configurations2/toolbar/"/>
  <manifest:file-entry manifest:media-type="" manifest:full-path="Object 196/Configurations2/images/Bitmaps/"/>
  <manifest:file-entry manifest:media-type="" manifest:full-path="Object 196/Configurations2/images/"/>
  <manifest:file-entry manifest:media-type="application/vnd.sun.xml.ui.configuration" manifest:full-path="Object 196/Configurations2/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" manifest:full-path="Object 197/Configurations2/statusbar/"/>
  <manifest:file-entry manifest:media-type="" manifest:full-path="Object 197/Configurations2/floater/"/>
  <manifest:file-entry manifest:media-type="" manifest:full-path="Object 197/Configurations2/popupmenu/"/>
  <manifest:file-entry manifest:media-type="" manifest:full-path="Object 197/Configurations2/progressbar/"/>
  <manifest:file-entry manifest:media-type="" manifest:full-path="Object 197/Configurations2/menubar/"/>
  <manifest:file-entry manifest:media-type="" manifest:full-path="Object 197/Configurations2/toolbar/"/>
  <manifest:file-entry manifest:media-type="" manifest:full-path="Object 197/Configurations2/images/Bitmaps/"/>
  <manifest:file-entry manifest:media-type="" manifest:full-path="Object 197/Configurations2/images/"/>
  <manifest:file-entry manifest:media-type="application/vnd.sun.xml.ui.configuration" manifest:full-path="Object 197/Configurations2/"/>
  <manifest:file-entry manifest:media-type="text/xml" manifest:full-path="Object 197/content.xml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text/xml" manifest:full-path="Object 199/content.xml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text/xml" manifest:full-path="settings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11/Configurations2/statusba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13/Configurations2/statusba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14/Configurations2/statusba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15/Configurations2/statusba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16/Configurations2/statusbar/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progressbar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17/Configurations2/statusbar/"/>
  <manifest:file-entry manifest:media-type="" manifest:full-path="Object 117/Configurations2/accelerator/current.xml"/>
  <manifest:file-entry manifest:media-type="" manifest:full-path="Object 117/Configurations2/accelerato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progressbar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18/Configurations2/statusba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20/Configurations2/statusbar/"/>
  <manifest:file-entry manifest:media-type="" manifest:full-path="Object 120/Configurations2/accelerator/current.xml"/>
  <manifest:file-entry manifest:media-type="" manifest:full-path="Object 120/Configurations2/accelerato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progressbar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text/xml" manifest:full-path="styles.xml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84"/>
  <manifest:file-entry manifest:media-type="" manifest:full-path="ObjectReplacements/Object 17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08"/>
  <manifest:file-entry manifest:media-type="" manifest:full-path="ObjectReplacements/Object 19"/>
  <manifest:file-entry manifest:media-type="application/x-openoffice-gdimetafile;windows_formatname=&quot;GDIMetaFile&quot;" manifest:full-path="ObjectReplacements/Object 109"/>
  <manifest:file-entry manifest:media-type="" manifest:full-path="ObjectReplacements/Object 20"/>
  <manifest:file-entry manifest:media-type="application/x-openoffice-gdimetafile;windows_formatname=&quot;GDIMetaFile&quot;" manifest:full-path="ObjectReplacements/Object 110"/>
  <manifest:file-entry manifest:media-type="" manifest:full-path="ObjectReplacements/Object 21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"/>
  <manifest:file-entry manifest:media-type="" manifest:full-path="ObjectReplacements/Object 22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5"/>
  <manifest:file-entry manifest:media-type="" manifest:full-path="ObjectReplacements/Object 26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21"/>
  <manifest:file-entry manifest:media-type="" manifest:full-path="ObjectReplacements/Object 32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23"/>
  <manifest:file-entry manifest:media-type="" manifest:full-path="ObjectReplacements/Object 34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25"/>
  <manifest:file-entry manifest:media-type="" manifest:full-path="ObjectReplacements/Object 36"/>
  <manifest:file-entry manifest:media-type="application/x-openoffice-gdimetafile;windows_formatname=&quot;GDIMetaFile&quot;" manifest:full-path="ObjectReplacements/Object 126"/>
  <manifest:file-entry manifest:media-type="" manifest:full-path="ObjectReplacements/Object 37"/>
  <manifest:file-entry manifest:media-type="application/x-openoffice-gdimetafile;windows_formatname=&quot;GDIMetaFile&quot;" manifest:full-path="ObjectReplacements/Object 127"/>
  <manifest:file-entry manifest:media-type="" manifest:full-path="ObjectReplacements/Object 38"/>
  <manifest:file-entry manifest:media-type="application/x-openoffice-gdimetafile;windows_formatname=&quot;GDIMetaFile&quot;" manifest:full-path="ObjectReplacements/Object 128"/>
  <manifest:file-entry manifest:media-type="" manifest:full-path="ObjectReplacements/Object 39"/>
  <manifest:file-entry manifest:media-type="application/x-openoffice-gdimetafile;windows_formatname=&quot;GDIMetaFile&quot;" manifest:full-path="ObjectReplacements/Object 129"/>
  <manifest:file-entry manifest:media-type="" manifest:full-path="ObjectReplacements/Object 40"/>
  <manifest:file-entry manifest:media-type="application/x-openoffice-gdimetafile;windows_formatname=&quot;GDIMetaFile&quot;" manifest:full-path="ObjectReplacements/Object 130"/>
  <manifest:file-entry manifest:media-type="" manifest:full-path="ObjectReplacements/Object 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202"/>
  <manifest:file-entry manifest:media-type="" manifest:full-path="ObjectReplacements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145/Configurations2/statusbar/"/>
  <manifest:file-entry manifest:media-type="" manifest:full-path="Object 145/Configurations2/accelerato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progressbar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" manifest:full-path="Object 58/Configurations2/statu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50/Configurations2/statusba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progressbar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51/Configurations2/statusba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progressbar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152/Configurations2/statusba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progressbar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153/Configurations2/statusba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progressbar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154/Configurations2/statusbar/"/>
  <manifest:file-entry manifest:media-type="" manifest:full-path="Object 154/Configurations2/floater/"/>
  <manifest:file-entry manifest:media-type="" manifest:full-path="Object 154/Configurations2/popupmenu/"/>
  <manifest:file-entry manifest:media-type="" manifest:full-path="Object 154/Configurations2/progressbar/"/>
  <manifest:file-entry manifest:media-type="" manifest:full-path="Object 154/Configurations2/menubar/"/>
  <manifest:file-entry manifest:media-type="" manifest:full-path="Object 154/Configurations2/toolbar/"/>
  <manifest:file-entry manifest:media-type="" manifest:full-path="Object 154/Configurations2/images/Bitmaps/"/>
  <manifest:file-entry manifest:media-type="" manifest:full-path="Object 154/Configurations2/images/"/>
  <manifest:file-entry manifest:media-type="application/vnd.sun.xml.ui.configuration" manifest:full-path="Object 154/Configurations2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155/Configurations2/statusbar/"/>
  <manifest:file-entry manifest:media-type="" manifest:full-path="Object 155/Configurations2/floater/"/>
  <manifest:file-entry manifest:media-type="" manifest:full-path="Object 155/Configurations2/popupmenu/"/>
  <manifest:file-entry manifest:media-type="" manifest:full-path="Object 155/Configurations2/progressbar/"/>
  <manifest:file-entry manifest:media-type="" manifest:full-path="Object 155/Configurations2/menubar/"/>
  <manifest:file-entry manifest:media-type="" manifest:full-path="Object 155/Configurations2/toolbar/"/>
  <manifest:file-entry manifest:media-type="" manifest:full-path="Object 155/Configurations2/images/Bitmaps/"/>
  <manifest:file-entry manifest:media-type="" manifest:full-path="Object 155/Configurations2/images/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" manifest:full-path="Object 156/Configurations2/statusbar/"/>
  <manifest:file-entry manifest:media-type="" manifest:full-path="Object 156/Configurations2/floater/"/>
  <manifest:file-entry manifest:media-type="" manifest:full-path="Object 156/Configurations2/popupmenu/"/>
  <manifest:file-entry manifest:media-type="" manifest:full-path="Object 156/Configurations2/progressbar/"/>
  <manifest:file-entry manifest:media-type="" manifest:full-path="Object 156/Configurations2/menubar/"/>
  <manifest:file-entry manifest:media-type="" manifest:full-path="Object 156/Configurations2/toolbar/"/>
  <manifest:file-entry manifest:media-type="" manifest:full-path="Object 156/Configurations2/images/Bitmaps/"/>
  <manifest:file-entry manifest:media-type="" manifest:full-path="Object 156/Configurations2/images/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57/Configurations2/statusbar/"/>
  <manifest:file-entry manifest:media-type="" manifest:full-path="Object 157/Configurations2/floater/"/>
  <manifest:file-entry manifest:media-type="" manifest:full-path="Object 157/Configurations2/popupmenu/"/>
  <manifest:file-entry manifest:media-type="" manifest:full-path="Object 157/Configurations2/progressbar/"/>
  <manifest:file-entry manifest:media-type="" manifest:full-path="Object 157/Configurations2/menubar/"/>
  <manifest:file-entry manifest:media-type="" manifest:full-path="Object 157/Configurations2/toolbar/"/>
  <manifest:file-entry manifest:media-type="" manifest:full-path="Object 157/Configurations2/images/Bitmaps/"/>
  <manifest:file-entry manifest:media-type="" manifest:full-path="Object 157/Configurations2/images/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58/Configurations2/statusbar/"/>
  <manifest:file-entry manifest:media-type="" manifest:full-path="Object 158/Configurations2/floater/"/>
  <manifest:file-entry manifest:media-type="" manifest:full-path="Object 158/Configurations2/popupmenu/"/>
  <manifest:file-entry manifest:media-type="" manifest:full-path="Object 158/Configurations2/progressbar/"/>
  <manifest:file-entry manifest:media-type="" manifest:full-path="Object 158/Configurations2/menubar/"/>
  <manifest:file-entry manifest:media-type="" manifest:full-path="Object 158/Configurations2/toolbar/"/>
  <manifest:file-entry manifest:media-type="" manifest:full-path="Object 158/Configurations2/images/Bitmaps/"/>
  <manifest:file-entry manifest:media-type="" manifest:full-path="Object 158/Configurations2/images/"/>
  <manifest:file-entry manifest:media-type="application/vnd.sun.xml.ui.configuration" manifest:full-path="Object 158/Configurations2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59/Configurations2/statusbar/"/>
  <manifest:file-entry manifest:media-type="" manifest:full-path="Object 159/Configurations2/floater/"/>
  <manifest:file-entry manifest:media-type="" manifest:full-path="Object 159/Configurations2/popupmenu/"/>
  <manifest:file-entry manifest:media-type="" manifest:full-path="Object 159/Configurations2/progressbar/"/>
  <manifest:file-entry manifest:media-type="" manifest:full-path="Object 159/Configurations2/menubar/"/>
  <manifest:file-entry manifest:media-type="" manifest:full-path="Object 159/Configurations2/toolbar/"/>
  <manifest:file-entry manifest:media-type="" manifest:full-path="Object 159/Configurations2/images/Bitmaps/"/>
  <manifest:file-entry manifest:media-type="" manifest:full-path="Object 159/Configurations2/images/"/>
  <manifest:file-entry manifest:media-type="application/vnd.sun.xml.ui.configuration" manifest:full-path="Object 159/Configurations2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text/xml" manifest:full-path="Object 201/content.xml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text/xml" manifest:full-path="Object 202/content.xml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9.631cm" style:rel-column-width="37099*"/>
    </style:style>
    <style:style style:name="Tableau2.B" style:family="table-column">
      <style:table-column-properties style:column-width="7.382cm" style:rel-column-width="28436*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9.022cm" style:rel-column-width="34754*"/>
    </style:style>
    <style:style style:name="Tableau4.B" style:family="table-column">
      <style:table-column-properties style:column-width="7.99cm" style:rel-column-width="30781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12.25cm" style:rel-column-width="47189*"/>
    </style:style>
    <style:style style:name="Tableau5.B" style:family="table-column">
      <style:table-column-properties style:column-width="4.763cm" style:rel-column-width="18346*"/>
    </style:style>
    <style:style style:name="Tableau5.A1" style:family="table-cell">
      <style:table-cell-properties fo:padding="0.097cm" fo:border="none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8.5cm" style:rel-column-width="32767*"/>
    </style:style>
    <style:style style:name="Tableau19.B" style:family="table-column">
      <style:table-column-properties style:column-width="8.5cm" style:rel-column-width="32768*"/>
    </style:style>
    <style:style style:name="Tableau19.1" style:family="table-row">
      <style:table-row-properties style:min-row-height="5.232cm"/>
    </style:style>
    <style:style style:name="Tableau19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11.298cm" style:rel-column-width="43520*"/>
    </style:style>
    <style:style style:name="Tableau3.B" style:family="table-column">
      <style:table-column-properties style:column-width="5.715cm" style:rel-column-width="22015*"/>
    </style:style>
    <style:style style:name="Tableau3.A1" style:family="table-cell">
      <style:table-cell-properties fo:padding="0.097cm" fo:border="none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8.5cm" style:rel-column-width="32767*"/>
    </style:style>
    <style:style style:name="Tableau21.B" style:family="table-column">
      <style:table-column-properties style:column-width="8.5cm" style:rel-column-width="32768*"/>
    </style:style>
    <style:style style:name="Tableau21.A1" style:family="table-cell">
      <style:table-cell-properties fo:padding="0.097cm" fo:border-left="none" fo:border-right="0.002cm solid #000000" fo:border-top="none" fo:border-bottom="none"/>
    </style:style>
    <style:style style:name="Tableau21.B1" style:family="table-cell">
      <style:table-cell-properties fo:padding="0.097cm" fo:border="none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10.186cm" style:rel-column-width="39239*"/>
    </style:style>
    <style:style style:name="Tableau6.B" style:family="table-column">
      <style:table-column-properties style:column-width="6.826cm" style:rel-column-width="26296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10.689cm" style:rel-column-width="41175*"/>
    </style:style>
    <style:style style:name="Tableau7.B" style:family="table-column">
      <style:table-column-properties style:column-width="6.324cm" style:rel-column-width="24360*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9.843cm" style:rel-column-width="37914*"/>
    </style:style>
    <style:style style:name="Tableau8.B" style:family="table-column">
      <style:table-column-properties style:column-width="7.17cm" style:rel-column-width="27621*"/>
    </style:style>
    <style:style style:name="Tableau8.A1" style:family="table-cell">
      <style:table-cell-properties fo:padding="0.097cm" fo:border="none"/>
    </style:style>
    <style:style style:name="Tableau22" style:family="table">
      <style:table-properties style:width="17.013cm" fo:margin-left="0cm" fo:margin-right="-0.012cm" table:align="margins"/>
    </style:style>
    <style:style style:name="Tableau22.A" style:family="table-column">
      <style:table-column-properties style:column-width="10.716cm" style:rel-column-width="41277*"/>
    </style:style>
    <style:style style:name="Tableau22.B" style:family="table-column">
      <style:table-column-properties style:column-width="6.297cm" style:rel-column-width="24258*"/>
    </style:style>
    <style:style style:name="Tableau22.A1" style:family="table-cell">
      <style:table-cell-properties fo:padding="0.097cm" fo:border="none"/>
    </style:style>
    <style:style style:name="Tableau9" style:family="table">
      <style:table-properties style:width="17.013cm" fo:margin-left="0cm" fo:margin-right="-0.012cm" table:align="margins"/>
    </style:style>
    <style:style style:name="Tableau9.A" style:family="table-column">
      <style:table-column-properties style:column-width="9.393cm" style:rel-column-width="36181*"/>
    </style:style>
    <style:style style:name="Tableau9.B" style:family="table-column">
      <style:table-column-properties style:column-width="7.62cm" style:rel-column-width="29354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.013cm" fo:margin-left="0cm" fo:margin-right="-0.012cm" table:align="margins"/>
    </style:style>
    <style:style style:name="Tableau10.A" style:family="table-column">
      <style:table-column-properties style:column-width="11.192cm" style:rel-column-width="43112*"/>
    </style:style>
    <style:style style:name="Tableau10.B" style:family="table-column">
      <style:table-column-properties style:column-width="5.821cm" style:rel-column-width="22423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Tableau11" style:family="table">
      <style:table-properties style:width="9.181cm" table:align="left" style:may-break-between-rows="false"/>
    </style:style>
    <style:style style:name="Tableau11.A" style:family="table-column">
      <style:table-column-properties style:column-width="2.249cm"/>
    </style:style>
    <style:style style:name="Tableau11.B" style:family="table-column">
      <style:table-column-properties style:column-width="0.9cm"/>
    </style:style>
    <style:style style:name="Tableau11.C" style:family="table-column">
      <style:table-column-properties style:column-width="2.196cm"/>
    </style:style>
    <style:style style:name="Tableau11.D" style:family="table-column">
      <style:table-column-properties style:column-width="0.529cm"/>
    </style:style>
    <style:style style:name="Tableau11.E" style:family="table-column">
      <style:table-column-properties style:column-width="2.328cm"/>
    </style:style>
    <style:style style:name="Tableau11.F" style:family="table-column">
      <style:table-column-properties style:column-width="0.979cm"/>
    </style:style>
    <style:style style:name="Tableau1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1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1.C1" style:family="table-cell">
      <style:table-cell-properties fo:padding="0.097cm" fo:border-left="none" fo:border-right="none" fo:border-top="0.002cm solid #000000" fo:border-bottom="0.002cm solid #000000"/>
    </style:style>
    <style:style style:name="Tableau11.D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eau11.F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11.A2" style:family="table-cell">
      <style:table-cell-properties style:vertical-align="middle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11.B2" style:family="table-cell">
      <style:table-cell-properties fo:padding="0.097cm" fo:border-left="0.002cm solid #000000" fo:border-right="none" fo:border-top="none" fo:border-bottom="0.002cm solid #000000"/>
    </style:style>
    <style:style style:name="Tableau11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11.F2" style:family="table-cell">
      <style:table-cell-properties fo:padding="0.097cm" fo:border-left="none" fo:border-right="0.002cm solid #000000" fo:border-top="none" fo:border-bottom="0.002cm solid #000000"/>
    </style:style>
    <style:style style:name="Tableau11.3" style:family="table-row">
      <style:table-row-properties style:row-height="1.6cm"/>
    </style:style>
    <style:style style:name="Tableau11.B3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au11.D3" style:family="table-cell">
      <style:table-cell-properties style:vertical-align="bottom" fo:padding="0.097cm" fo:border-left="none" fo:border-right="none" fo:border-top="none" fo:border-bottom="0.002cm solid #000000"/>
    </style:style>
    <style:style style:name="Tableau11.F3" style:family="table-cell">
      <style:table-cell-properties style:vertical-align="top" fo:padding="0.097cm" fo:border-left="none" fo:border-right="0.002cm solid #000000" fo:border-top="none" fo:border-bottom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="none"/>
    </style:style>
    <style:style style:name="Tableau12.B1" style:family="table-cell">
      <style:table-cell-properties fo:padding="0.097cm" fo:border-left="0.002cm solid #000000" fo:border-right="none" fo:border-top="none" fo:border-bottom="none"/>
    </style:style>
    <style:style style:name="Tableau13" style:family="table">
      <style:table-properties style:width="8.333cm" fo:margin-left="0cm" fo:margin-right="-0.028cm" table:align="margins" style:may-break-between-rows="false"/>
    </style:style>
    <style:style style:name="Tableau13.A" style:family="table-column">
      <style:table-column-properties style:column-width="1.746cm" style:rel-column-width="13731*"/>
    </style:style>
    <style:style style:name="Tableau13.B" style:family="table-column">
      <style:table-column-properties style:column-width="0.979cm" style:rel-column-width="7697*"/>
    </style:style>
    <style:style style:name="Tableau13.C" style:family="table-column">
      <style:table-column-properties style:column-width="1.429cm" style:rel-column-width="11234*"/>
    </style:style>
    <style:style style:name="Tableau13.D" style:family="table-column">
      <style:table-column-properties style:column-width="1.826cm" style:rel-column-width="14355*"/>
    </style:style>
    <style:style style:name="Tableau13.E" style:family="table-column">
      <style:table-column-properties style:column-width="1.402cm" style:rel-column-width="11026*"/>
    </style:style>
    <style:style style:name="Tableau13.F" style:family="table-column">
      <style:table-column-properties style:column-width="0.953cm" style:rel-column-width="7492*"/>
    </style:style>
    <style:style style:name="Tableau13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3.C1" style:family="table-cell">
      <style:table-cell-properties fo:padding="0.097cm" fo:border-left="none" fo:border-right="none" fo:border-top="0.002cm solid #000000" fo:border-bottom="0.002cm solid #000000"/>
    </style:style>
    <style:style style:name="Tableau13.D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eau13.F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13.A2" style:family="table-cell">
      <style:table-cell-properties style:vertical-align="middle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13.B2" style:family="table-cell">
      <style:table-cell-properties fo:padding="0.097cm" fo:border-left="0.002cm solid #000000" fo:border-right="none" fo:border-top="none" fo:border-bottom="0.002cm solid #000000"/>
    </style:style>
    <style:style style:name="Tableau13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13.F2" style:family="table-cell">
      <style:table-cell-properties fo:padding="0.097cm" fo:border-left="none" fo:border-right="0.002cm solid #000000" fo:border-top="none" fo:border-bottom="0.002cm solid #000000"/>
    </style:style>
    <style:style style:name="Tableau13.3" style:family="table-row">
      <style:table-row-properties style:row-height="1.36cm"/>
    </style:style>
    <style:style style:name="Tableau13.B3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au13.D3" style:family="table-cell">
      <style:table-cell-properties style:vertical-align="bottom" fo:padding="0.097cm" fo:border-left="none" fo:border-right="none" fo:border-top="none" fo:border-bottom="0.002cm solid #000000"/>
    </style:style>
    <style:style style:name="Tableau13.F3" style:family="table-cell">
      <style:table-cell-properties style:vertical-align="top" fo:padding="0.097cm" fo:border-left="none" fo:border-right="0.002cm solid #000000" fo:border-top="none" fo:border-bottom="0.002cm solid #000000"/>
    </style:style>
    <style:style style:name="Tableau15" style:family="table">
      <style:table-properties style:width="8.336cm" fo:margin-left="0cm" fo:margin-right="-0.028cm" table:align="margins" style:may-break-between-rows="false"/>
    </style:style>
    <style:style style:name="Tableau15.A" style:family="table-column">
      <style:table-column-properties style:column-width="1.746cm" style:rel-column-width="13731*"/>
    </style:style>
    <style:style style:name="Tableau15.B" style:family="table-column">
      <style:table-column-properties style:column-width="0.979cm" style:rel-column-width="7697*"/>
    </style:style>
    <style:style style:name="Tableau15.C" style:family="table-column">
      <style:table-column-properties style:column-width="1.429cm" style:rel-column-width="11234*"/>
    </style:style>
    <style:style style:name="Tableau15.D" style:family="table-column">
      <style:table-column-properties style:column-width="1.826cm" style:rel-column-width="14355*"/>
    </style:style>
    <style:style style:name="Tableau15.E" style:family="table-column">
      <style:table-column-properties style:column-width="1.402cm" style:rel-column-width="11026*"/>
    </style:style>
    <style:style style:name="Tableau15.F" style:family="table-column">
      <style:table-column-properties style:column-width="0.953cm" style:rel-column-width="7492*"/>
    </style:style>
    <style:style style:name="Tableau15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5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5.C1" style:family="table-cell">
      <style:table-cell-properties fo:padding="0.097cm" fo:border-left="none" fo:border-right="none" fo:border-top="0.002cm solid #000000" fo:border-bottom="0.002cm solid #000000"/>
    </style:style>
    <style:style style:name="Tableau15.D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eau15.F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15.A2" style:family="table-cell">
      <style:table-cell-properties style:vertical-align="middle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15.B2" style:family="table-cell">
      <style:table-cell-properties fo:padding="0.097cm" fo:border-left="0.002cm solid #000000" fo:border-right="none" fo:border-top="none" fo:border-bottom="0.002cm solid #000000"/>
    </style:style>
    <style:style style:name="Tableau15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15.F2" style:family="table-cell">
      <style:table-cell-properties fo:padding="0.097cm" fo:border-left="none" fo:border-right="0.002cm solid #000000" fo:border-top="none" fo:border-bottom="0.002cm solid #000000"/>
    </style:style>
    <style:style style:name="Tableau15.3" style:family="table-row">
      <style:table-row-properties style:row-height="1.334cm"/>
    </style:style>
    <style:style style:name="Tableau15.B3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au15.D3" style:family="table-cell">
      <style:table-cell-properties style:vertical-align="" fo:padding="0.097cm" fo:border-left="none" fo:border-right="none" fo:border-top="none" fo:border-bottom="0.002cm solid #000000"/>
    </style:style>
    <style:style style:name="Tableau15.F3" style:family="table-cell">
      <style:table-cell-properties style:vertical-align="top" fo:padding="0.097cm" fo:border-left="none" fo:border-right="0.002cm solid #000000" fo:border-top="none" fo:border-bottom="0.002cm solid #000000"/>
    </style:style>
    <style:style style:name="Tableau14" style:family="table">
      <style:table-properties style:width="16.96cm" table:align="left"/>
    </style:style>
    <style:style style:name="Tableau14.A" style:family="table-column">
      <style:table-column-properties style:column-width="5.666cm"/>
    </style:style>
    <style:style style:name="Tableau14.B" style:family="table-column">
      <style:table-column-properties style:column-width="5.667cm"/>
    </style:style>
    <style:style style:name="Tableau14.C" style:family="table-column">
      <style:table-column-properties style:column-width="5.627cm"/>
    </style:style>
    <style:style style:name="Tableau1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4.B1" style:family="table-cell">
      <style:table-cell-properties fo:background-color="#e6e6e6" fo:padding="0.097cm" fo:border="0.002cm solid #000000">
        <style:background-image/>
      </style:table-cell-properties>
    </style:style>
    <style:style style:name="Tableau14.A2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leau14.B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4.C2" style:family="table-cell">
      <style:table-cell-properties style:vertical-align="middle" fo:padding="0.097cm" fo:border-left="none" fo:border-right="0.002cm solid #000000" fo:border-top="0.002cm solid #000000" fo:border-bottom="none"/>
    </style:style>
    <style:style style:name="Tableau14.A3" style:family="table-cell">
      <style:table-cell-properties style:vertical-align="middle" fo:padding="0.097cm" fo:border-left="0.002cm solid #000000" fo:border-right="none" fo:border-top="none" fo:border-bottom="none"/>
    </style:style>
    <style:style style:name="Tableau14.B3" style:family="table-cell">
      <style:table-cell-properties fo:padding="0.097cm" fo:border-left="0.002cm solid #000000" fo:border-right="0.002cm solid #000000" fo:border-top="none" fo:border-bottom="none"/>
    </style:style>
    <style:style style:name="Tableau14.C3" style:family="table-cell">
      <style:table-cell-properties style:vertical-align="middle" fo:padding="0.097cm" fo:border-left="none" fo:border-right="0.002cm solid #000000" fo:border-top="none" fo:border-bottom="none"/>
    </style:style>
    <style:style style:name="Tableau14.A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4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.C5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Tableau14.C9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A1" style:family="table-cell">
      <style:table-cell-properties fo:padding="0.097cm" fo:border="none"/>
    </style:style>
    <style:style style:name="Tableau18" style:family="table">
      <style:table-properties style:width="17.013cm" fo:margin-left="0cm" fo:margin-right="-0.012cm" table:align="margins"/>
    </style:style>
    <style:style style:name="Tableau18.A" style:family="table-column">
      <style:table-column-properties style:column-width="10.795cm" style:rel-column-width="41583*"/>
    </style:style>
    <style:style style:name="Tableau18.B" style:family="table-column">
      <style:table-column-properties style:column-width="6.218cm" style:rel-column-width="23952*"/>
    </style:style>
    <style:style style:name="Tableau18.A1" style:family="table-cell">
      <style:table-cell-properties fo:padding="0.097cm" fo:border="none"/>
    </style:style>
    <style:style style:name="Tableau17" style:family="table">
      <style:table-properties style:width="16.986cm" table:align="left" style:writing-mode="lr-tb"/>
    </style:style>
    <style:style style:name="Tableau17.A" style:family="table-column">
      <style:table-column-properties style:column-width="5.662cm"/>
    </style:style>
    <style:style style:name="Tableau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7.C1" style:family="table-cell">
      <style:table-cell-properties style:vertical-align="middle" fo:padding="0.097cm" fo:border="0.002cm solid #000000"/>
    </style:style>
    <style:style style:name="Tableau1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7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font-name="Times New Roman" style:text-underline-style="none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text-position="0% 100%" style:font-name="Times New Roman" fo:font-style="normal" style:font-style-asian="normal" style:font-style-complex="normal"/>
    </style:style>
    <style:style style:name="P12" style:family="paragraph" style:parent-style-name="Standard">
      <style:text-properties style:text-position="0% 100%" style:font-name="Times New Roman" fo:font-style="italic" style:font-style-asian="italic" style:font-style-complex="italic"/>
    </style:style>
    <style:style style:name="P13" style:family="paragraph" style:parent-style-name="Standard">
      <style:text-properties style:text-position="0% 100%" fo:font-style="normal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style:text-position="0% 100%" fo:font-style="normal" style:font-style-asian="normal" style:font-style-complex="normal"/>
    </style:style>
    <style:style style:name="P15" style:family="paragraph" style:parent-style-name="Standard">
      <style:text-properties style:text-position="0% 100%"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text-properties fo:font-style="italic" style:font-style-asian="italic" style:font-style-complex="italic"/>
    </style:style>
    <style:style style:name="P17" style:family="paragraph" style:parent-style-name="Standard">
      <style:text-properties fo:font-style="italic" style:text-underline-style="none" style:font-style-asian="italic" style:font-style-complex="italic"/>
    </style:style>
    <style:style style:name="P18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text-properties style:text-underline-style="none"/>
    </style:style>
    <style:style style:name="P22" style:family="paragraph" style:parent-style-name="Standard">
      <style:text-properties fo:font-style="normal" style:text-underline-style="none" style:font-style-asian="normal" style:font-style-complex="normal"/>
    </style:style>
    <style:style style:name="P23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4" style:family="paragraph" style:parent-style-name="Table_20_Contents">
      <style:text-properties style:font-name="Times New Roman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fo:font-style="italic"/>
    </style:style>
    <style:style style:name="P2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OpenSymbol1"/>
    </style:style>
    <style:style style:name="P31" style:family="paragraph" style:parent-style-name="Table_20_Contents">
      <style:text-properties fo:font-size="6pt" style:font-size-asian="6pt" style:font-size-complex="6pt"/>
    </style:style>
    <style:style style:name="P32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3" style:family="paragraph" style:parent-style-name="Text_20_body">
      <style:text-properties style:text-underline-style="none"/>
    </style:style>
    <style:style style:name="P34" style:family="paragraph" style:parent-style-name="Text_20_body">
      <style:text-properties fo:font-style="italic" style:text-underline-style="none" style:font-style-asian="italic" style:font-style-complex="italic"/>
    </style:style>
    <style:style style:name="P35" style:family="paragraph" style:parent-style-name="Text_20_body">
      <style:text-properties style:text-underline-style="solid" style:text-underline-width="auto" style:text-underline-color="font-color"/>
    </style:style>
    <style:style style:name="P36" style:family="paragraph" style:parent-style-name="Standard">
      <style:paragraph-properties fo:background-color="#e6e6e6">
        <style:background-image/>
      </style:paragraph-properties>
    </style:style>
    <style:style style:name="P37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Standard">
      <style:paragraph-properties fo:background-color="#e6e6e6">
        <style:background-image/>
      </style:paragraph-properties>
      <style:text-properties style:text-underline-style="none"/>
    </style:style>
    <style:style style:name="P39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text-underline-style="none"/>
    </style:style>
    <style:style style:name="P40" style:family="paragraph" style:parent-style-name="Standard">
      <style:paragraph-properties fo:background-color="#e6e6e6">
        <style:background-image/>
      </style:paragraph-properties>
      <style:text-properties style:font-name="Times New Roman"/>
    </style:style>
    <style:style style:name="P41" style:family="paragraph" style:parent-style-name="Standard">
      <style:paragraph-properties fo:background-color="#e6e6e6">
        <style:background-image/>
      </style:paragraph-properties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2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Times New Roman"/>
    </style:style>
    <style:style style:name="P43" style:family="paragraph" style:parent-style-name="Standard">
      <style:paragraph-properties fo:background-color="#e6e6e6">
        <style:background-image/>
      </style:paragraph-properties>
      <style:text-properties style:font-name="Times New Roman" style:text-underline-style="none"/>
    </style:style>
    <style:style style:name="P44" style:family="paragraph" style:parent-style-name="Standard">
      <style:paragraph-properties fo:text-align="center" style:justify-single-word="false" fo:background-color="#e6e6e6">
        <style:background-image/>
      </style:paragraph-properties>
    </style:style>
    <style:style style:name="P45" style:family="paragraph" style:parent-style-name="Standard">
      <style:paragraph-properties fo:background-color="#e6e6e6">
        <style:background-image/>
      </style:paragraph-properties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background-color="#e6e6e6">
        <style:background-image/>
      </style:paragraph-properties>
      <style:text-properties style:text-position="0% 100%" fo:font-style="normal" style:font-style-asian="normal" style:font-style-complex="normal"/>
    </style:style>
    <style:style style:name="P47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text-position="0% 100%" fo:font-style="normal" style:font-style-asian="normal" style:font-style-complex="normal"/>
    </style:style>
    <style:style style:name="P48" style:family="paragraph" style:parent-style-name="Text_20_body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49" style:family="paragraph" style:parent-style-name="Standard">
      <style:paragraph-properties fo:background-color="transparent">
        <style:background-image/>
      </style:paragraph-properties>
    </style:style>
    <style:style style:name="P50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fo:font-style="italic" style:font-style-asian="italic" style:font-style-complex="italic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text-align="start" style:justify-single-word="false" fo:break-before="page" fo:background-color="transparent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Standard">
      <style:paragraph-properties fo:break-before="page"/>
    </style:style>
    <style:style style:name="P57" style:family="paragraph" style:parent-style-name="Table_20_Heading">
      <style:paragraph-properties fo:text-align="center" style:justify-single-word="false"/>
    </style:style>
    <style:style style:name="P58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59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60" style:family="paragraph" style:parent-style-name="Table_20_Contents" style:list-style-name="L6"/>
    <style:style style:name="P61" style:family="paragraph" style:parent-style-name="Table_20_Contents" style:list-style-name="L7"/>
    <style:style style:name="P62" style:family="paragraph" style:parent-style-name="Heading_20_1">
      <style:paragraph-properties fo:text-align="start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3" style:family="paragraph" style:parent-style-name="Heading_20_1">
      <style:text-properties style:text-underline-style="solid" style:text-underline-width="auto" style:text-underline-color="font-color"/>
    </style:style>
    <style:style style:name="P64" style:family="paragraph" style:parent-style-name="Heading_20_2">
      <style:text-properties style:text-underline-style="solid" style:text-underline-width="auto" style:text-underline-color="font-color"/>
    </style:style>
    <style:style style:name="P65" style:family="paragraph" style:parent-style-name="Heading_20_2">
      <style:text-properties style:font-name="Arial" style:text-underline-style="solid" style:text-underline-width="auto" style:text-underline-color="font-color"/>
    </style:style>
    <style:style style:name="P66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67" style:family="paragraph" style:parent-style-name="Heading_20_3">
      <style:text-properties style:text-underline-style="solid" style:text-underline-width="auto" style:text-underline-color="font-color"/>
    </style:style>
    <style:style style:name="P68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Heading_20_3">
      <style:paragraph-properties fo:break-before="page"/>
      <style:text-properties style:text-underline-style="solid" style:text-underline-width="auto" style:text-underline-color="font-color"/>
    </style:style>
    <style:style style:name="P70" style:family="paragraph" style:parent-style-name="Standard" style:list-style-name="L1"/>
    <style:style style:name="P71" style:family="paragraph" style:parent-style-name="Standard" style:list-style-name="L1">
      <style:text-properties style:font-name="Times New Roman"/>
    </style:style>
    <style:style style:name="P72" style:family="paragraph" style:parent-style-name="Standard" style:list-style-name="L1">
      <style:paragraph-properties fo:text-align="center" style:justify-single-word="false"/>
    </style:style>
    <style:style style:name="P73" style:family="paragraph" style:parent-style-name="Standard" style:list-style-name="L2"/>
    <style:style style:name="P74" style:family="paragraph" style:parent-style-name="Standard" style:list-style-name="L3"/>
    <style:style style:name="P75" style:family="paragraph" style:parent-style-name="Standard" style:list-style-name="L5"/>
    <style:style style:name="P76" style:family="paragraph" style:parent-style-name="Standard" style:list-style-name="L4">
      <style:paragraph-properties fo:background-color="#e6e6e6">
        <style:background-image/>
      </style:paragraph-properties>
      <style:text-properties style:text-position="0% 100%" fo:font-style="normal" style:font-style-asian="normal" style:font-style-complex="normal"/>
    </style:style>
    <style:style style:name="P77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78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OpenSymbol1"/>
    </style:style>
    <style:style style:name="T4" style:family="text">
      <style:text-properties style:font-name="OpenSymbol1" style:text-underline-style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font-name="OpenSymbol2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style:font-name="Times New Roman" fo:font-style="italic" style:font-style-asian="italic" style:font-style-complex="italic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text-position="0% 100%" style:font-name="Times New Roman" fo:font-style="italic" style:font-style-asian="italic" style:font-style-complex="italic"/>
    </style:style>
    <style:style style:name="T21" style:family="text">
      <style:text-properties style:text-position="0% 100%" style:font-name="Times New Roman" fo:font-style="normal" style:font-style-asian="normal" style:font-style-complex="normal"/>
    </style:style>
    <style:style style:name="T22" style:family="text">
      <style:text-properties style:text-position="0% 100%" style:font-name="OpenSymbol1" fo:font-style="normal" style:font-style-asian="normal" style:font-style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3">Chapitre 6</text:p>
            <text:p text:style-name="P32">Dérivation</text:p>
          </table:table-cell>
        </table:table-row>
      </table:table>
      <text:p text:style-name="P9"/>
      <text:h text:style-name="P62" text:outline-level="1">Taux de variation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/>
            <text:p text:style-name="P33"><text:span text:style-name="T5">f</text:span> est une fonction définie (au moins) sur un intervalle <text:span text:style-name="T5">I</text:span>, </text:p>
            <text:p text:style-name="P34"/>
            <text:p text:style-name="P33"><text:span text:style-name="T5">a</text:span> et <text:span text:style-name="T5">x </text:span>= <text:span text:style-name="T5">a</text:span>+<text:span text:style-name="T5">h</text:span> sont deux points distincts de <text:span text:style-name="T5">I</text:span> (<text:span text:style-name="T5">h</text:span><text:span text:style-name="T3">≠</text:span>0).</text:p>
          </table:table-cell>
          <table:table-cell table:style-name="Tableau2.A1" office:value-type="string">
            <text:p text:style-name="Table_20_Contents"><draw:frame draw:style-name="fr1" draw:name="images1" text:anchor-type="paragraph" svg:width="7.188cm" svg:height="5.316cm" draw:z-index="8"><draw:image xlink:href="Pictures/20000007000042CD0000316B34BBA26D.svm" xlink:type="simple" xlink:show="embed" xlink:actuate="onLoad"/></draw:frame></text:p>
          </table:table-cell>
        </table:table-row>
      </table:table>
      <text:h text:style-name="P64" text:outline-level="2">Formule</text:h>
      <text:p text:style-name="P41">Définition :</text:p>
      <text:p text:style-name="P40"><text:span text:style-name="T5">a</text:span> et <text:span text:style-name="T5">b</text:span> étant deux réels distincts de l'intervalle <text:span text:style-name="T5">I</text:span>, le <text:span text:style-name="T10">taux de variation</text:span> de la fonction <text:span text:style-name="T5">f</text:span> entre <text:span text:style-name="T5">a</text:span> et <text:span text:style-name="T5">b</text:span> est le quotient :</text:p>
      <text:p text:style-name="P42"><draw:frame draw:style-name="fr7" draw:name="Objet6" text:anchor-type="as-char" svg:width="2.395cm" svg:height="1.014cm" draw:z-index="50"><draw:object xlink:href="./Object 2" xlink:type="simple" xlink:show="embed" xlink:actuate="onLoad"/><draw:image xlink:href="./ObjectReplacements/Object 2" xlink:type="simple" xlink:show="embed" xlink:actuate="onLoad"/></draw:frame></text:p>
      <text:p text:style-name="P40">Avec <draw:frame draw:style-name="fr7" draw:name="Objet7" text:anchor-type="as-char" svg:width="1.616cm" svg:height="0.467cm" draw:z-index="0"><draw:object xlink:href="./Object 3" xlink:type="simple" xlink:show="embed" xlink:actuate="onLoad"/><draw:image xlink:href="./ObjectReplacements/Object 3" xlink:type="simple" xlink:show="embed" xlink:actuate="onLoad"/></draw:frame>, ce quotient s'écrit aussi :</text:p>
      <text:p text:style-name="P42"><draw:frame draw:style-name="fr7" draw:name="Objet8" text:anchor-type="as-char" svg:width="2.993cm" svg:height="1.014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5">Remarque :</text:p>
      <text:p text:style-name="P2">On parle également d'<text:span text:style-name="T14">accroissement moyen</text:span>.</text:p>
      <text:p text:style-name="P2"/>
      <text:p text:style-name="P5">Exemple :</text:p>
      <text:p text:style-name="P2">Pour la fonction <text:span text:style-name="T5">f </text:span>définie sur <text:span text:style-name="T11">ℝ</text:span> par <draw:frame draw:style-name="fr7" draw:name="Objet9" text:anchor-type="as-char" svg:width="1.822cm" svg:height="0.543cm" draw:z-index="51"><draw:object xlink:href="./Object 9" xlink:type="simple" xlink:show="embed" xlink:actuate="onLoad"/><draw:image xlink:href="./ObjectReplacements/Object 9" xlink:type="simple" xlink:show="embed" xlink:actuate="onLoad"/></draw:frame>, le taux de variation entre <text:span text:style-name="T5">a</text:span> et <text:span text:style-name="T5">a</text:span>+<text:span text:style-name="T5">h</text:span> est :</text:p>
      <text:p text:style-name="P3"><draw:frame draw:style-name="fr7" draw:name="Objet10" text:anchor-type="as-char" svg:width="7.024cm" svg:height="1.074cm" draw:z-index="52"><draw:object xlink:href="./Object 10" xlink:type="simple" xlink:show="embed" xlink:actuate="onLoad"/><draw:image xlink:href="./ObjectReplacements/Object 10" xlink:type="simple" xlink:show="embed" xlink:actuate="onLoad"/></draw:frame></text:p>
      <text:h text:style-name="P64" text:outline-level="2"><text:soft-page-break/>Interprétation graphique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><text:span text:style-name="T12">Soient </text:span><text:span text:style-name="T13">A</text:span><text:span text:style-name="T12"> et </text:span><text:span text:style-name="T13">B</text:span><text:span text:style-name="T12"> deux points de </text:span><text:span text:style-name="T13">C</text:span><text:span text:style-name="T16">f</text:span><text:span text:style-name="T20"> </text:span><text:span text:style-name="T21">tels </text:span>que :<text:span text:style-name="T21"> </text:span><text:span text:style-name="T21"><draw:frame draw:style-name="fr7" draw:name="Objet12" text:anchor-type="as-char" svg:width="2.175cm" svg:height="0.483cm" draw:z-index="53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21"> et </text:span><text:span text:style-name="T21"><draw:frame draw:style-name="fr7" draw:name="Objet13" text:anchor-type="as-char" svg:width="2.145cm" svg:height="0.483cm" draw:z-index="54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21">.</text:span></text:p>
            <text:p text:style-name="P11"/>
            <text:p text:style-name="P2">Le quotient <draw:frame draw:style-name="fr7" draw:name="Objet11" text:anchor-type="as-char" svg:width="2.395cm" svg:height="1.014cm" draw:z-index="55"><draw:object xlink:href="./Object 14" xlink:type="simple" xlink:show="embed" xlink:actuate="onLoad"/><draw:image xlink:href="./ObjectReplacements/Object 14" xlink:type="simple" xlink:show="embed" xlink:actuate="onLoad"/></draw:frame> </text:p>
            <text:p text:style-name="P2">est le <text:span text:style-name="T14">coefficient directeur</text:span> de la sécante (<text:span text:style-name="T5">AB</text:span>) à la courbe <text:span text:style-name="T5">C</text:span><text:span text:style-name="T15">f</text:span> représentant la fonction <text:span text:style-name="T5">f</text:span>.</text:p>
          </table:table-cell>
          <table:table-cell table:style-name="Tableau4.A1" office:value-type="string">
            <text:p text:style-name="P24"><draw:frame draw:style-name="fr2" draw:name="images3" text:anchor-type="paragraph" svg:width="7.691cm" svg:height="5.634cm" draw:z-index="9"><draw:image xlink:href="Pictures/2000000700003E1D00002D83C935ED97.svm" xlink:type="simple" xlink:show="embed" xlink:actuate="onLoad"/></draw:frame></text:p>
          </table:table-cell>
        </table:table-row>
      </table:table>
      <text:p text:style-name="P5">Remarque :</text:p>
      <text:list xml:id="list37161784" text:style-name="L1">
        <text:list-item>
          <text:p text:style-name="P71">On utilise la notation :</text:p>
          <text:p text:style-name="P72"><draw:frame draw:style-name="fr7" draw:name="Objet14" text:anchor-type="as-char" svg:width="6.272cm" svg:height="0.998cm" draw:z-index="85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70">En posant <draw:frame draw:style-name="fr7" draw:name="Objet15" text:anchor-type="as-char" svg:width="1.598cm" svg:height="0.467cm" draw:z-index="89"><draw:object xlink:href="./Object 12" xlink:type="simple" xlink:show="embed" xlink:actuate="onLoad"/><draw:image xlink:href="./ObjectReplacements/Object 12" xlink:type="simple" xlink:show="embed" xlink:actuate="onLoad"/></draw:frame>, avec <text:span text:style-name="T5">h</text:span> <text:span text:style-name="T3">≠</text:span> 0, le taux de variation de <text:span text:style-name="T5">f </text:span>entre <text:span text:style-name="T5">a</text:span> et <text:span text:style-name="T5">a</text:span>+<text:span text:style-name="T5">h </text:span>s'écrit :</text:p>
          <text:p text:style-name="P72"><draw:frame draw:style-name="fr7" draw:name="Objet16" text:anchor-type="as-char" svg:width="4.062cm" svg:height="1.014cm" draw:z-index="100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70"><text:span text:style-name="T12">Le taux de variation de </text:span><text:span text:style-name="T13">f</text:span><text:span text:style-name="T12"> entre </text:span><text:span text:style-name="T13">a</text:span><text:span text:style-name="T12"> et </text:span><text:span text:style-name="T13">a</text:span><text:span text:style-name="T12">+</text:span><text:span text:style-name="T13">h</text:span><text:span text:style-name="T12"> est donc égale au coefficient directeur de la sécante (</text:span><text:span text:style-name="T13">AB</text:span><text:span text:style-name="T12">) avec </text:span><text:span text:style-name="T12"><draw:frame draw:style-name="fr7" draw:name="Objet18" text:anchor-type="as-char" svg:width="2.175cm" svg:height="0.483cm" draw:z-index="106"><draw:object xlink:href="./Object 18" xlink:type="simple" xlink:show="embed" xlink:actuate="onLoad"/><draw:image xlink:href="./ObjectReplacements/Object 18" xlink:type="simple" xlink:show="embed" xlink:actuate="onLoad"/></draw:frame></text:span><text:span text:style-name="T12"> et </text:span><text:span text:style-name="T12"><draw:frame draw:style-name="fr7" draw:name="Objet17" text:anchor-type="as-char" svg:width="3.343cm" svg:height="0.483cm" draw:z-index="107"><draw:object xlink:href="./Object 17" xlink:type="simple" xlink:show="embed" xlink:actuate="onLoad"/><draw:image xlink:href="./ObjectReplacements/Object 17" xlink:type="simple" xlink:show="embed" xlink:actuate="onLoad"/></draw:frame></text:span></text:p>
        </text:list-item>
      </text:list>
      <text:p text:style-name="P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"/>
            <text:p text:style-name="P5">Exemple :</text:p>
            <text:p text:style-name="P2"/>
            <text:p text:style-name="P2">Pour la fonction <text:span text:style-name="T5">f </text:span>définie sur <text:span text:style-name="T11">ℝ</text:span> par <draw:frame draw:style-name="fr7" draw:name="Objet19" text:anchor-type="as-char" svg:width="1.822cm" svg:height="0.543cm" draw:z-index="110"><draw:object xlink:href="./Object 20" xlink:type="simple" xlink:show="embed" xlink:actuate="onLoad"/><draw:image xlink:href="./ObjectReplacements/Object 20" xlink:type="simple" xlink:show="embed" xlink:actuate="onLoad"/></draw:frame> et <draw:frame draw:style-name="fr7" draw:name="Objet20" text:anchor-type="as-char" svg:width="1.021cm" svg:height="0.467cm" draw:z-index="111"><draw:object xlink:href="./Object 21" xlink:type="simple" xlink:show="embed" xlink:actuate="onLoad"/><draw:image xlink:href="./ObjectReplacements/Object 21" xlink:type="simple" xlink:show="embed" xlink:actuate="onLoad"/></draw:frame>, </text:p>
            <text:p text:style-name="P2"/>
            <text:p text:style-name="P2">le taux de variation entre <text:span text:style-name="T23">2 et 2</text:span>+<text:span text:style-name="T5">h</text:span> est :</text:p>
            <text:p text:style-name="P2"/>
            <text:p text:style-name="Standard"><draw:frame draw:style-name="fr8" draw:name="Objet21" text:anchor-type="as-char" svg:y="-0.423cm" svg:width="12.083cm" svg:height="1.074cm" draw:z-index="117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au5.A1" office:value-type="string">
            <text:p text:style-name="Table_20_Contents"><draw:frame draw:style-name="fr3" draw:name="images4" text:anchor-type="paragraph" svg:width="4.568cm" svg:height="6.65cm" draw:z-index="10"><draw:image xlink:href="Pictures/20000007000027D900003A0328DA6906.svm" xlink:type="simple" xlink:show="embed" xlink:actuate="onLoad"/></draw:frame></text:p>
          </table:table-cell>
        </table:table-row>
      </table:table>
      <text:p text:style-name="P8"/>
      <text:p text:style-name="P8"/>
      <text:p text:style-name="P56"><text:span text:style-name="T2">Cas particulier :</text:span> coût marginal d'une unité produite</text:p>
      <text:p text:style-name="Standard">Soit <text:span text:style-name="T5">C(q)</text:span> le coût total lorsque l'on a fabriqué <text:span text:style-name="T5">q</text:span> unités.</text:p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list xml:id="list37162965" text:style-name="L2">
              <text:list-item>
                <text:p text:style-name="P73">Le coût de production par unité produite est appelé <text:span text:style-name="T14">coût moyen de production :</text:span> </text:p>
              </text:list-item>
            </text:list>
            <text:p text:style-name="Standard"/>
            <text:list xml:id="list37154848" text:continue-numbering="true" text:style-name="L2">
              <text:list-header>
                <text:p text:style-name="P73"/>
                <text:p text:style-name="P73"><draw:frame draw:style-name="fr7" draw:name="Objet174" text:anchor-type="as-char" svg:width="2.681cm" svg:height="1.014cm" draw:z-index="112"><draw:object xlink:href="./Object 22" xlink:type="simple" xlink:show="embed" xlink:actuate="onLoad"/><draw:image xlink:href="./ObjectReplacements/Object 22" xlink:type="simple" xlink:show="embed" xlink:actuate="onLoad"/></draw:frame></text:p>
              </text:list-header>
            </text:list>
          </table:table-cell>
          <table:table-cell table:style-name="Tableau19.A1" table:number-rows-spanned="2" office:value-type="string">
            <text:p text:style-name="Table_20_Contents"><draw:frame draw:style-name="fr4" draw:name="images15" text:anchor-type="paragraph" svg:x="0cm" svg:y="1.693cm" svg:width="8.306cm" svg:height="6.773cm" draw:z-index="46"><draw:image xlink:href="Pictures/2000000700004E5300003FDF1C8C4638.svm" xlink:type="simple" xlink:show="embed" xlink:actuate="onLoad"/></draw:frame></text:p>
          </table:table-cell>
        </table:table-row>
        <table:table-row table:style-name="Tableau19.1">
          <table:table-cell table:style-name="Tableau19.A1" office:value-type="string">
            <text:list xml:id="list37142349" text:continue-numbering="true" text:style-name="L2">
              <text:list-item>
                <text:p text:style-name="P73">Le <text:span text:style-name="T14">coût marginal</text:span> de la <text:span text:style-name="T5">q</text:span>-ième unité produite est l'accroissement de coût dû à cette dernière unité produite, soit : </text:p>
                <text:p text:style-name="P73"/>
                <text:p text:style-name="P73"/>
                <text:p text:style-name="P73"><draw:frame draw:style-name="fr7" draw:name="Objet22" text:anchor-type="as-char" svg:width="4.32cm" svg:height="0.531cm" draw:z-index="113"><draw:object xlink:href="./Object 32" xlink:type="simple" xlink:show="embed" xlink:actuate="onLoad"/><draw:image xlink:href="./ObjectReplacements/Object 32" xlink:type="simple" xlink:show="embed" xlink:actuate="onLoad"/></draw:frame></text:p>
              </text:list-item>
            </text:list>
          </table:table-cell>
          <table:covered-table-cell/>
        </table:table-row>
      </table:table>
      <text:h text:style-name="P63" text:outline-level="1">Nombre dérivé en a</text:h>
      <text:p text:style-name="P33"><text:span text:style-name="T5">f</text:span> est une fonction définie (au moins) sur un intervalle <text:span text:style-name="T5">I</text:span>, <text:span text:style-name="T5">a</text:span> et <text:span text:style-name="T5">x </text:span>= <text:span text:style-name="T5">a</text:span>+<text:span text:style-name="T5">h</text:span> sont deux points distincts de <text:span text:style-name="T5">I</text:span> (<text:span text:style-name="T5">h</text:span><text:span text:style-name="T3">≠</text:span>0).</text:p>
      <text:h text:style-name="P64" text:outline-level="2">Limite en 0</text:h>
      <text:p text:style-name="P41">Principe :</text:p>
      <text:p text:style-name="P40">Si <text:span text:style-name="T5">f</text:span> est une fonction définie sur un intervalle <text:span text:style-name="T5">I</text:span> contenant 0, on admet que chercher la <text:span text:style-name="T14">limite de </text:span><text:span text:style-name="T6">f </text:span><text:span text:style-name="T14">en 0</text:span> revient à calculer l'image de 0 par <text:span text:style-name="T5">f :</text:span></text:p>
      <text:p text:style-name="P42"><draw:frame draw:style-name="fr7" draw:name="Objet1" text:anchor-type="as-char" svg:width="3.006cm" svg:height="0.748cm" draw:z-index="3"><draw:object xlink:href="./Object 1" xlink:type="simple" xlink:show="embed" xlink:actuate="onLoad"/><draw:image xlink:href="./ObjectReplacements/Object 1" xlink:type="simple" xlink:show="embed" xlink:actuate="onLoad"/><svg:desc>formule</svg:desc></draw:frame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/>
            <text:p text:style-name="P5">Exemple :</text:p>
            <text:p text:style-name="P2"/>
            <text:p text:style-name="Standard"><text:span text:style-name="T12">Soit </text:span><text:span text:style-name="T12"><draw:frame draw:style-name="fr7" draw:name="Objet2" text:anchor-type="as-char" svg:width="3.692cm" svg:height="0.483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2">, la fonction polynôme définie sur </text:span><text:span text:style-name="T11">ℝ ;</text:span></text:p>
            <text:p text:style-name="P16"/>
            <text:p text:style-name="Standard"><text:span text:style-name="T5">f</text:span>(0) existe, </text:p>
            <text:p text:style-name="Standard">donc si <draw:frame draw:style-name="fr7" draw:name="Objet3" text:anchor-type="as-char" svg:width="1.115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, alors <draw:frame draw:style-name="fr7" draw:name="Objet4" text:anchor-type="as-char" svg:width="5.846cm" svg:height="0.483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.</text:p>
            <text:p text:style-name="P2"/>
            <text:p text:style-name="P2">Ainsi <draw:frame draw:style-name="fr7" draw:name="Objet5" text:anchor-type="as-char" svg:width="3.99cm" svg:height="0.748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.</text:p>
          </table:table-cell>
          <table:table-cell table:style-name="Tableau3.A1" office:value-type="string">
            <text:p text:style-name="P24"><draw:frame draw:style-name="fr2" draw:name="images2" text:anchor-type="paragraph" svg:width="4.498cm" svg:height="5.232cm" draw:z-index="1"><draw:image xlink:href="Pictures/20000007000038410000416F53E0211C.svm" xlink:type="simple" xlink:show="embed" xlink:actuate="onLoad"/></draw:frame></text:p>
          </table:table-cell>
        </table:table-row>
      </table:table>
      <text:p text:style-name="Standard"/>
      <text:h text:style-name="P65" text:outline-level="2"><text:soft-page-break/>Nombre dérivé en a</text:h>
      <text:p text:style-name="P37">Définition :</text:p>
      <text:p text:style-name="P36">Si le quotient <draw:frame draw:style-name="fr7" draw:name="Objet23" text:anchor-type="as-char" svg:width="2.993cm" svg:height="1.014cm" draw:z-index="24"><draw:object xlink:href="./Object 23" xlink:type="simple" xlink:show="embed" xlink:actuate="onLoad"/><draw:image xlink:href="./ObjectReplacements/Object 23" xlink:type="simple" xlink:show="embed" xlink:actuate="onLoad"/></draw:frame> tend vers un nombre lorsque <text:span text:style-name="T5">h</text:span> tend vers 0, alors la fonction <text:span text:style-name="T5">f</text:span> est dérivable en <text:span text:style-name="T5">a</text:span>.</text:p>
      <text:p text:style-name="P36">La limite de ce taux de variation est le <text:span text:style-name="T14">nombre dérivé de </text:span><text:span text:style-name="T6">f</text:span><text:span text:style-name="T14"> en </text:span><text:span text:style-name="T6">a</text:span>.</text:p>
      <text:p text:style-name="P36">On le note <draw:frame draw:style-name="fr7" draw:name="Objet201" text:anchor-type="as-char" svg:width="1.282cm" svg:height="0.483cm" draw:z-index="109"><draw:object xlink:href="./Object 201" xlink:type="simple" xlink:show="embed" xlink:actuate="onLoad"/><draw:image xlink:href="./ObjectReplacements/Object 201" xlink:type="simple" xlink:show="embed" xlink:actuate="onLoad"/></draw:frame><text:span text:style-name="T5">.</text:span></text:p>
      <text:p text:style-name="P36">On a donc :</text:p>
      <text:p text:style-name="P44"><draw:frame draw:style-name="fr7" draw:name="Objet24" text:anchor-type="as-char" svg:width="5.087cm" svg:height="1.014cm" draw:z-index="25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/>
      <text:p text:style-name="P5">Exemple :</text:p>
      <text:p text:style-name="Standard"><text:span text:style-name="T12">Pour la fonction </text:span><text:span text:style-name="T13">f </text:span><text:span text:style-name="T12">définie sur </text:span><text:span text:style-name="T11">ℝ</text:span><text:span text:style-name="T12"> par </text:span><text:span text:style-name="T12"><draw:frame draw:style-name="fr7" draw:name="Objet26" text:anchor-type="as-char" svg:width="1.822cm" svg:height="0.543cm" draw:z-index="26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2"> et </text:span><text:span text:style-name="T12"><draw:frame draw:style-name="fr7" draw:name="Objet27" text:anchor-type="as-char" svg:width="1.012cm" svg:height="0.467cm" draw:z-index="27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12">, </text:span></text:p>
      <text:p text:style-name="P10"><draw:frame draw:style-name="fr8" draw:name="Objet25" text:anchor-type="as-char" svg:y="-0.423cm" svg:width="9.246cm" svg:height="1.074cm" draw:z-index="105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>Ainsi <draw:frame draw:style-name="fr7" draw:name="Objet28" text:anchor-type="as-char" svg:width="2.251cm" svg:height="0.748cm" draw:z-index="28"><draw:object xlink:href="./Object 28" xlink:type="simple" xlink:show="embed" xlink:actuate="onLoad"/><draw:image xlink:href="./ObjectReplacements/Object 28" xlink:type="simple" xlink:show="embed" xlink:actuate="onLoad"/></draw:frame> donc <draw:frame draw:style-name="fr7" draw:name="Objet29" text:anchor-type="as-char" svg:width="1.81cm" svg:height="0.483cm" draw:z-index="30"><draw:object xlink:href="./Object 29" xlink:type="simple" xlink:show="embed" xlink:actuate="onLoad"/><draw:image xlink:href="./ObjectReplacements/Object 29" xlink:type="simple" xlink:show="embed" xlink:actuate="onLoad"/></draw:frame>.</text:p>
      <text:p text:style-name="Standard"/>
      <text:p text:style-name="P8">Calculatrice :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Table_20_Contents"><draw:frame draw:style-name="fr2" draw:name="images19" text:anchor-type="paragraph" svg:width="5.255cm" svg:height="3.556cm" draw:z-index="45"><draw:image xlink:href="Pictures/200000070000135700000D175E3C5837.svm" xlink:type="simple" xlink:show="embed" xlink:actuate="onLoad"/></draw:frame></text:p>
          </table:table-cell>
          <table:table-cell table:style-name="Tableau21.B1" office:value-type="string">
            <text:p text:style-name="Table_20_Contents"><draw:frame draw:style-name="fr2" draw:name="images17" text:anchor-type="paragraph" svg:width="5.45cm" svg:height="3.688cm" draw:z-index="42"><draw:image xlink:href="Pictures/200000070000135700000D17EA594AA7.svm" xlink:type="simple" xlink:show="embed" xlink:actuate="onLoad"/></draw:frame></text:p>
          </table:table-cell>
        </table:table-row>
        <table:table-row>
          <table:table-cell table:style-name="Tableau21.A1" office:value-type="string">
            <text:p text:style-name="Table_20_Contents"><draw:frame draw:style-name="fr2" draw:name="images18" text:anchor-type="paragraph" svg:width="5.248cm" svg:height="3.552cm" draw:z-index="40"><draw:image xlink:href="Pictures/200000070000135700000D1720D49258.svm" xlink:type="simple" xlink:show="embed" xlink:actuate="onLoad"/></draw:frame></text:p>
          </table:table-cell>
          <table:table-cell table:style-name="Tableau21.B1" office:value-type="string">
            <text:p text:style-name="Table_20_Contents"><draw:frame draw:style-name="fr2" draw:name="images16" text:anchor-type="paragraph" svg:width="4.53cm" svg:height="3.066cm" draw:z-index="35"><draw:image xlink:href="Pictures/200000070000135700000D171F229AFF.svm" xlink:type="simple" xlink:show="embed" xlink:actuate="onLoad"/></draw:frame></text:p>
          </table:table-cell>
        </table:table-row>
      </table:table>
      <text:p text:style-name="P7"/>
      <text:h text:style-name="P64" text:outline-level="2" text:is-list-header="true"/>
      <text:h text:style-name="P66" text:outline-level="2">Interprétation graphique</text:h>
      <text:p text:style-name="Standard">Soit <text:span text:style-name="T5">f</text:span> une fonction dérivable en <text:span text:style-name="T5">a</text:span> et <text:span text:style-name="T5">C</text:span><text:span text:style-name="T15">f</text:span> sa courbe représentative.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/>
            <text:p text:style-name="Standard"><text:span text:style-name="T5">A</text:span> le point de <text:span text:style-name="T5">C</text:span><text:span text:style-name="T15">f</text:span> d'abscisse <text:span text:style-name="T5">a</text:span> et <text:span text:style-name="T5">M</text:span> un point mobile de <text:span text:style-name="T5">C</text:span><text:span text:style-name="T15">f</text:span> d'abscisse <text:span text:style-name="T5">a</text:span>+<text:span text:style-name="T5">h</text:span>, avec <text:span text:style-name="T5">h</text:span> proche de 0.</text:p>
            <text:p text:style-name="Standard"/>
            <text:p text:style-name="Standard">Lorsque <text:span text:style-name="T5">h</text:span> tend vers 0 alors l'abscisse de <text:span text:style-name="T5">M</text:span> tend vers l'abscisse de <text:span text:style-name="T5">A</text:span> et donc le point <text:span text:style-name="T5">M</text:span> se rapproche du point <text:span text:style-name="T5">A</text:span>.</text:p>
            <text:p text:style-name="Standard"/>
            <text:p text:style-name="Standard">Le quotient <draw:frame draw:style-name="fr7" draw:name="Objet30" text:anchor-type="as-char" svg:width="2.993cm" svg:height="1.014cm" draw:z-index="37"><draw:object xlink:href="./Object 31" xlink:type="simple" xlink:show="embed" xlink:actuate="onLoad"/><draw:image xlink:href="./ObjectReplacements/Object 31" xlink:type="simple" xlink:show="embed" xlink:actuate="onLoad"/><svg:desc>formule</svg:desc></draw:frame> tend vers le nombre <draw:frame draw:style-name="fr7" draw:name="Objet202" text:anchor-type="as-char" svg:width="1.282cm" svg:height="0.483cm" draw:z-index="91"><draw:object xlink:href="./Object 202" xlink:type="simple" xlink:show="embed" xlink:actuate="onLoad"/><draw:image xlink:href="./ObjectReplacements/Object 202" xlink:type="simple" xlink:show="embed" xlink:actuate="onLoad"/></draw:frame> donc la sécante (<text:span text:style-name="T5">AM</text:span>) se rapproche de la droite <text:span text:style-name="T3"></text:span>.</text:p>
          </table:table-cell>
          <table:table-cell table:style-name="Tableau6.A1" office:value-type="string">
            <text:p text:style-name="Table_20_Contents"><draw:frame draw:style-name="fr2" draw:name="images5" text:anchor-type="paragraph" svg:width="5.295cm" svg:height="6.219cm" draw:z-index="11"><draw:image xlink:href="Pictures/2000000700003139000039D1A3BFEE8E.svm" xlink:type="simple" xlink:show="embed" xlink:actuate="onLoad"/></draw:frame></text:p>
          </table:table-cell>
        </table:table-row>
      </table:table>
      <text:h text:style-name="P67" text:outline-level="3">Tangente</text:h>
      <text:p text:style-name="P37">Définition :</text:p>
      <text:p text:style-name="P36">La <text:span text:style-name="T14">tangente</text:span> à la courbe <text:span text:style-name="T5">C</text:span><text:span text:style-name="T15">f</text:span> au point <text:span text:style-name="T5">A</text:span> d'abscisse <text:span text:style-name="T5">a</text:span> est <text:span text:style-name="T14">la droite</text:span> passant par <text:span text:style-name="T5">A</text:span> dont le <text:span text:style-name="T14">coefficient directeur</text:span> est le nombre <text:span text:style-name="T14">dérivé</text:span> de <text:span text:style-name="T5">f</text:span> en <text:span text:style-name="T5">a</text:span>.</text:p>
      <text:p text:style-name="P36">Son équation réduite est :</text:p>
      <text:p text:style-name="P44"><draw:frame draw:style-name="fr7" draw:name="Objet31" text:anchor-type="as-char" svg:width="4.295cm" svg:height="0.483cm" draw:z-index="36"><draw:object xlink:href="./Object 30" xlink:type="simple" xlink:show="embed" xlink:actuate="onLoad"/><draw:image xlink:href="./ObjectReplacements/Object 30" xlink:type="simple" xlink:show="embed" xlink:actuate="onLoad"/></draw:frame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7"/>
            <text:p text:style-name="P8">Exemple :</text:p>
            <text:p text:style-name="Standard"><text:span text:style-name="T12">Pour la fonction </text:span><text:span text:style-name="T13">f </text:span><text:span text:style-name="T12">définie sur </text:span><text:span text:style-name="T11">ℝ</text:span><text:span text:style-name="T12"> par </text:span><text:span text:style-name="T12"><draw:frame draw:style-name="fr7" draw:name="Objet33" text:anchor-type="as-char" svg:width="1.822cm" svg:height="0.543cm" draw:z-index="92"><draw:object xlink:href="./Object 36" xlink:type="simple" xlink:show="embed" xlink:actuate="onLoad"/><draw:image xlink:href="./ObjectReplacements/Object 36" xlink:type="simple" xlink:show="embed" xlink:actuate="onLoad"/></draw:frame></text:span><text:span text:style-name="T12">, </text:span></text:p>
            <text:p text:style-name="Standard"><text:span text:style-name="T12">la tangente au point </text:span><text:span text:style-name="T13">A</text:span><text:span text:style-name="T12"> d'abscisse 3 a pour équation réduite :</text:span></text:p>
            <text:p text:style-name="P2"/>
            <text:p text:style-name="P2"><draw:frame draw:style-name="fr7" draw:name="Objet34" text:anchor-type="as-char" svg:width="9.006cm" svg:height="0.483cm" draw:z-index="93"><draw:object xlink:href="./Object 35" xlink:type="simple" xlink:show="embed" xlink:actuate="onLoad"/><draw:image xlink:href="./ObjectReplacements/Object 35" xlink:type="simple" xlink:show="embed" xlink:actuate="onLoad"/></draw:frame></text:p>
            <text:p text:style-name="P2"/>
            <text:p text:style-name="Standard"><text:span text:style-name="T12">donc </text:span><text:span text:style-name="T12"><draw:frame draw:style-name="fr7" draw:name="Objet35" text:anchor-type="as-char" svg:width="1.886cm" svg:height="0.467cm" draw:z-index="94"><draw:object xlink:href="./Object 33" xlink:type="simple" xlink:show="embed" xlink:actuate="onLoad"/><draw:image xlink:href="./ObjectReplacements/Object 33" xlink:type="simple" xlink:show="embed" xlink:actuate="onLoad"/></draw:frame></text:span></text:p>
          </table:table-cell>
          <table:table-cell table:style-name="Tableau7.A1" office:value-type="string">
            <text:p text:style-name="Table_20_Contents"><draw:frame draw:style-name="fr2" draw:name="images6" text:anchor-type="paragraph" svg:width="4.595cm" svg:height="4.258cm" draw:z-index="47"><draw:image xlink:href="Pictures/2000000700002581000022C53EC618D0.svm" xlink:type="simple" xlink:show="embed" xlink:actuate="onLoad"/></draw:frame></text:p>
          </table:table-cell>
        </table:table-row>
      </table:table>
      <text:p text:style-name="P13"/>
      <text:p text:style-name="Standard"><text:span text:style-name="T2">Cas particulier :</text:span> coût marginal instantané</text:p>
      <text:p text:style-name="Standard">Soit <text:span text:style-name="T5">C(q)</text:span> le coût total pour des grandes quantités d'objets, ou des quantités divisibles (en t, en kg, en L, …)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Standard">On admet que le <text:span text:style-name="T14">coût marginal instantané</text:span> au niveau <text:span text:style-name="T5">q</text:span> est assimilable au nombre dérivé du coût total en <text:span text:style-name="T5">q :</text:span> </text:p>
            <text:p text:style-name="Standard"><text:tab/></text:p>
            <text:p text:style-name="Standard"/>
            <text:p text:style-name="Standard"><text:tab/><draw:frame draw:style-name="fr7" draw:name="Objet32" text:anchor-type="as-char" svg:width="2.782cm" svg:height="0.531cm" draw:z-index="96"><draw:object xlink:href="./Object 174" xlink:type="simple" xlink:show="embed" xlink:actuate="onLoad"/><draw:image xlink:href="./ObjectReplacements/Object 174" xlink:type="simple" xlink:show="embed" xlink:actuate="onLoad"/></draw:frame></text:p>
          </table:table-cell>
          <table:table-cell table:style-name="Tableau8.A1" office:value-type="string">
            <text:p text:style-name="Table_20_Contents"><draw:frame draw:style-name="fr2" draw:name="images14" text:anchor-type="paragraph" svg:width="5.768cm" svg:height="4.84cm" draw:z-index="49"><draw:image xlink:href="Pictures/2000000700003CBF000032FBF0879A38.svm" xlink:type="simple" xlink:show="embed" xlink:actuate="onLoad"/></draw:frame></text:p>
          </table:table-cell>
        </table:table-row>
      </table:table>
      <table:table table:name="Tableau22" table:style-name="Tableau22">
        <table:table-column table:style-name="Tableau22.A"/>
        <table:table-column table:style-name="Tableau22.B"/>
        <text:soft-page-break/>
        <table:table-row>
          <table:table-cell table:style-name="Tableau22.A1" office:value-type="string">
            <text:h text:style-name="P68" text:outline-level="3">Approximation affine</text:h>
            <text:p text:style-name="P37">Théorème : </text:p>
            <text:p text:style-name="P36">La tangente en <text:span text:style-name="T5">A</text:span> à la courbe <text:span text:style-name="T5">C</text:span><text:span text:style-name="T15">f</text:span><text:span text:style-name="T18"> est la représentation d'une fonction affine </text:span><text:span text:style-name="T17">g</text:span><text:span text:style-name="T18">.</text:span></text:p>
            <text:p text:style-name="P36"><text:span text:style-name="T18">On admet que la fonction </text:span><text:span text:style-name="T17">g</text:span><text:span text:style-name="T18"> est la </text:span><text:span text:style-name="T19">meilleure approximation</text:span><text:span text:style-name="T18"> affine de </text:span><text:span text:style-name="T17">f</text:span><text:span text:style-name="T18"> en </text:span><text:span text:style-name="T17">a</text:span><text:span text:style-name="T18">.</text:span></text:p>
            <text:p text:style-name="P36"><text:span text:style-name="T18">Pour un réel </text:span><text:span text:style-name="T17">x</text:span><text:span text:style-name="T18"> proche de </text:span><text:span text:style-name="T17">a</text:span><text:span text:style-name="T18">, l'image </text:span><text:span text:style-name="T17">f(x)</text:span><text:span text:style-name="T18"> est proche de </text:span><text:span text:style-name="T17">g(x)</text:span><text:span text:style-name="T18"> :</text:span></text:p>
            <text:p text:style-name="P47"/>
            <text:p text:style-name="P47"><draw:frame draw:style-name="fr7" draw:name="Objet36" text:anchor-type="as-char" svg:width="4.928cm" svg:height="0.483cm" draw:z-index="184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  <table:table-cell table:style-name="Tableau22.A1" office:value-type="string">
            <text:p text:style-name="Table_20_Contents"><draw:frame draw:style-name="fr5" draw:name="images7" text:anchor-type="paragraph" svg:y="0.476cm" svg:width="5.271cm" svg:height="5.512cm" draw:z-index="48"><draw:image xlink:href="Pictures/2000000700003265000034BDD334775A.svm" xlink:type="simple" xlink:show="embed" xlink:actuate="onLoad"/></draw:frame></text:p>
          </table:table-cell>
        </table:table-row>
      </table:table>
      <text:p text:style-name="P13"/>
      <text:h text:style-name="P63" text:outline-level="1">Fonction dérivée</text:h>
      <text:h text:style-name="P64" text:outline-level="2">Définition</text:h>
      <text:p text:style-name="P48">Définition</text:p>
      <text:p text:style-name="P36">Une <text:span text:style-name="T14">fonction</text:span> <text:span text:style-name="T5">f</text:span> est <text:span text:style-name="T14">dérivable</text:span> sur un intervalle <text:span text:style-name="T5">I</text:span> lorsque, pour tout réel <text:span text:style-name="T5">x</text:span> de l'intervalle, le nombre dérivé de <text:span text:style-name="T5">f</text:span> en <text:span text:style-name="T5">x</text:span> existe.</text:p>
      <text:p text:style-name="P36">Alors la fonction <draw:frame draw:style-name="fr7" draw:name="Objet99" text:anchor-type="as-char" svg:width="0.651cm" svg:height="0.467cm" draw:z-index="97"><draw:object xlink:href="./Object 99" xlink:type="simple" xlink:show="embed" xlink:actuate="onLoad"/><draw:image xlink:href="./ObjectReplacements/Object 99" xlink:type="simple" xlink:show="embed" xlink:actuate="onLoad"/></draw:frame> : <text:span text:style-name="T5">x</text:span> <draw:g text:anchor-type="as-char" svg:y="-0.21cm" draw:z-index="12" draw:style-name="gr1"><draw:line draw:style-name="gr2" draw:text-style-name="P77" svg:x1="0cm" svg:y1="0.001cm" svg:x2="0cm" svg:y2="0.167cm"><text:p/></draw:line><draw:line draw:style-name="gr2" draw:text-style-name="P77" svg:x1="0cm" svg:y1="0.084cm" svg:x2="0.529cm" svg:y2="0.084cm"><text:p/></draw:line><draw:line draw:style-name="gr2" draw:text-style-name="P77" svg:x1="0.529cm" svg:y1="0.084cm" svg:x2="0.439cm" svg:y2="0.001cm"><text:p/></draw:line><draw:line draw:style-name="gr2" draw:text-style-name="P77" svg:x1="0.529cm" svg:y1="0.084cm" svg:x2="0.439cm" svg:y2="0.167cm"><text:p/></draw:line></draw:g> <draw:frame draw:style-name="fr7" draw:name="Objet98" text:anchor-type="as-char" svg:width="1.275cm" svg:height="0.483cm" draw:z-index="103"><draw:object xlink:href="./Object 98" xlink:type="simple" xlink:show="embed" xlink:actuate="onLoad"/><draw:image xlink:href="./ObjectReplacements/Object 98" xlink:type="simple" xlink:show="embed" xlink:actuate="onLoad"/></draw:frame> est appelé fonction dérivée de <text:span text:style-name="T5">f</text:span> sur <text:span text:style-name="T5">I.</text:span></text:p>
      <text:p text:style-name="Standard"/>
      <text:p text:style-name="P8">Exemples :</text:p>
      <text:list xml:id="list37163643" text:style-name="L3">
        <text:list-item>
          <text:p text:style-name="P74"><text:span text:style-name="T12">Pour la fonction </text:span><text:span text:style-name="T13">f </text:span><text:span text:style-name="T12">définie sur </text:span><text:span text:style-name="T11">ℝ</text:span><text:span text:style-name="T12"> par </text:span><text:span text:style-name="T12"><draw:frame draw:style-name="fr7" draw:name="Objet77" text:anchor-type="as-char" svg:width="1.651cm" svg:height="0.483cm" draw:z-index="104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12">, (</text:span><text:span text:style-name="T13">k</text:span><text:span text:style-name="T12"> fixé)</text:span></text:p>
        </text:list-item>
      </text:list>
      <text:p text:style-name="Standard"><text:span text:style-name="T12">pour tout </text:span><text:span text:style-name="T13">x</text:span><text:span text:style-name="T12"> </text:span><text:span text:style-name="T3">∈</text:span> <text:span text:style-name="T11">ℝ : </text:span><text:span text:style-name="T11"><draw:frame draw:style-name="fr7" draw:name="Objet78" text:anchor-type="as-char" svg:width="4.844cm" svg:height="1.014cm" draw:z-index="116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p>
      <text:p text:style-name="Standard"><text:span text:style-name="T8">Ainsi : </text:span><text:span text:style-name="T8"><draw:frame draw:style-name="fr7" draw:name="Objet75" text:anchor-type="as-char" svg:width="0.877cm" svg:height="0.483cm" draw:z-index="118"><draw:object xlink:href="./Object 75" xlink:type="simple" xlink:show="embed" xlink:actuate="onLoad"/><draw:image xlink:href="./ObjectReplacements/Object 75" xlink:type="simple" xlink:show="embed" xlink:actuate="onLoad"/></draw:frame></text:span><text:span text:style-name="T8">: </text:span><text:span text:style-name="T7">x</text:span><text:span text:style-name="T8"> </text:span><text:span text:style-name="T1"><draw:g text:anchor-type="as-char" svg:y="-0.21cm" draw:z-index="23" draw:style-name="gr1"><draw:line draw:style-name="gr2" draw:text-style-name="P77" svg:x1="0cm" svg:y1="0.001cm" svg:x2="0cm" svg:y2="0.167cm"><text:p/></draw:line><draw:line draw:style-name="gr2" draw:text-style-name="P77" svg:x1="0cm" svg:y1="0.084cm" svg:x2="0.529cm" svg:y2="0.084cm"><text:p/></draw:line><draw:line draw:style-name="gr2" draw:text-style-name="P77" svg:x1="0.529cm" svg:y1="0.084cm" svg:x2="0.439cm" svg:y2="0.001cm"><text:p/></draw:line><draw:line draw:style-name="gr2" draw:text-style-name="P77" svg:x1="0.529cm" svg:y1="0.084cm" svg:x2="0.439cm" svg:y2="0.167cm"><text:p/></draw:line></draw:g></text:span><text:span text:style-name="T1"> </text:span><text:span text:style-name="T1"><draw:frame draw:style-name="fr7" draw:name="Objet76" text:anchor-type="as-char" svg:width="5.666cm" svg:height="1.014cm" draw:z-index="121"><draw:object xlink:href="./Object 76" xlink:type="simple" xlink:show="embed" xlink:actuate="onLoad"/><draw:image xlink:href="./ObjectReplacements/Object 76" xlink:type="simple" xlink:show="embed" xlink:actuate="onLoad"/></draw:frame></text:span></text:p>
      <text:list xml:id="list37161198" text:continue-numbering="true" text:style-name="L3">
        <text:list-item>
          <text:p text:style-name="P74"><text:span text:style-name="T12">Pour la fonction </text:span><text:span text:style-name="T13">f </text:span><text:span text:style-name="T12">définie sur </text:span><text:span text:style-name="T11">ℝ</text:span><text:span text:style-name="T12"> par </text:span><text:span text:style-name="T12"><draw:frame draw:style-name="fr7" draw:name="Objet64" text:anchor-type="as-char" svg:width="1.67cm" svg:height="0.483cm" draw:z-index="130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12">, </text:span></text:p>
        </text:list-item>
      </text:list>
      <text:p text:style-name="Standard"><text:span text:style-name="T12">pour tout </text:span><text:span text:style-name="T13">x</text:span><text:span text:style-name="T12"> </text:span><text:span text:style-name="T3">∈</text:span> <text:span text:style-name="T11">ℝ : </text:span><text:span text:style-name="T11"><draw:frame draw:style-name="fr7" draw:name="Objet65" text:anchor-type="as-char" svg:width="3.226cm" svg:height="1.014cm" draw:z-index="134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35"><text:span text:style-name="T8">Ainsi : </text:span><text:span text:style-name="T8"><draw:frame draw:style-name="fr7" draw:name="Objet62" text:anchor-type="as-char" svg:width="0.875cm" svg:height="0.483cm" draw:z-index="135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8">: </text:span><text:span text:style-name="T7">x</text:span><text:span text:style-name="T8"> </text:span><draw:g text:anchor-type="as-char" svg:y="-0.21cm" draw:z-index="22" draw:style-name="gr1"><draw:line draw:style-name="gr2" draw:text-style-name="P77" svg:x1="0cm" svg:y1="0.001cm" svg:x2="0cm" svg:y2="0.167cm"><text:p/></draw:line><draw:line draw:style-name="gr2" draw:text-style-name="P77" svg:x1="0cm" svg:y1="0.084cm" svg:x2="0.529cm" svg:y2="0.084cm"><text:p/></draw:line><draw:line draw:style-name="gr2" draw:text-style-name="P77" svg:x1="0.529cm" svg:y1="0.084cm" svg:x2="0.439cm" svg:y2="0.001cm"><text:p/></draw:line><draw:line draw:style-name="gr2" draw:text-style-name="P77" svg:x1="0.529cm" svg:y1="0.084cm" svg:x2="0.439cm" svg:y2="0.167cm"><text:p/></draw:line></draw:g> <draw:frame draw:style-name="fr7" draw:name="Objet63" text:anchor-type="as-char" svg:width="5.659cm" svg:height="1.014cm" draw:z-index="136"><draw:object xlink:href="./Object 63" xlink:type="simple" xlink:show="embed" xlink:actuate="onLoad"/><draw:image xlink:href="./ObjectReplacements/Object 63" xlink:type="simple" xlink:show="embed" xlink:actuate="onLoad"/><svg:desc>formule</svg:desc></draw:frame></text:p>
      <text:list xml:id="list37167685" text:continue-numbering="true" text:style-name="L3">
        <text:list-item>
          <text:p text:style-name="P74"><text:span text:style-name="T12">Pour la fonction </text:span><text:span text:style-name="T13">f </text:span><text:span text:style-name="T12">définie sur </text:span><text:span text:style-name="T11">ℝ</text:span><text:span text:style-name="T12"> par </text:span><text:span text:style-name="T12"><draw:frame draw:style-name="fr7" draw:name="Objet38" text:anchor-type="as-char" svg:width="1.822cm" svg:height="0.543cm" draw:z-index="138"><draw:object xlink:href="./Object 34" xlink:type="simple" xlink:show="embed" xlink:actuate="onLoad"/><draw:image xlink:href="./ObjectReplacements/Object 34" xlink:type="simple" xlink:show="embed" xlink:actuate="onLoad"/></draw:frame></text:span><text:span text:style-name="T12">, </text:span></text:p>
        </text:list-item>
      </text:list>
      <text:p text:style-name="Standard"><text:span text:style-name="T12">pour tout </text:span><text:span text:style-name="T13">x</text:span><text:span text:style-name="T12"> </text:span><text:span text:style-name="T3">∈</text:span> <text:span text:style-name="T11">ℝ : </text:span><text:span text:style-name="T11"><draw:frame draw:style-name="fr7" draw:name="Objet37" text:anchor-type="as-char" svg:width="7.031cm" svg:height="1.074cm" draw:z-index="139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Text_20_body">Ainsi : <draw:frame draw:style-name="fr7" draw:name="Objet40" text:anchor-type="as-char" svg:width="1.011cm" svg:height="0.543cm" draw:z-index="140"><draw:object xlink:href="./Object 39" xlink:type="simple" xlink:show="embed" xlink:actuate="onLoad"/><draw:image xlink:href="./ObjectReplacements/Object 39" xlink:type="simple" xlink:show="embed" xlink:actuate="onLoad"/></draw:frame>: <text:span text:style-name="T5">x</text:span> <draw:g text:anchor-type="as-char" svg:y="-0.21cm" draw:z-index="13" draw:style-name="gr1"><draw:line draw:style-name="gr2" draw:text-style-name="P77" svg:x1="0cm" svg:y1="0.001cm" svg:x2="0cm" svg:y2="0.167cm"><text:p/></draw:line><draw:line draw:style-name="gr2" draw:text-style-name="P77" svg:x1="0cm" svg:y1="0.084cm" svg:x2="0.529cm" svg:y2="0.084cm"><text:p/></draw:line><draw:line draw:style-name="gr2" draw:text-style-name="P77" svg:x1="0.529cm" svg:y1="0.084cm" svg:x2="0.439cm" svg:y2="0.001cm"><text:p/></draw:line><draw:line draw:style-name="gr2" draw:text-style-name="P77" svg:x1="0.529cm" svg:y1="0.084cm" svg:x2="0.439cm" svg:y2="0.167cm"><text:p/></draw:line></draw:g> <draw:frame draw:style-name="fr7" draw:name="Objet39" text:anchor-type="as-char" svg:width="5.941cm" svg:height="1.014cm" draw:z-index="141"><draw:object xlink:href="./Object 40" xlink:type="simple" xlink:show="embed" xlink:actuate="onLoad"/><draw:image xlink:href="./ObjectReplacements/Object 40" xlink:type="simple" xlink:show="embed" xlink:actuate="onLoad"/></draw:frame></text:p>
      <text:list xml:id="list37151383" text:continue-numbering="true" text:style-name="L3">
        <text:list-item>
          <text:p text:style-name="P74"><text:span text:style-name="T12">Pour la fonction </text:span><text:span text:style-name="T13">f </text:span><text:span text:style-name="T12">définie sur </text:span><text:span text:style-name="T12"><draw:frame draw:style-name="fr7" draw:name="Objet93" text:anchor-type="as-char" svg:width="1.579cm" svg:height="0.482cm" draw:z-index="142"><draw:object xlink:href="./Object 93" xlink:type="simple" xlink:show="embed" xlink:actuate="onLoad"/><draw:image xlink:href="./ObjectReplacements/Object 93" xlink:type="simple" xlink:show="embed" xlink:actuate="onLoad"/></draw:frame></text:span><text:span text:style-name="T12"> par </text:span><text:span text:style-name="T12"><draw:frame draw:style-name="fr7" draw:name="Objet91" text:anchor-type="as-char" svg:width="1.931cm" svg:height="0.52cm" draw:z-index="146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2">, </text:span></text:p>
        </text:list-item>
      </text:list>
      <text:p text:style-name="Standard"><text:span text:style-name="T12">pour tout </text:span><text:span text:style-name="T13">x</text:span><text:span text:style-name="T12"> </text:span><text:span text:style-name="T3">∈</text:span> <draw:frame draw:style-name="fr7" draw:name="Objet94" text:anchor-type="as-char" svg:width="1.593cm" svg:height="0.482cm" draw:z-index="147"><draw:object xlink:href="./Object 94" xlink:type="simple" xlink:show="embed" xlink:actuate="onLoad"/><draw:image xlink:href="./ObjectReplacements/Object 94" xlink:type="simple" xlink:show="embed" xlink:actuate="onLoad"/><svg:desc>formule</svg:desc></draw:frame> :<text:span text:style-name="T11"> </text:span><text:span text:style-name="T11"><draw:frame draw:style-name="fr7" draw:name="Objet92" text:anchor-type="as-char" svg:width="9.94cm" svg:height="1.087cm" draw:z-index="148"><draw:object xlink:href="./Object 92" xlink:type="simple" xlink:show="embed" xlink:actuate="onLoad"/><draw:image xlink:href="./ObjectReplacements/Object 92" xlink:type="simple" xlink:show="embed" xlink:actuate="onLoad"/><svg:desc>formule</svg:desc></draw:frame></text:span></text:p>
      <text:p text:style-name="Standard"><text:span text:style-name="T1"><draw:frame draw:style-name="fr7" draw:name="Objet95" text:anchor-type="as-char" svg:width="5.962cm" svg:height="1.067cm" draw:z-index="149"><draw:object xlink:href="./Object 95" xlink:type="simple" xlink:show="embed" xlink:actuate="onLoad"/><draw:image xlink:href="./ObjectReplacements/Object 95" xlink:type="simple" xlink:show="embed" xlink:actuate="onLoad"/><svg:desc>formule</svg:desc></draw:frame></text:span> de plus <draw:frame draw:style-name="fr7" draw:name="Objet96" text:anchor-type="as-char" svg:width="2.81cm" svg:height="0.783cm" draw:z-index="150"><draw:object xlink:href="./Object 96" xlink:type="simple" xlink:show="embed" xlink:actuate="onLoad"/><draw:image xlink:href="./ObjectReplacements/Object 96" xlink:type="simple" xlink:show="embed" xlink:actuate="onLoad"/><svg:desc>formule</svg:desc></draw:frame></text:p>
      <text:p text:style-name="Standard"><text:span text:style-name="T8">Ainsi, pour </text:span><text:span text:style-name="T7">x</text:span><text:span text:style-name="T8"> </text:span><text:span text:style-name="T4">∈ </text:span><text:span text:style-name="T4"><draw:frame draw:style-name="fr7" draw:name="Objet97" text:anchor-type="as-char" svg:width="1.57cm" svg:height="0.482cm" draw:z-index="151"><draw:object xlink:href="./Object 97" xlink:type="simple" xlink:show="embed" xlink:actuate="onLoad"/><draw:image xlink:href="./ObjectReplacements/Object 97" xlink:type="simple" xlink:show="embed" xlink:actuate="onLoad"/></draw:frame></text:span><text:span text:style-name="T4"> :</text:span><text:span text:style-name="T8"> </text:span><text:span text:style-name="T8"><draw:frame draw:style-name="fr7" draw:name="Objet89" text:anchor-type="as-char" svg:width="1.138cm" svg:height="0.52cm" draw:z-index="152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8">: </text:span><text:span text:style-name="T7">x</text:span><text:span text:style-name="T8"> </text:span><text:span text:style-name="T1"><draw:g text:anchor-type="as-char" svg:y="-0.21cm" draw:z-index="29" draw:style-name="gr1"><draw:line draw:style-name="gr2" draw:text-style-name="P77" svg:x1="0cm" svg:y1="0.001cm" svg:x2="0cm" svg:y2="0.167cm"><text:p/></draw:line><draw:line draw:style-name="gr2" draw:text-style-name="P77" svg:x1="0cm" svg:y1="0.084cm" svg:x2="0.529cm" svg:y2="0.084cm"><text:p/></draw:line><draw:line draw:style-name="gr2" draw:text-style-name="P77" svg:x1="0.529cm" svg:y1="0.084cm" svg:x2="0.439cm" svg:y2="0.001cm"><text:p/></draw:line><draw:line draw:style-name="gr2" draw:text-style-name="P77" svg:x1="0.529cm" svg:y1="0.084cm" svg:x2="0.439cm" svg:y2="0.167cm"><text:p/></draw:line></draw:g></text:span><text:span text:style-name="T1"> </text:span><text:span text:style-name="T1"><draw:frame draw:style-name="fr7" draw:name="Objet90" text:anchor-type="as-char" svg:width="6.306cm" svg:height="1.051cm" draw:z-index="154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p>
      <text:h text:style-name="P64" text:outline-level="2"><text:soft-page-break/>Interprétation graphique</text:h>
      <text:p text:style-name="Text_20_body">Dire que <text:span text:style-name="T5">f</text:span> est dérivable sur <text:span text:style-name="T5">I</text:span> signifie que, pour tout réel <text:span text:style-name="T5">x</text:span> de<text:span text:style-name="T5"> I</text:span>, la courbe <text:span text:style-name="T5">C</text:span><text:span text:style-name="T15">f</text:span><text:span text:style-name="T18">, représentant la fonction </text:span><text:span text:style-name="T17">f</text:span><text:span text:style-name="T18">, admet une seule tangente, de coefficient directeur :</text:span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/>
            <text:p text:style-name="Table_20_Contents"/>
            <text:p text:style-name="P26"><draw:frame draw:style-name="fr7" draw:name="Objet41" text:anchor-type="as-char" svg:width="5.092cm" svg:height="1.014cm" draw:z-index="182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au9.A1" office:value-type="string">
            <text:p text:style-name="Table_20_Contents"><draw:frame draw:style-name="fr2" draw:name="images8" text:anchor-type="paragraph" svg:width="5.327cm" svg:height="4.193cm" draw:z-index="31"><draw:image xlink:href="Pictures/200000070000371500002B5DF0A1B18C.svm" xlink:type="simple" xlink:show="embed" xlink:actuate="onLoad"/></draw:frame></text:p>
          </table:table-cell>
        </table:table-row>
      </table:table>
      <text:h text:style-name="P64" text:outline-level="2">Sens de variation</text:h>
      <text:p text:style-name="P45">Théorème :</text:p>
      <text:p text:style-name="P46">Soit <text:span text:style-name="T5">f </text:span>une fonction dérivable sur un intervalle <text:span text:style-name="T5">I</text:span>.</text:p>
      <text:list xml:id="list37163443" text:style-name="L4">
        <text:list-item>
          <text:p text:style-name="P76">Si la dérivée est <text:span text:style-name="T14">positive</text:span> sur <text:span text:style-name="T5">I</text:span>, alors la fonction <text:span text:style-name="T5">f </text:span>est <text:span text:style-name="T14">croissante</text:span> sur <text:span text:style-name="T5">I</text:span>.</text:p>
        </text:list-item>
        <text:list-item>
          <text:p text:style-name="P76">Si la dérivée est <text:span text:style-name="T14">négative </text:span>sur <text:span text:style-name="T5">I</text:span>, alors la fonction <text:span text:style-name="T5">f </text:span>est <text:span text:style-name="T14">décroissante</text:span> sur <text:span text:style-name="T5">I</text:span>.</text:p>
        </text:list-item>
        <text:list-item>
          <text:p text:style-name="P76">Si la dérivée est <text:span text:style-name="T14">nulle</text:span> en toute valeur de <text:span text:style-name="T5">I</text:span>, alors la fonction <text:span text:style-name="T5">f</text:span> est <text:span text:style-name="T14">constante</text:span> sur <text:span text:style-name="T5">I</text:span>.</text:p>
        </text:list-item>
      </text:list>
      <text:p text:style-name="P12"/>
      <text:p text:style-name="P12">Démonstration :</text:p>
      <text:p text:style-name="Standard"><text:span text:style-name="T18">On considère un réel </text:span><text:span text:style-name="T18"><draw:frame draw:style-name="fr7" draw:name="Objet50" text:anchor-type="as-char" svg:width="1.004cm" svg:height="0.467cm" draw:z-index="38"><draw:object xlink:href="./Object 50" xlink:type="simple" xlink:show="embed" xlink:actuate="onLoad"/><draw:image xlink:href="./ObjectReplacements/Object 50" xlink:type="simple" xlink:show="embed" xlink:actuate="onLoad"/></draw:frame></text:span><text:span text:style-name="T18"> et tel que </text:span><text:span text:style-name="T17">x+h</text:span><text:span text:style-name="T18"> </text:span><text:span text:style-name="T22">∈</text:span> <text:span text:style-name="T5">I</text:span>.</text:p>
      <text:p text:style-name="Standard">Pour tout réel <text:span text:style-name="T5">x</text:span> de <text:span text:style-name="T5">I</text:span>, <draw:frame draw:style-name="fr7" draw:name="Objet51" text:anchor-type="as-char" svg:width="1.605cm" svg:height="0.467cm" draw:z-index="39"><draw:object xlink:href="./Object 51" xlink:type="simple" xlink:show="embed" xlink:actuate="onLoad"/><draw:image xlink:href="./ObjectReplacements/Object 51" xlink:type="simple" xlink:show="embed" xlink:actuate="onLoad"/></draw:frame> :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list xml:id="list37164425" text:style-name="L5">
              <text:list-item>
                <text:p text:style-name="P75">Si <text:span text:style-name="T5">f</text:span> est croissante sur <text:span text:style-name="T5">I</text:span>, alors <draw:frame draw:style-name="fr7" draw:name="Objet42" text:anchor-type="as-char" svg:width="2.93cm" svg:height="0.483cm" draw:z-index="108"><draw:object xlink:href="./Object 54" xlink:type="simple" xlink:show="embed" xlink:actuate="onLoad"/><draw:image xlink:href="./ObjectReplacements/Object 54" xlink:type="simple" xlink:show="embed" xlink:actuate="onLoad"/></draw:frame> ; </text:p>
                <text:p text:style-name="P75">donc <draw:frame draw:style-name="fr7" draw:name="Objet43" text:anchor-type="as-char" svg:width="2.999cm" svg:height="1.014cm" draw:z-index="41"><draw:object xlink:href="./Object 55" xlink:type="simple" xlink:show="embed" xlink:actuate="onLoad"/><draw:image xlink:href="./ObjectReplacements/Object 55" xlink:type="simple" xlink:show="embed" xlink:actuate="onLoad"/><svg:desc>formule</svg:desc></draw:frame> est positif et alors la dérivée sera positive.</text:p>
              </text:list-item>
            </text:list>
            <text:p text:style-name="P18">De même, si <draw:frame draw:style-name="fr7" draw:name="Objet44" text:anchor-type="as-char" svg:width="0.864cm" svg:height="0.39cm" draw:z-index="62"><draw:object xlink:href="./Object 52" xlink:type="simple" xlink:show="embed" xlink:actuate="onLoad"/><draw:image xlink:href="./ObjectReplacements/Object 52" xlink:type="simple" xlink:show="embed" xlink:actuate="onLoad"/></draw:frame>, on démontrerait que <draw:frame draw:style-name="fr7" draw:name="Objet45" text:anchor-type="as-char" svg:width="2.51cm" svg:height="0.841cm" draw:z-index="65"><draw:object xlink:href="./Object 53" xlink:type="simple" xlink:show="embed" xlink:actuate="onLoad"/><draw:image xlink:href="./ObjectReplacements/Object 53" xlink:type="simple" xlink:show="embed" xlink:actuate="onLoad"/></draw:frame> reste positif.</text:p>
          </table:table-cell>
          <table:table-cell table:style-name="Tableau10.B1" office:value-type="string">
            <text:p text:style-name="P31"><draw:frame draw:style-name="fr6" draw:name="images9" text:anchor-type="paragraph" svg:width="5.627cm" svg:height="2.489cm" draw:z-index="15"><draw:image xlink:href="Pictures/200000070000380F000018CFD81B459D.svm" xlink:type="simple" xlink:show="embed" xlink:actuate="onLoad"/></draw:frame></text:p>
          </table:table-cell>
        </table:table-row>
        <table:table-row>
          <table:table-cell table:style-name="Tableau10.A1" office:value-type="string">
            <text:list xml:id="list37155157" text:continue-numbering="true" text:style-name="L5">
              <text:list-item>
                <text:p text:style-name="P75">Si <text:span text:style-name="T5">f</text:span> est décroissante sur<text:span text:style-name="T5"> I</text:span>, alors <draw:frame draw:style-name="fr7" draw:name="Objet48" text:anchor-type="as-char" svg:width="2.93cm" svg:height="0.483cm" draw:z-index="43"><draw:object xlink:href="./Object 44" xlink:type="simple" xlink:show="embed" xlink:actuate="onLoad"/><draw:image xlink:href="./ObjectReplacements/Object 44" xlink:type="simple" xlink:show="embed" xlink:actuate="onLoad"/><svg:desc>formule</svg:desc></draw:frame> ; donc <draw:frame draw:style-name="fr7" draw:name="Objet49" text:anchor-type="as-char" svg:width="2.999cm" svg:height="1.014cm" draw:z-index="44"><draw:object xlink:href="./Object 45" xlink:type="simple" xlink:show="embed" xlink:actuate="onLoad"/><draw:image xlink:href="./ObjectReplacements/Object 45" xlink:type="simple" xlink:show="embed" xlink:actuate="onLoad"/><svg:desc>formule</svg:desc></draw:frame> est positif et alors la dérivée sera négative.</text:p>
              </text:list-item>
            </text:list>
            <text:p text:style-name="P15">De même, si <draw:frame draw:style-name="fr7" draw:name="Objet46" text:anchor-type="as-char" svg:width="0.864cm" svg:height="0.39cm" draw:z-index="200"><draw:object xlink:href="./Object 42" xlink:type="simple" xlink:show="embed" xlink:actuate="onLoad"/><draw:image xlink:href="./ObjectReplacements/Object 42" xlink:type="simple" xlink:show="embed" xlink:actuate="onLoad"/><svg:desc>formule</svg:desc></draw:frame>, on démontrerait que <draw:frame draw:style-name="fr7" draw:name="Objet47" text:anchor-type="as-char" svg:width="2.51cm" svg:height="0.841cm" draw:z-index="201"><draw:object xlink:href="./Object 43" xlink:type="simple" xlink:show="embed" xlink:actuate="onLoad"/><draw:image xlink:href="./ObjectReplacements/Object 43" xlink:type="simple" xlink:show="embed" xlink:actuate="onLoad"/><svg:desc>formule</svg:desc></draw:frame> reste négatif.</text:p>
          </table:table-cell>
          <table:table-cell table:style-name="Tableau10.B1" office:value-type="string">
            <text:p text:style-name="P31"><draw:frame draw:style-name="fr6" draw:name="images10" text:anchor-type="paragraph" svg:width="5.627cm" svg:height="2.499cm" draw:z-index="14"><draw:image xlink:href="Pictures/20000007000038410000190118A34BBC.svm" xlink:type="simple" xlink:show="embed" xlink:actuate="onLoad"/></draw:frame></text:p>
          </table:table-cell>
        </table:table-row>
      </table:table>
      <text:p text:style-name="P5"/>
      <text:p text:style-name="P5">Remarque :</text:p>
      <text:p text:style-name="P2">L'étude du signe de la dérivée permet donc de donner le sens de variation d'une fonction.</text:p>
      <text:p text:style-name="P2"/>
      <text:p text:style-name="P4">Exemple :</text:p>
      <text:p text:style-name="P2">Pour la fonction <text:span text:style-name="T5">f </text:span>définie sur <text:span text:style-name="T11">ℝ</text:span> par <draw:frame draw:style-name="fr7" draw:name="Objet52" text:anchor-type="as-char" svg:width="1.822cm" svg:height="0.543cm" draw:z-index="160"><draw:object xlink:href="./Object 46" xlink:type="simple" xlink:show="embed" xlink:actuate="onLoad"/><draw:image xlink:href="./ObjectReplacements/Object 46" xlink:type="simple" xlink:show="embed" xlink:actuate="onLoad"/><svg:desc>formule</svg:desc></draw:frame>, nous avons vu que <draw:frame draw:style-name="fr7" draw:name="Objet53" text:anchor-type="as-char" svg:width="2.115cm" svg:height="0.483cm" draw:z-index="161"><draw:object xlink:href="./Object 47" xlink:type="simple" xlink:show="embed" xlink:actuate="onLoad"/><draw:image xlink:href="./ObjectReplacements/Object 47" xlink:type="simple" xlink:show="embed" xlink:actuate="onLoad"/></draw:frame>, on a donc :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row>
          <table:table-cell table:style-name="Tableau11.A1" office:value-type="string">
            <text:p text:style-name="P58">x</text:p>
          </table:table-cell>
          <table:table-cell table:style-name="Tableau11.B1" office:value-type="string">
            <text:p text:style-name="P57">–∞</text:p>
          </table:table-cell>
          <table:table-cell table:style-name="Tableau11.C1" office:value-type="string">
            <text:p text:style-name="Table_20_Heading"/>
          </table:table-cell>
          <table:table-cell table:style-name="Tableau11.D1" office:value-type="string">
            <text:p text:style-name="P59">0</text:p>
          </table:table-cell>
          <table:table-cell table:style-name="Tableau11.C1" office:value-type="string">
            <text:p text:style-name="Table_20_Heading"/>
          </table:table-cell>
          <table:table-cell table:style-name="Tableau11.F1" office:value-type="string">
            <text:p text:style-name="P57">+∞</text:p>
          </table:table-cell>
        </table:table-row>
        <table:table-row>
          <table:table-cell table:style-name="Tableau11.A2" office:value-type="string">
            <text:p text:style-name="P27"><draw:frame draw:style-name="fr7" draw:name="Objet57" text:anchor-type="as-char" svg:width="2.115cm" svg:height="0.483cm" draw:z-index="145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  <table:table-cell table:style-name="Tableau11.B2" office:value-type="string">
            <text:p text:style-name="Table_20_Contents"/>
          </table:table-cell>
          <table:table-cell table:style-name="Tableau11.C2" office:value-type="string">
            <text:p text:style-name="P26">–</text:p>
          </table:table-cell>
          <table:table-cell table:style-name="Tableau11.C2" office:value-type="string">
            <text:p text:style-name="P26">0</text:p>
          </table:table-cell>
          <table:table-cell table:style-name="Tableau11.C2" office:value-type="string">
            <text:p text:style-name="P26">+</text:p>
          </table:table-cell>
          <table:table-cell table:style-name="Tableau11.F2" office:value-type="string">
            <text:p text:style-name="Table_20_Contents"/>
          </table:table-cell>
        </table:table-row>
        <table:table-row table:style-name="Tableau11.3">
          <table:table-cell table:style-name="Tableau11.A2" office:value-type="string">
            <text:p text:style-name="P27"><draw:frame draw:style-name="fr7" draw:name="Objet56" text:anchor-type="as-char" svg:width="1.822cm" svg:height="0.543cm" draw:z-index="58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au11.B3" office:value-type="string">
            <text:p text:style-name="P26">+<text:span text:style-name="T3">∞</text:span></text:p>
          </table:table-cell>
          <table:table-cell table:style-name="Tableau11.C2" office:value-type="string">
            <text:p text:style-name="P26"><draw:polygon text:anchor-type="as-char" draw:z-index="16" draw:style-name="gr3" draw:text-style-name="P78" svg:width="1.322cm" svg:height="0.175cm" draw:transform="rotate (-0.698131700798786) translate (0.0562199266260007cm -0.492738085058399cm)" svg:viewBox="0 0 1323 176" draw:points="0,88 1323,88 1058,176 1058,0 1323,88"><text:p/></draw:polygon></text:p>
          </table:table-cell>
          <table:table-cell table:style-name="Tableau11.D3" office:value-type="string">
            <text:p text:style-name="P26">0</text:p>
          </table:table-cell>
          <table:table-cell table:style-name="Tableau11.C2" office:value-type="string">
            <text:p text:style-name="P25"><draw:polygon text:anchor-type="as-char" draw:z-index="17" draw:style-name="gr3" draw:text-style-name="P78" svg:width="1.322cm" svg:height="0.175cm" draw:transform="rotate (0.6981317007976) translate (-0.0571606656141707cm 0.357616356926054cm)" svg:viewBox="0 0 1323 176" draw:points="0,88 1323,88 1058,176 1058,0 1323,88"><text:p/></draw:polygon></text:p>
          </table:table-cell>
          <table:table-cell table:style-name="Tableau11.F3" office:value-type="string">
            <text:p text:style-name="P26">+<text:span text:style-name="T3">∞</text:span></text:p>
          </table:table-cell>
        </table:table-row>
      </table:table>
      <text:h text:style-name="P64" text:outline-level="2"><text:soft-page-break/>Extremum</text:h>
      <text:p text:style-name="P41">Théorème :</text:p>
      <text:p text:style-name="P43">Soit <text:span text:style-name="T5">f </text:span>une fonction dérivable sur un intervalle <draw:frame draw:style-name="fr7" draw:name="Objet54" text:anchor-type="as-char" svg:width="1.201cm" svg:height="0.482cm" draw:z-index="59"><draw:object xlink:href="./Object 48" xlink:type="simple" xlink:show="embed" xlink:actuate="onLoad"/><draw:image xlink:href="./ObjectReplacements/Object 48" xlink:type="simple" xlink:show="embed" xlink:actuate="onLoad"/></draw:frame>.</text:p>
      <text:p text:style-name="P43">Si la dérivée s'annule en <text:span text:style-name="T14">changeant de signe</text:span>, la fonction admet un extremum sur <draw:frame draw:style-name="fr7" draw:name="Objet55" text:anchor-type="as-char" svg:width="1.201cm" svg:height="0.482cm" draw:z-index="61"><draw:object xlink:href="./Object 49" xlink:type="simple" xlink:show="embed" xlink:actuate="onLoad"/><draw:image xlink:href="./ObjectReplacements/Object 49" xlink:type="simple" xlink:show="embed" xlink:actuate="onLoad"/><svg:desc>formule</svg:desc></draw:frame>.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column table:style-name="Tableau13.E"/>
              <table:table-column table:style-name="Tableau13.F"/>
              <table:table-row>
                <table:table-cell table:style-name="Tableau13.A1" office:value-type="string">
                  <text:p text:style-name="P58">x</text:p>
                </table:table-cell>
                <table:table-cell table:style-name="Tableau13.B1" office:value-type="string">
                  <text:p text:style-name="P10">a</text:p>
                </table:table-cell>
                <table:table-cell table:style-name="Tableau13.C1" office:value-type="string">
                  <text:p text:style-name="Table_20_Heading"/>
                </table:table-cell>
                <table:table-cell table:style-name="Tableau13.D1" office:value-type="string">
                  <text:p text:style-name="P59">c</text:p>
                </table:table-cell>
                <table:table-cell table:style-name="Tableau13.C1" office:value-type="string">
                  <text:p text:style-name="Table_20_Heading"/>
                </table:table-cell>
                <table:table-cell table:style-name="Tableau13.F1" office:value-type="string">
                  <text:p text:style-name="P10">b</text:p>
                </table:table-cell>
              </table:table-row>
              <table:table-row>
                <table:table-cell table:style-name="Tableau13.A2" office:value-type="string">
                  <text:p text:style-name="P27">f '(x)</text:p>
                </table:table-cell>
                <table:table-cell table:style-name="Tableau13.B2" office:value-type="string">
                  <text:p text:style-name="Table_20_Contents"/>
                </table:table-cell>
                <table:table-cell table:style-name="Tableau13.C2" office:value-type="string">
                  <text:p text:style-name="P26">–</text:p>
                </table:table-cell>
                <table:table-cell table:style-name="Tableau13.C2" office:value-type="string">
                  <text:p text:style-name="P26">0</text:p>
                </table:table-cell>
                <table:table-cell table:style-name="Tableau13.C2" office:value-type="string">
                  <text:p text:style-name="P26">+</text:p>
                </table:table-cell>
                <table:table-cell table:style-name="Tableau13.F2" office:value-type="string">
                  <text:p text:style-name="Table_20_Contents"/>
                </table:table-cell>
              </table:table-row>
              <table:table-row table:style-name="Tableau13.3">
                <table:table-cell table:style-name="Tableau13.A2" office:value-type="string">
                  <text:p text:style-name="P27">f(x)</text:p>
                </table:table-cell>
                <table:table-cell table:style-name="Tableau13.B3" office:value-type="string">
                  <text:p text:style-name="P30"/>
                </table:table-cell>
                <table:table-cell table:style-name="Tableau13.C2" office:value-type="string">
                  <text:p text:style-name="P26"><draw:polygon text:anchor-type="as-char" draw:z-index="18" draw:style-name="gr3" draw:text-style-name="P78" svg:width="1.322cm" svg:height="0.175cm" draw:transform="rotate (-0.698131700798786) translate (0.0562199266259879cm -0.492738085058501cm)" svg:viewBox="0 0 1323 176" draw:points="0,88 1323,88 1058,176 1058,0 1323,88"><text:p/></draw:polygon></text:p>
                </table:table-cell>
                <table:table-cell table:style-name="Tableau13.D3" office:value-type="string">
                  <text:p text:style-name="P28">minimum</text:p>
                </table:table-cell>
                <table:table-cell table:style-name="Tableau13.C2" office:value-type="string">
                  <text:p text:style-name="P25"><draw:polygon text:anchor-type="as-char" draw:z-index="19" draw:style-name="gr3" draw:text-style-name="P78" svg:width="1.322cm" svg:height="0.175cm" draw:transform="rotate (0.6981317007976) translate (-0.0571606656142092cm 0.357616356926054cm)" svg:viewBox="0 0 1323 176" draw:points="0,88 1323,88 1058,176 1058,0 1323,88"><text:p/></draw:polygon></text:p>
                </table:table-cell>
                <table:table-cell table:style-name="Tableau13.F3" office:value-type="string">
                  <text:p text:style-name="P30"/>
                </table:table-cell>
              </table:table-row>
            </table:table>
            <text:p text:style-name="P4"/>
          </table:table-cell>
          <table:table-cell table:style-name="Tableau12.B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column table:style-name="Tableau15.F"/>
              <table:table-row>
                <table:table-cell table:style-name="Tableau15.A1" office:value-type="string">
                  <text:p text:style-name="P58">x</text:p>
                </table:table-cell>
                <table:table-cell table:style-name="Tableau15.B1" office:value-type="string">
                  <text:p text:style-name="P10">a</text:p>
                </table:table-cell>
                <table:table-cell table:style-name="Tableau15.C1" office:value-type="string">
                  <text:p text:style-name="Table_20_Heading"/>
                </table:table-cell>
                <table:table-cell table:style-name="Tableau15.D1" office:value-type="string">
                  <text:p text:style-name="P59">c</text:p>
                </table:table-cell>
                <table:table-cell table:style-name="Tableau15.C1" office:value-type="string">
                  <text:p text:style-name="Table_20_Heading"/>
                </table:table-cell>
                <table:table-cell table:style-name="Tableau15.F1" office:value-type="string">
                  <text:p text:style-name="P10">b</text:p>
                </table:table-cell>
              </table:table-row>
              <table:table-row>
                <table:table-cell table:style-name="Tableau15.A2" office:value-type="string">
                  <text:p text:style-name="P27">f '(x)</text:p>
                </table:table-cell>
                <table:table-cell table:style-name="Tableau15.B2" office:value-type="string">
                  <text:p text:style-name="Table_20_Contents"/>
                </table:table-cell>
                <table:table-cell table:style-name="Tableau15.C2" office:value-type="string">
                  <text:p text:style-name="P26">+</text:p>
                </table:table-cell>
                <table:table-cell table:style-name="Tableau15.C2" office:value-type="string">
                  <text:p text:style-name="P26">0</text:p>
                </table:table-cell>
                <table:table-cell table:style-name="Tableau15.C2" office:value-type="string">
                  <text:p text:style-name="P26">–</text:p>
                </table:table-cell>
                <table:table-cell table:style-name="Tableau15.F2" office:value-type="string">
                  <text:p text:style-name="Table_20_Contents"/>
                </table:table-cell>
              </table:table-row>
              <table:table-row table:style-name="Tableau15.3">
                <table:table-cell table:style-name="Tableau15.A2" office:value-type="string">
                  <text:p text:style-name="P27">f(x)</text:p>
                </table:table-cell>
                <table:table-cell table:style-name="Tableau15.B3" office:value-type="string">
                  <text:p text:style-name="P30"/>
                </table:table-cell>
                <table:table-cell table:style-name="Tableau15.C2" office:value-type="string">
                  <text:p text:style-name="P25"><draw:polygon text:anchor-type="as-char" draw:z-index="21" draw:style-name="gr3" draw:text-style-name="P78" svg:width="1.322cm" svg:height="0.175cm" draw:transform="rotate (0.6981317007976) translate (-0.0571606656141964cm 0.357616356926028cm)" svg:viewBox="0 0 1323 176" draw:points="0,88 1323,88 1058,176 1058,0 1323,88"><text:p/></draw:polygon></text:p>
                </table:table-cell>
                <table:table-cell table:style-name="Tableau15.D3" office:value-type="string">
                  <text:p text:style-name="P28">maximum</text:p>
                </table:table-cell>
                <table:table-cell table:style-name="Tableau15.C2" office:value-type="string">
                  <text:p text:style-name="P25"><draw:polygon text:anchor-type="as-char" draw:z-index="20" draw:style-name="gr3" draw:text-style-name="P78" svg:width="1.322cm" svg:height="0.175cm" draw:transform="rotate (-0.698131700798786) translate (0.0562199266259366cm -0.49273808505845cm)" svg:viewBox="0 0 1323 176" draw:points="0,88 1323,88 1058,176 1058,0 1323,88"><text:p/></draw:polygon></text:p>
                </table:table-cell>
                <table:table-cell table:style-name="Tableau15.F3" office:value-type="string">
                  <text:p text:style-name="P30"/>
                </table:table-cell>
              </table:table-row>
            </table:table>
            <text:p text:style-name="P2"/>
          </table:table-cell>
        </table:table-row>
      </table:table>
      <text:p text:style-name="P6"/>
      <text:p text:style-name="P6"/>
      <text:h text:style-name="P63" text:outline-level="1">Calcul de dérivées</text:h>
      <text:h text:style-name="P64" text:outline-level="2">Calcul de dérivées</text:h>
      <text:h text:style-name="P67" text:outline-level="3">Dérivée d'une somme de fonctions</text:h>
      <text:p text:style-name="P37">Théorème :</text:p>
      <text:p text:style-name="P36">La somme <draw:frame draw:style-name="fr7" draw:name="Objet67" text:anchor-type="as-char" svg:width="0.99cm" svg:height="0.467cm" draw:z-index="209"><draw:object xlink:href="./Object 67" xlink:type="simple" xlink:show="embed" xlink:actuate="onLoad"/><draw:image xlink:href="./ObjectReplacements/Object 67" xlink:type="simple" xlink:show="embed" xlink:actuate="onLoad"/></draw:frame> de deux fonctions dérivables sur un intervalle <text:span text:style-name="T5">I</text:span> est une fonction dérivable sur <text:span text:style-name="T5">I</text:span> et :</text:p>
      <text:p text:style-name="P44"><draw:frame draw:style-name="fr7" draw:name="Objet66" text:anchor-type="as-char" svg:width="2.951cm" svg:height="0.483cm" draw:z-index="95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/>
      <text:p text:style-name="P16">Démonstration :</text:p>
      <text:p text:style-name="Standard">Soit <draw:frame draw:style-name="fr7" draw:name="Objet68" text:anchor-type="as-char" svg:width="5.442cm" svg:height="0.483cm" draw:z-index="99"><draw:object xlink:href="./Object 68" xlink:type="simple" xlink:show="embed" xlink:actuate="onLoad"/><draw:image xlink:href="./ObjectReplacements/Object 68" xlink:type="simple" xlink:show="embed" xlink:actuate="onLoad"/></draw:frame> avec <text:span text:style-name="T5">u</text:span> et <text:span text:style-name="T5">v</text:span> dérivables sur<text:span text:style-name="T5"> I</text:span>.</text:p>
      <text:p text:style-name="Standard">Pour tout <text:span text:style-name="T5">x</text:span> <text:span text:style-name="T3">∈</text:span> <text:span text:style-name="T5">I</text:span>, <draw:frame draw:style-name="fr7" draw:name="Objet69" text:anchor-type="as-char" svg:width="13.573cm" svg:height="1.014cm" draw:z-index="101"><draw:object xlink:href="./Object 69" xlink:type="simple" xlink:show="embed" xlink:actuate="onLoad"/><draw:image xlink:href="./ObjectReplacements/Object 69" xlink:type="simple" xlink:show="embed" xlink:actuate="onLoad"/></draw:frame></text:p>
      <text:p text:style-name="Standard">Donc : <draw:frame draw:style-name="fr7" draw:name="Objet70" text:anchor-type="as-char" svg:width="8.946cm" svg:height="1.014cm" draw:z-index="114"><draw:object xlink:href="./Object 70" xlink:type="simple" xlink:show="embed" xlink:actuate="onLoad"/><draw:image xlink:href="./ObjectReplacements/Object 70" xlink:type="simple" xlink:show="embed" xlink:actuate="onLoad"/></draw:frame></text:p>
      <text:p text:style-name="Standard">Et <text:span text:style-name="T5">u</text:span> et <text:span text:style-name="T5">v</text:span> étant dérivables sur <text:span text:style-name="T5">I</text:span> :</text:p>
      <text:p text:style-name="Standard"><draw:frame draw:style-name="fr7" draw:name="Objet71" text:anchor-type="as-char" svg:width="4.86cm" svg:height="1.014cm" draw:z-index="185"><draw:object xlink:href="./Object 71" xlink:type="simple" xlink:show="embed" xlink:actuate="onLoad"/><draw:image xlink:href="./ObjectReplacements/Object 71" xlink:type="simple" xlink:show="embed" xlink:actuate="onLoad"/></draw:frame> et <draw:frame draw:style-name="fr7" draw:name="Objet72" text:anchor-type="as-char" svg:width="4.817cm" svg:height="1.014cm" draw:z-index="202"><draw:object xlink:href="./Object 72" xlink:type="simple" xlink:show="embed" xlink:actuate="onLoad"/><draw:image xlink:href="./ObjectReplacements/Object 72" xlink:type="simple" xlink:show="embed" xlink:actuate="onLoad"/></draw:frame> </text:p>
      <text:p text:style-name="Standard">ainsi <draw:frame draw:style-name="fr7" draw:name="Objet73" text:anchor-type="as-char" svg:width="9.97cm" svg:height="1.014cm" draw:z-index="115"><draw:object xlink:href="./Object 73" xlink:type="simple" xlink:show="embed" xlink:actuate="onLoad"/><draw:image xlink:href="./ObjectReplacements/Object 73" xlink:type="simple" xlink:show="embed" xlink:actuate="onLoad"/><svg:desc>formule</svg:desc></draw:frame></text:p>
      <text:p text:style-name="Standard"/>
      <text:p text:style-name="P8">Exemple :</text:p>
      <text:p text:style-name="Standard">La fonction <text:span text:style-name="T5">f</text:span> définie sur <text:span text:style-name="T11">ℝ</text:span> par <draw:frame draw:style-name="fr7" draw:name="Objet83" text:anchor-type="as-char" svg:width="2.401cm" svg:height="0.543cm" draw:z-index="203"><draw:object xlink:href="./Object 83" xlink:type="simple" xlink:show="embed" xlink:actuate="onLoad"/><draw:image xlink:href="./ObjectReplacements/Object 83" xlink:type="simple" xlink:show="embed" xlink:actuate="onLoad"/></draw:frame> est la somme de deux fonctions <text:span text:style-name="T5">u</text:span> et <text:span text:style-name="T5">v</text:span> définies par <draw:frame draw:style-name="fr7" draw:name="Objet85" text:anchor-type="as-char" svg:width="1.741cm" svg:height="0.543cm" draw:z-index="204"><draw:object xlink:href="./Object 85" xlink:type="simple" xlink:show="embed" xlink:actuate="onLoad"/><draw:image xlink:href="./ObjectReplacements/Object 85" xlink:type="simple" xlink:show="embed" xlink:actuate="onLoad"/></draw:frame> et <draw:frame draw:style-name="fr7" draw:name="Objet84" text:anchor-type="as-char" svg:width="1.575cm" svg:height="0.483cm" draw:z-index="205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Or <text:span text:style-name="T5">u</text:span> et <text:span text:style-name="T5">v</text:span> sont dérivables sur <text:span text:style-name="T11">ℝ</text:span> et <draw:frame draw:style-name="fr7" draw:name="Objet86" text:anchor-type="as-char" svg:width="2.034cm" svg:height="0.483cm" draw:z-index="206"><draw:object xlink:href="./Object 86" xlink:type="simple" xlink:show="embed" xlink:actuate="onLoad"/><draw:image xlink:href="./ObjectReplacements/Object 86" xlink:type="simple" xlink:show="embed" xlink:actuate="onLoad"/></draw:frame> et <draw:frame draw:style-name="fr7" draw:name="Objet87" text:anchor-type="as-char" svg:width="1.737cm" svg:height="0.483cm" draw:z-index="207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>Donc pour tout <text:span text:style-name="T5">x</text:span> <text:span text:style-name="T3">∈</text:span> <text:span text:style-name="T11">ℝ</text:span>, <draw:frame draw:style-name="fr7" draw:name="Objet88" text:anchor-type="as-char" svg:width="2.701cm" svg:height="0.483cm" draw:z-index="208"><draw:object xlink:href="./Object 88" xlink:type="simple" xlink:show="embed" xlink:actuate="onLoad"/><draw:image xlink:href="./ObjectReplacements/Object 88" xlink:type="simple" xlink:show="embed" xlink:actuate="onLoad"/></draw:frame></text:p>
      <text:p text:style-name="Standard"/>
      <text:h text:style-name="P67" text:outline-level="3"/>
      <text:h text:style-name="P67" text:outline-level="3"/>
      <text:h text:style-name="P69" text:outline-level="3">Dérivée d'un produit de fonctions</text:h>
      <text:p text:style-name="P37">Théorème :</text:p>
      <text:p text:style-name="P36">Le produit <text:span text:style-name="T5">uv</text:span> de deux fonctions dérivables sur un intervalle <text:span text:style-name="T5">I</text:span> est une fonction dérivable sur <text:span text:style-name="T5">I</text:span> et :</text:p>
      <text:p text:style-name="P44"><draw:frame draw:style-name="fr7" draw:name="Objet74" text:anchor-type="as-char" svg:width="3.044cm" svg:height="0.483cm" draw:z-index="119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/>
      <text:p text:style-name="P16">Démonstration :</text:p>
      <text:p text:style-name="Standard">Soit <draw:frame draw:style-name="fr7" draw:name="Objet59" text:anchor-type="as-char" svg:width="5.062cm" svg:height="0.483cm" draw:z-index="125"><draw:object xlink:href="./Object 59" xlink:type="simple" xlink:show="embed" xlink:actuate="onLoad"/><draw:image xlink:href="./ObjectReplacements/Object 59" xlink:type="simple" xlink:show="embed" xlink:actuate="onLoad"/><svg:desc>formule</svg:desc></draw:frame> avec <text:span text:style-name="T5">u</text:span> et <text:span text:style-name="T5">v</text:span> dérivables sur<text:span text:style-name="T5"> I</text:span>.</text:p>
      <text:p text:style-name="Standard">Pour tout <text:span text:style-name="T5">x</text:span> <text:span text:style-name="T3">∈</text:span> <text:span text:style-name="T5">I</text:span>, <draw:frame draw:style-name="fr7" draw:name="Objet60" text:anchor-type="as-char" svg:width="13.369cm" svg:height="1.014cm" draw:z-index="144"><draw:object xlink:href="./Object 60" xlink:type="simple" xlink:show="embed" xlink:actuate="onLoad"/><draw:image xlink:href="./ObjectReplacements/Object 60" xlink:type="simple" xlink:show="embed" xlink:actuate="onLoad"/><svg:desc>formule</svg:desc></draw:frame></text:p>
      <text:p text:style-name="Standard">Donc : <draw:frame draw:style-name="fr7" draw:name="Objet58" text:anchor-type="as-char" svg:width="14.656cm" svg:height="1.014cm" draw:z-index="153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Standard"><draw:frame draw:style-name="fr7" draw:name="Objet61" text:anchor-type="as-char" svg:width="11.855cm" svg:height="1.014cm" draw:z-index="169"><draw:object xlink:href="./Object 61" xlink:type="simple" xlink:show="embed" xlink:actuate="onLoad"/><draw:image xlink:href="./ObjectReplacements/Object 61" xlink:type="simple" xlink:show="embed" xlink:actuate="onLoad"/><svg:desc>formule</svg:desc></draw:frame></text:p>
      <text:p text:style-name="Standard">Et <text:span text:style-name="T5">u</text:span> et <text:span text:style-name="T5">v</text:span> étant dérivables sur <text:span text:style-name="T5">I</text:span> :</text:p>
      <text:p text:style-name="Standard"><draw:frame draw:style-name="fr7" draw:name="Objet79" text:anchor-type="as-char" svg:width="4.86cm" svg:height="1.014cm" draw:z-index="174"><draw:object xlink:href="./Object 79" xlink:type="simple" xlink:show="embed" xlink:actuate="onLoad"/><draw:image xlink:href="./ObjectReplacements/Object 79" xlink:type="simple" xlink:show="embed" xlink:actuate="onLoad"/><svg:desc>formule</svg:desc></draw:frame> et <draw:frame draw:style-name="fr7" draw:name="Objet80" text:anchor-type="as-char" svg:width="4.817cm" svg:height="1.014cm" draw:z-index="176"><draw:object xlink:href="./Object 80" xlink:type="simple" xlink:show="embed" xlink:actuate="onLoad"/><draw:image xlink:href="./ObjectReplacements/Object 80" xlink:type="simple" xlink:show="embed" xlink:actuate="onLoad"/><svg:desc>formule</svg:desc></draw:frame> de plus <draw:frame draw:style-name="fr7" draw:name="Objet81" text:anchor-type="as-char" svg:width="3.417cm" svg:height="0.748cm" draw:z-index="177"><draw:object xlink:href="./Object 81" xlink:type="simple" xlink:show="embed" xlink:actuate="onLoad"/><draw:image xlink:href="./ObjectReplacements/Object 81" xlink:type="simple" xlink:show="embed" xlink:actuate="onLoad"/></draw:frame> ainsi</text:p>
      <text:p text:style-name="Standard"><draw:frame draw:style-name="fr7" draw:name="Objet82" text:anchor-type="as-char" svg:width="11.282cm" svg:height="1.014cm" draw:z-index="179"><draw:object xlink:href="./Object 82" xlink:type="simple" xlink:show="embed" xlink:actuate="onLoad"/><draw:image xlink:href="./ObjectReplacements/Object 82" xlink:type="simple" xlink:show="embed" xlink:actuate="onLoad"/><svg:desc>formule</svg:desc></draw:frame></text:p>
      <text:p text:style-name="Standard"/>
      <text:p text:style-name="P8">Exemple :</text:p>
      <text:p text:style-name="Standard">La fonction <text:span text:style-name="T5">f </text:span>définie sur [0;+<text:span text:style-name="T3">∞</text:span>[ par <draw:frame draw:style-name="fr7" draw:name="Objet100" text:anchor-type="as-char" svg:width="2.217cm" svg:height="0.52cm" draw:z-index="186"><draw:object xlink:href="./Object 165" xlink:type="simple" xlink:show="embed" xlink:actuate="onLoad"/><draw:image xlink:href="./ObjectReplacements/Object 165" xlink:type="simple" xlink:show="embed" xlink:actuate="onLoad"/><svg:desc>formule</svg:desc></draw:frame> est le produit des deux fonctions <text:span text:style-name="T5">u</text:span> et <text:span text:style-name="T5">v</text:span> définies par :<text:tab/><text:tab/><draw:frame draw:style-name="fr7" draw:name="Objet101" text:anchor-type="as-char" svg:width="1.589cm" svg:height="0.483cm" draw:z-index="187"><draw:object xlink:href="./Object 166" xlink:type="simple" xlink:show="embed" xlink:actuate="onLoad"/><draw:image xlink:href="./ObjectReplacements/Object 166" xlink:type="simple" xlink:show="embed" xlink:actuate="onLoad"/><svg:desc>formule</svg:desc></draw:frame> et <draw:frame draw:style-name="fr7" draw:name="Objet102" text:anchor-type="as-char" svg:width="1.838cm" svg:height="0.52cm" draw:z-index="188"><draw:object xlink:href="./Object 167" xlink:type="simple" xlink:show="embed" xlink:actuate="onLoad"/><draw:image xlink:href="./ObjectReplacements/Object 167" xlink:type="simple" xlink:show="embed" xlink:actuate="onLoad"/><svg:desc>formule</svg:desc></draw:frame>.</text:p>
      <text:p text:style-name="Standard">Or <text:span text:style-name="T5">u</text:span> et <text:span text:style-name="T5">v</text:span> sont dérivables sur <draw:frame draw:style-name="fr7" draw:name="Objet103" text:anchor-type="as-char" svg:width="1.57cm" svg:height="0.482cm" draw:z-index="189"><draw:object xlink:href="./Object 168" xlink:type="simple" xlink:show="embed" xlink:actuate="onLoad"/><draw:image xlink:href="./ObjectReplacements/Object 168" xlink:type="simple" xlink:show="embed" xlink:actuate="onLoad"/><svg:desc>formule</svg:desc></draw:frame> et on a vu que : <draw:frame draw:style-name="fr7" draw:name="Objet104" text:anchor-type="as-char" svg:width="1.752cm" svg:height="0.483cm" draw:z-index="190"><draw:object xlink:href="./Object 169" xlink:type="simple" xlink:show="embed" xlink:actuate="onLoad"/><draw:image xlink:href="./ObjectReplacements/Object 169" xlink:type="simple" xlink:show="embed" xlink:actuate="onLoad"/><svg:desc>formule</svg:desc></draw:frame> et <draw:frame draw:style-name="fr7" draw:name="Objet105" text:anchor-type="as-char" svg:width="2.387cm" svg:height="1.035cm" draw:z-index="191"><draw:object xlink:href="./Object 170" xlink:type="simple" xlink:show="embed" xlink:actuate="onLoad"/><draw:image xlink:href="./ObjectReplacements/Object 170" xlink:type="simple" xlink:show="embed" xlink:actuate="onLoad"/><svg:desc>formule</svg:desc></draw:frame>.</text:p>
      <text:p text:style-name="P8"><text:span text:style-name="T9">Donc, pour tout </text:span><text:span text:style-name="T9"><draw:frame draw:style-name="fr7" draw:name="Objet106" text:anchor-type="as-char" svg:width="1.018cm" svg:height="0.467cm" draw:z-index="192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9">, </text:span><text:span text:style-name="T9"><draw:frame draw:style-name="fr7" draw:name="Objet107" text:anchor-type="as-char" svg:width="5.133cm" svg:height="1.035cm" draw:z-index="193"><draw:object xlink:href="./Object 164" xlink:type="simple" xlink:show="embed" xlink:actuate="onLoad"/><draw:image xlink:href="./ObjectReplacements/Object 164" xlink:type="simple" xlink:show="embed" xlink:actuate="onLoad"/><svg:desc>formule</svg:desc></draw:frame></text:span>.</text:p>
      <text:p text:style-name="P8"/>
      <text:p text:style-name="P8"/>
      <text:p text:style-name="P37">Cas particulier :</text:p>
      <text:p text:style-name="P38">Soit <text:span text:style-name="T5">u </text:span>une fonction dérivable sur un intervalle <text:span text:style-name="T5">I</text:span> et <text:span text:style-name="T5">k</text:span> un nombre réel.</text:p>
      <text:p text:style-name="P38">La dérivée de <text:span text:style-name="T5">ku</text:span> est <text:span text:style-name="T5">k</text:span> fois la dérivée de <text:span text:style-name="T5">u</text:span><text:span text:style-name="T23">.</text:span></text:p>
      <text:p text:style-name="P38"><text:span text:style-name="T23">Si </text:span><text:span text:style-name="T5">k</text:span><text:span text:style-name="T23"> est une constante :<text:tab/></text:span><text:span text:style-name="T23"><draw:frame draw:style-name="fr7" draw:name="Objet161" text:anchor-type="as-char" svg:width="3.623cm" svg:height="0.483cm" draw:z-index="194"><draw:object xlink:href="./Object 161" xlink:type="simple" xlink:show="embed" xlink:actuate="onLoad"/><draw:image xlink:href="./ObjectReplacements/Object 161" xlink:type="simple" xlink:show="embed" xlink:actuate="onLoad"/></draw:frame></text:span></text:p>
      <text:p text:style-name="Standard"/>
      <text:p text:style-name="Standard"><text:span text:style-name="T2">Exemple :</text:span> dérivée d'une fonction polynôme</text:p>
      <text:p text:style-name="Standard">La fonction trinôme définie par :<text:tab/><draw:frame draw:style-name="fr7" draw:name="Objet163" text:anchor-type="as-char" svg:width="3.515cm" svg:height="0.543cm" draw:z-index="195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En utilisant les règles de calculs des dérivées on obtient :</text:p>
      <text:p text:style-name="Standard"><draw:frame draw:style-name="fr7" draw:name="Objet164" text:anchor-type="as-char" svg:width="5.865cm" svg:height="0.483cm" draw:z-index="196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h text:style-name="P67" text:outline-level="3">Dérivée d'un quotient de fonctions</text:h>
      <text:p text:style-name="P37">Théorème :</text:p>
      <text:p text:style-name="P38"><text:span text:style-name="T5">u</text:span> et <text:span text:style-name="T5">v</text:span> sont deux fonctions dérivables sur un intervalle <text:span text:style-name="T5">I</text:span>.</text:p>
      <text:p text:style-name="P38">De plus, pour tout <text:span text:style-name="T5">x</text:span> de <text:span text:style-name="T5">I</text:span>, <draw:frame draw:style-name="fr7" draw:name="Objet108" text:anchor-type="as-char" svg:width="1.588cm" svg:height="0.483cm" draw:z-index="197"><draw:object xlink:href="./Object 108" xlink:type="simple" xlink:show="embed" xlink:actuate="onLoad"/><draw:image xlink:href="./ObjectReplacements/Object 108" xlink:type="simple" xlink:show="embed" xlink:actuate="onLoad"/></draw:frame></text:p>
      <text:p text:style-name="P38">Le quotient <draw:frame draw:style-name="fr7" draw:name="Objet109" text:anchor-type="as-char" svg:width="0.52cm" svg:height="0.998cm" draw:z-index="198"><draw:object xlink:href="./Object 109" xlink:type="simple" xlink:show="embed" xlink:actuate="onLoad"/><draw:image xlink:href="./ObjectReplacements/Object 109" xlink:type="simple" xlink:show="embed" xlink:actuate="onLoad"/></draw:frame> est une fonction dérivable sur <text:span text:style-name="T5">I</text:span>, et : </text:p>
      <text:p text:style-name="P39"><draw:frame draw:style-name="fr7" draw:name="Objet110" text:anchor-type="as-char" svg:width="3.124cm" svg:height="1.108cm" draw:z-index="199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7"><text:soft-page-break/>Démonstration :</text:p>
      <text:p text:style-name="Standard"><text:span text:style-name="T8">Soit </text:span><text:span text:style-name="T8"><draw:frame draw:style-name="fr7" draw:name="Objet111" text:anchor-type="as-char" svg:width="3.59cm" svg:height="1.032cm" draw:z-index="170"><draw:object xlink:href="./Object 111" xlink:type="simple" xlink:show="embed" xlink:actuate="onLoad"/><draw:image xlink:href="./ObjectReplacements/Object 111" xlink:type="simple" xlink:show="embed" xlink:actuate="onLoad"/></draw:frame></text:span><text:span text:style-name="T8"> avec </text:span><text:span text:style-name="T7">u</text:span><text:span text:style-name="T8"> et </text:span><text:span text:style-name="T7">v</text:span><text:span text:style-name="T8"> dérivables sur </text:span><text:span text:style-name="T7">I</text:span><text:span text:style-name="T8"> et </text:span><text:span text:style-name="T8"><draw:frame draw:style-name="fr7" draw:name="Objet112" text:anchor-type="as-char" svg:width="1.588cm" svg:height="0.483cm" draw:z-index="171"><draw:object xlink:href="./Object 112" xlink:type="simple" xlink:show="embed" xlink:actuate="onLoad"/><draw:image xlink:href="./ObjectReplacements/Object 112" xlink:type="simple" xlink:show="embed" xlink:actuate="onLoad"/></draw:frame></text:span><text:span text:style-name="T8"> pour tout </text:span><text:span text:style-name="T7">x</text:span><text:span text:style-name="T8"> </text:span><text:span text:style-name="T4">∈</text:span> <text:span text:style-name="T5">I</text:span></text:p>
      <text:p text:style-name="P21"><draw:frame draw:style-name="fr7" draw:name="Objet113" text:anchor-type="as-char" svg:width="15.845cm" svg:height="1.563cm" draw:z-index="172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<text:p text:style-name="Standard"><draw:frame draw:style-name="fr7" draw:name="Objet114" text:anchor-type="as-char" svg:width="13.577cm" svg:height="1.563cm" draw:z-index="173"><draw:object xlink:href="./Object 114" xlink:type="simple" xlink:show="embed" xlink:actuate="onLoad"/><draw:image xlink:href="./ObjectReplacements/Object 114" xlink:type="simple" xlink:show="embed" xlink:actuate="onLoad"/><svg:desc>formule</svg:desc></draw:frame></text:p>
      <text:p text:style-name="Standard"><draw:frame draw:style-name="fr7" draw:name="Objet115" text:anchor-type="as-char" svg:width="14.566cm" svg:height="1.117cm" draw:z-index="175"><draw:object xlink:href="./Object 115" xlink:type="simple" xlink:show="embed" xlink:actuate="onLoad"/><draw:image xlink:href="./ObjectReplacements/Object 115" xlink:type="simple" xlink:show="embed" xlink:actuate="onLoad"/><svg:desc>formule</svg:desc></draw:frame></text:p>
      <text:p text:style-name="Standard">Et u et v étant dérivables sur I :</text:p>
      <text:p text:style-name="Standard"><draw:frame draw:style-name="fr7" draw:name="Objet116" text:anchor-type="as-char" svg:width="4.86cm" svg:height="1.014cm" draw:z-index="178"><draw:object xlink:href="./Object 116" xlink:type="simple" xlink:show="embed" xlink:actuate="onLoad"/><draw:image xlink:href="./ObjectReplacements/Object 116" xlink:type="simple" xlink:show="embed" xlink:actuate="onLoad"/><svg:desc>formule</svg:desc></draw:frame><text:span text:style-name="T8"> et </text:span><text:span text:style-name="T8"><draw:frame draw:style-name="fr7" draw:name="Objet117" text:anchor-type="as-char" svg:width="4.817cm" svg:height="1.014cm" draw:z-index="180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8"> de plus </text:span><text:span text:style-name="T8"><draw:frame draw:style-name="fr7" draw:name="Objet118" text:anchor-type="as-char" svg:width="3.417cm" svg:height="0.748cm" draw:z-index="181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8"> </text:span></text:p>
      <text:p text:style-name="Standard"><text:span text:style-name="T8">ainsi puisque </text:span><text:span text:style-name="T8"><draw:frame draw:style-name="fr7" draw:name="Objet119" text:anchor-type="as-char" svg:width="1.588cm" svg:height="0.483cm" draw:z-index="183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8"> pour tout </text:span><text:span text:style-name="T7">x</text:span><text:span text:style-name="T8"> </text:span><text:span text:style-name="T4">∈</text:span><text:span text:style-name="T8"> </text:span><text:span text:style-name="T7">I</text:span><text:span text:style-name="T24">.</text:span></text:p>
      <text:p text:style-name="P22"><draw:frame draw:style-name="fr7" draw:name="Objet120" text:anchor-type="as-char" svg:width="11.319cm" svg:height="1.124cm" draw:z-index="210"><draw:object xlink:href="./Object 120" xlink:type="simple" xlink:show="embed" xlink:actuate="onLoad"/><draw:image xlink:href="./ObjectReplacements/Object 120" xlink:type="simple" xlink:show="embed" xlink:actuate="onLoad"/><svg:desc>formule</svg:desc></draw:frame></text:p>
      <text:p text:style-name="P7"/>
      <text:p text:style-name="P7"/>
      <text:p text:style-name="P8">Exemple :</text:p>
      <text:p text:style-name="Standard"><text:span text:style-name="T8">La fonction </text:span><text:span text:style-name="T7">f</text:span><text:span text:style-name="T8"> définie sur </text:span><text:span text:style-name="T8"><draw:frame draw:style-name="fr7" draw:name="Objet121" text:anchor-type="as-char" svg:width="3.309cm" svg:height="0.482cm" draw:z-index="211"><draw:object xlink:href="./Object 121" xlink:type="simple" xlink:show="embed" xlink:actuate="onLoad"/><draw:image xlink:href="./ObjectReplacements/Object 121" xlink:type="simple" xlink:show="embed" xlink:actuate="onLoad"/></draw:frame></text:span><text:span text:style-name="T8"> par </text:span><text:span text:style-name="T8"><draw:frame draw:style-name="fr7" draw:name="Objet122" text:anchor-type="as-char" svg:width="2.334cm" svg:height="0.998cm" draw:z-index="212"><draw:object xlink:href="./Object 122" xlink:type="simple" xlink:show="embed" xlink:actuate="onLoad"/><draw:image xlink:href="./ObjectReplacements/Object 122" xlink:type="simple" xlink:show="embed" xlink:actuate="onLoad"/></draw:frame></text:span><text:span text:style-name="T8"> est le quotient des fonctions </text:span><text:span text:style-name="T7">u</text:span><text:span text:style-name="T8"> et </text:span><text:span text:style-name="T7">v</text:span><text:span text:style-name="T8"> définies par :<text:tab/><text:tab/></text:span><text:span text:style-name="T8"><draw:frame draw:style-name="fr7" draw:name="Objet123" text:anchor-type="as-char" svg:width="1.589cm" svg:height="0.483cm" draw:z-index="213"><draw:object xlink:href="./Object 123" xlink:type="simple" xlink:show="embed" xlink:actuate="onLoad"/><draw:image xlink:href="./ObjectReplacements/Object 123" xlink:type="simple" xlink:show="embed" xlink:actuate="onLoad"/></draw:frame></text:span><text:span text:style-name="T8"> et </text:span><text:span text:style-name="T8"><draw:frame draw:style-name="fr7" draw:name="Objet124" text:anchor-type="as-char" svg:width="2.154cm" svg:height="0.483cm" draw:z-index="214"><draw:object xlink:href="./Object 124" xlink:type="simple" xlink:show="embed" xlink:actuate="onLoad"/><draw:image xlink:href="./ObjectReplacements/Object 124" xlink:type="simple" xlink:show="embed" xlink:actuate="onLoad"/></draw:frame></text:span></text:p>
      <text:p text:style-name="Standard"><text:span text:style-name="T7">v</text:span><text:span text:style-name="T8"> ne s'annule pas sur chacun des intervalles </text:span><text:span text:style-name="T8"><draw:frame draw:style-name="fr7" draw:name="Objet125" text:anchor-type="as-char" svg:width="1.55cm" svg:height="0.482cm" draw:z-index="215"><draw:object xlink:href="./Object 125" xlink:type="simple" xlink:show="embed" xlink:actuate="onLoad"/><draw:image xlink:href="./ObjectReplacements/Object 125" xlink:type="simple" xlink:show="embed" xlink:actuate="onLoad"/></draw:frame></text:span><text:span text:style-name="T8"> et </text:span><text:span text:style-name="T8"><draw:frame draw:style-name="fr7" draw:name="Objet126" text:anchor-type="as-char" svg:width="1.558cm" svg:height="0.482cm" draw:z-index="216"><draw:object xlink:href="./Object 126" xlink:type="simple" xlink:show="embed" xlink:actuate="onLoad"/><draw:image xlink:href="./ObjectReplacements/Object 126" xlink:type="simple" xlink:show="embed" xlink:actuate="onLoad"/></draw:frame></text:span><text:span text:style-name="T8"> et </text:span><text:span text:style-name="T7">u</text:span><text:span text:style-name="T8"> et </text:span><text:span text:style-name="T7">v</text:span><text:span text:style-name="T8"> sont dérivables sur ces intervalles :<text:tab/><text:tab/></text:span><text:span text:style-name="T8"><draw:frame draw:style-name="fr7" draw:name="Objet127" text:anchor-type="as-char" svg:width="1.752cm" svg:height="0.483cm" draw:z-index="217"><draw:object xlink:href="./Object 127" xlink:type="simple" xlink:show="embed" xlink:actuate="onLoad"/><draw:image xlink:href="./ObjectReplacements/Object 127" xlink:type="simple" xlink:show="embed" xlink:actuate="onLoad"/></draw:frame></text:span><text:span text:style-name="T8"> et </text:span><text:span text:style-name="T8"><draw:frame draw:style-name="fr7" draw:name="Objet128" text:anchor-type="as-char" svg:width="1.737cm" svg:height="0.483cm" draw:z-index="218"><draw:object xlink:href="./Object 128" xlink:type="simple" xlink:show="embed" xlink:actuate="onLoad"/><draw:image xlink:href="./ObjectReplacements/Object 128" xlink:type="simple" xlink:show="embed" xlink:actuate="onLoad"/></draw:frame></text:span><text:span text:style-name="T8">.</text:span></text:p>
      <text:p text:style-name="Standard"><text:span text:style-name="T8">Donc </text:span><text:span text:style-name="T7">f</text:span><text:span text:style-name="T8"> est dérivable sur </text:span><text:span text:style-name="T8"><draw:frame draw:style-name="fr7" draw:name="Objet129" text:anchor-type="as-char" svg:width="3.309cm" svg:height="0.482cm" draw:z-index="219"><draw:object xlink:href="./Object 129" xlink:type="simple" xlink:show="embed" xlink:actuate="onLoad"/><draw:image xlink:href="./ObjectReplacements/Object 129" xlink:type="simple" xlink:show="embed" xlink:actuate="onLoad"/><svg:desc>formule</svg:desc></draw:frame></text:span><text:span text:style-name="T8"> et </text:span><text:span text:style-name="T8"><draw:frame draw:style-name="fr7" draw:name="Objet130" text:anchor-type="as-char" svg:width="4.822cm" svg:height="1.092cm" draw:z-index="220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Standard"><text:span text:style-name="T8">Ainsi pour tout </text:span><text:span text:style-name="T7">x</text:span><text:span text:style-name="T8"> </text:span><text:span text:style-name="T4">∈</text:span> <draw:frame draw:style-name="fr7" draw:name="Objet131" text:anchor-type="as-char" svg:width="3.309cm" svg:height="0.482cm" draw:z-index="221"><draw:object xlink:href="./Object 131" xlink:type="simple" xlink:show="embed" xlink:actuate="onLoad"/><draw:image xlink:href="./ObjectReplacements/Object 131" xlink:type="simple" xlink:show="embed" xlink:actuate="onLoad"/><svg:desc>formule</svg:desc></draw:frame>, <draw:frame draw:style-name="fr7" draw:name="Objet132" text:anchor-type="as-char" svg:width="2.932cm" svg:height="1.074cm" draw:z-index="222"><draw:object xlink:href="./Object 132" xlink:type="simple" xlink:show="embed" xlink:actuate="onLoad"/><draw:image xlink:href="./ObjectReplacements/Object 132" xlink:type="simple" xlink:show="embed" xlink:actuate="onLoad"/></draw:frame></text:p>
      <text:p text:style-name="P21"/>
      <text:p text:style-name="P21"/>
      <text:p text:style-name="P37">Cas particulier :</text:p>
      <text:p text:style-name="P36"><text:span text:style-name="T7">v</text:span><text:span text:style-name="T8"> est une fonction dérivable sur un intervalle </text:span><text:span text:style-name="T7">I</text:span><text:span text:style-name="T8"> telle que, pour tout </text:span><text:span text:style-name="T8"><draw:frame draw:style-name="fr7" draw:name="Objet173" text:anchor-type="as-char" svg:width="1.005cm" svg:height="0.467cm" draw:z-index="223"><draw:object xlink:href="./Object 173" xlink:type="simple" xlink:show="embed" xlink:actuate="onLoad"/><draw:image xlink:href="./ObjectReplacements/Object 173" xlink:type="simple" xlink:show="embed" xlink:actuate="onLoad"/></draw:frame></text:span>, <draw:frame draw:style-name="fr7" draw:name="Objet165" text:anchor-type="as-char" svg:width="1.588cm" svg:height="0.483cm" draw:z-index="224"><draw:object xlink:href="./Object 102" xlink:type="simple" xlink:show="embed" xlink:actuate="onLoad"/><draw:image xlink:href="./ObjectReplacements/Object 102" xlink:type="simple" xlink:show="embed" xlink:actuate="onLoad"/></draw:frame>.</text:p>
      <text:p text:style-name="P36">Alors la fonction <draw:frame draw:style-name="fr7" draw:name="Objet166" text:anchor-type="as-char" svg:width="0.506cm" svg:height="0.998cm" draw:z-index="225"><draw:object xlink:href="./Object 103" xlink:type="simple" xlink:show="embed" xlink:actuate="onLoad"/><draw:image xlink:href="./ObjectReplacements/Object 103" xlink:type="simple" xlink:show="embed" xlink:actuate="onLoad"/></draw:frame> est dérivable sur <text:span text:style-name="T5">I</text:span> et :<text:tab/><draw:frame draw:style-name="fr7" draw:name="Objet167" text:anchor-type="as-char" svg:width="2.187cm" svg:height="1.108cm" draw:z-index="226"><draw:object xlink:href="./Object 104" xlink:type="simple" xlink:show="embed" xlink:actuate="onLoad"/><draw:image xlink:href="./ObjectReplacements/Object 104" xlink:type="simple" xlink:show="embed" xlink:actuate="onLoad"/></draw:frame>.</text:p>
      <text:p text:style-name="P49"/>
      <text:p text:style-name="P8">Exemple :</text:p>
      <text:p text:style-name="Standard">La fonction <text:span text:style-name="T5">f</text:span> définie sur <text:span text:style-name="T11">ℝ</text:span> par <draw:frame draw:style-name="fr7" draw:name="Objet168" text:anchor-type="as-char" svg:width="2.475cm" svg:height="1.058cm" draw:z-index="227"><draw:object xlink:href="./Object 105" xlink:type="simple" xlink:show="embed" xlink:actuate="onLoad"/><draw:image xlink:href="./ObjectReplacements/Object 105" xlink:type="simple" xlink:show="embed" xlink:actuate="onLoad"/></draw:frame> est l'inverse de la fonction <text:span text:style-name="T5">v</text:span> définie par <draw:frame draw:style-name="fr7" draw:name="Objet169" text:anchor-type="as-char" svg:width="2.295cm" svg:height="0.543cm" draw:z-index="228"><draw:object xlink:href="./Object 106" xlink:type="simple" xlink:show="embed" xlink:actuate="onLoad"/><draw:image xlink:href="./ObjectReplacements/Object 106" xlink:type="simple" xlink:show="embed" xlink:actuate="onLoad"/></draw:frame> (<draw:frame draw:style-name="fr7" draw:name="Objet172" text:anchor-type="as-char" svg:width="1.588cm" svg:height="0.483cm" draw:z-index="229"><draw:object xlink:href="./Object 172" xlink:type="simple" xlink:show="embed" xlink:actuate="onLoad"/><draw:image xlink:href="./ObjectReplacements/Object 172" xlink:type="simple" xlink:show="embed" xlink:actuate="onLoad"/></draw:frame> pour tout réel <text:span text:style-name="T5">x</text:span>).</text:p>
      <text:p text:style-name="Standard">Or pour tout réel <text:span text:style-name="T5">x</text:span>, <draw:frame draw:style-name="fr7" draw:name="Objet170" text:anchor-type="as-char" svg:width="2.02cm" svg:height="0.483cm" draw:z-index="230"><draw:object xlink:href="./Object 107" xlink:type="simple" xlink:show="embed" xlink:actuate="onLoad"/><draw:image xlink:href="./ObjectReplacements/Object 107" xlink:type="simple" xlink:show="embed" xlink:actuate="onLoad"/></draw:frame>. Donc <draw:frame draw:style-name="fr7" draw:name="Objet171" text:anchor-type="as-char" svg:width="3.073cm" svg:height="1.074cm" draw:z-index="231"><draw:object xlink:href="./Object 171" xlink:type="simple" xlink:show="embed" xlink:actuate="onLoad"/><draw:image xlink:href="./ObjectReplacements/Object 171" xlink:type="simple" xlink:show="embed" xlink:actuate="onLoad"/></draw:frame></text:p>
      <text:p text:style-name="Standard"/>
      <text:h text:style-name="P64" text:outline-level="2" text:is-list-header="true"/>
      <text:h text:style-name="P66" text:outline-level="2">Conséquences</text:h>
      <text:h text:style-name="P67" text:outline-level="3">Dérivées usuelles</text:h>
      <text:p text:style-name="Standard">A partir des règles de calcul sur les fonctions dérivées établies on peut dresser un tableau des dérivées usuelles à connaître.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>
          <table:table-cell table:style-name="Tableau14.A1" office:value-type="string">
            <text:p text:style-name="P26">fonction <text:span text:style-name="T5">f</text:span></text:p>
          </table:table-cell>
          <table:table-cell table:style-name="Tableau14.B1" office:value-type="string">
            <text:p text:style-name="P26">fonction dérivée <draw:frame draw:style-name="fr7" draw:name="Objet133" text:anchor-type="as-char" svg:width="0.651cm" svg:height="0.467cm" draw:z-index="79"><draw:object xlink:href="./Object 133" xlink:type="simple" xlink:show="embed" xlink:actuate="onLoad"/><draw:image xlink:href="./ObjectReplacements/Object 133" xlink:type="simple" xlink:show="embed" xlink:actuate="onLoad"/></draw:frame></text:p>
          </table:table-cell>
          <table:table-cell table:style-name="Tableau14.B1" office:value-type="string">
            <text:p text:style-name="P26">validité</text:p>
          </table:table-cell>
        </table:table-row>
        <table:table-row>
          <table:table-cell table:style-name="Tableau14.A2" office:value-type="string">
            <text:p text:style-name="Table_20_Contents"><draw:frame draw:style-name="fr7" draw:name="Objet135" text:anchor-type="as-char" svg:width="1.651cm" svg:height="0.483cm" draw:z-index="80"><draw:object xlink:href="./Object 135" xlink:type="simple" xlink:show="embed" xlink:actuate="onLoad"/><draw:image xlink:href="./ObjectReplacements/Object 135" xlink:type="simple" xlink:show="embed" xlink:actuate="onLoad"/></draw:frame></text:p>
          </table:table-cell>
          <table:table-cell table:style-name="Tableau14.B2" office:value-type="string">
            <text:p text:style-name="Table_20_Contents"><draw:frame draw:style-name="fr7" draw:name="Objet137" text:anchor-type="as-char" svg:width="1.84cm" svg:height="0.483cm" draw:z-index="81"><draw:object xlink:href="./Object 137" xlink:type="simple" xlink:show="embed" xlink:actuate="onLoad"/><draw:image xlink:href="./ObjectReplacements/Object 137" xlink:type="simple" xlink:show="embed" xlink:actuate="onLoad"/></draw:frame></text:p>
          </table:table-cell>
          <table:table-cell table:style-name="Tableau14.C2" office:value-type="string">
            <text:p text:style-name="Table_20_Contents"><text:span text:style-name="T5">k</text:span> nombre réel ; <draw:frame draw:style-name="fr7" draw:name="Objet138" text:anchor-type="as-char" svg:width="1.145cm" svg:height="0.467cm" draw:z-index="82"><draw:object xlink:href="./Object 138" xlink:type="simple" xlink:show="embed" xlink:actuate="onLoad"/><draw:image xlink:href="./ObjectReplacements/Object 138" xlink:type="simple" xlink:show="embed" xlink:actuate="onLoad"/></draw:frame></text:p>
          </table:table-cell>
        </table:table-row>
        <table:table-row>
          <table:table-cell table:style-name="Tableau14.A3" office:value-type="string">
            <text:p text:style-name="Table_20_Contents"><draw:frame draw:style-name="fr7" draw:name="Objet136" text:anchor-type="as-char" svg:width="1.67cm" svg:height="0.483cm" draw:z-index="83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  <table:table-cell table:style-name="Tableau14.B3" office:value-type="string">
            <text:p text:style-name="Table_20_Contents"><draw:frame draw:style-name="fr7" draw:name="Objet143" text:anchor-type="as-char" svg:width="1.833cm" svg:height="0.483cm" draw:z-index="84"><draw:object xlink:href="./Object 143" xlink:type="simple" xlink:show="embed" xlink:actuate="onLoad"/><draw:image xlink:href="./ObjectReplacements/Object 143" xlink:type="simple" xlink:show="embed" xlink:actuate="onLoad"/></draw:frame></text:p>
          </table:table-cell>
          <table:table-cell table:style-name="Tableau14.C3" office:value-type="string">
            <text:p text:style-name="Table_20_Contents"><draw:frame draw:style-name="fr7" draw:name="Objet139" text:anchor-type="as-char" svg:width="1.145cm" svg:height="0.467cm" draw:z-index="86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    </table:table-cell>
        </table:table-row>
        <table:table-row>
          <table:table-cell table:style-name="Tableau14.A3" office:value-type="string">
            <text:p text:style-name="Table_20_Contents"><draw:frame draw:style-name="fr7" draw:name="Objet134" text:anchor-type="as-char" svg:width="1.822cm" svg:height="0.543cm" draw:z-index="87"><draw:object xlink:href="./Object 134" xlink:type="simple" xlink:show="embed" xlink:actuate="onLoad"/><draw:image xlink:href="./ObjectReplacements/Object 134" xlink:type="simple" xlink:show="embed" xlink:actuate="onLoad"/><svg:desc>formule</svg:desc></draw:frame></text:p>
          </table:table-cell>
          <table:table-cell table:style-name="Tableau14.B3" office:value-type="string">
            <text:p text:style-name="Table_20_Contents"><draw:frame draw:style-name="fr7" draw:name="Objet144" text:anchor-type="as-char" svg:width="2.115cm" svg:height="0.483cm" draw:z-index="88"><draw:object xlink:href="./Object 144" xlink:type="simple" xlink:show="embed" xlink:actuate="onLoad"/><draw:image xlink:href="./ObjectReplacements/Object 144" xlink:type="simple" xlink:show="embed" xlink:actuate="onLoad"/></draw:frame></text:p>
          </table:table-cell>
          <table:table-cell table:style-name="Tableau14.C3" office:value-type="string">
            <text:p text:style-name="Table_20_Contents"><draw:frame draw:style-name="fr7" draw:name="Objet140" text:anchor-type="as-char" svg:width="1.145cm" svg:height="0.467cm" draw:z-index="90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/table:table-cell>
        </table:table-row>
        <table:table-row>
          <table:table-cell table:style-name="Tableau14.A5" office:value-type="string">
            <text:p text:style-name="Table_20_Contents"><draw:frame draw:style-name="fr7" draw:name="Objet142" text:anchor-type="as-char" svg:width="1.824cm" svg:height="0.543cm" draw:z-index="98"><draw:object xlink:href="./Object 142" xlink:type="simple" xlink:show="embed" xlink:actuate="onLoad"/><draw:image xlink:href="./ObjectReplacements/Object 142" xlink:type="simple" xlink:show="embed" xlink:actuate="onLoad"/></draw:frame></text:p>
          </table:table-cell>
          <table:table-cell table:style-name="Tableau14.B5" office:value-type="string">
            <text:p text:style-name="Table_20_Contents"><draw:frame draw:style-name="fr7" draw:name="Objet145" text:anchor-type="as-char" svg:width="2.919cm" svg:height="0.543cm" draw:z-index="102"><draw:object xlink:href="./Object 145" xlink:type="simple" xlink:show="embed" xlink:actuate="onLoad"/><draw:image xlink:href="./ObjectReplacements/Object 145" xlink:type="simple" xlink:show="embed" xlink:actuate="onLoad"/></draw:frame></text:p>
          </table:table-cell>
          <table:table-cell table:style-name="Tableau14.C5" office:value-type="string">
            <text:p text:style-name="Table_20_Contents"><draw:frame draw:style-name="fr7" draw:name="Objet141" text:anchor-type="as-char" svg:width="1.145cm" svg:height="0.467cm" draw:z-index="120"><draw:object xlink:href="./Object 141" xlink:type="simple" xlink:show="embed" xlink:actuate="onLoad"/><draw:image xlink:href="./ObjectReplacements/Object 141" xlink:type="simple" xlink:show="embed" xlink:actuate="onLoad"/><svg:desc>formule</svg:desc></draw:frame> ; <draw:frame draw:style-name="fr7" draw:name="Objet147" text:anchor-type="as-char" svg:width="1.152cm" svg:height="0.467cm" draw:z-index="122"><draw:object xlink:href="./Object 147" xlink:type="simple" xlink:show="embed" xlink:actuate="onLoad"/><draw:image xlink:href="./ObjectReplacements/Object 147" xlink:type="simple" xlink:show="embed" xlink:actuate="onLoad"/></draw:frame> et <draw:frame draw:style-name="fr7" draw:name="Objet146" text:anchor-type="as-char" svg:width="1.011cm" svg:height="0.467cm" draw:z-index="123"><draw:object xlink:href="./Object 146" xlink:type="simple" xlink:show="embed" xlink:actuate="onLoad"/><draw:image xlink:href="./ObjectReplacements/Object 146" xlink:type="simple" xlink:show="embed" xlink:actuate="onLoad"/></draw:frame></text:p>
          </table:table-cell>
        </table:table-row>
        <table:table-row>
          <table:table-cell table:style-name="Tableau14.A2" office:value-type="string">
            <text:p text:style-name="Table_20_Contents"><draw:frame draw:style-name="fr7" draw:name="Objet148" text:anchor-type="as-char" svg:width="1.773cm" svg:height="0.998cm" draw:z-index="124"><draw:object xlink:href="./Object 148" xlink:type="simple" xlink:show="embed" xlink:actuate="onLoad"/><draw:image xlink:href="./ObjectReplacements/Object 148" xlink:type="simple" xlink:show="embed" xlink:actuate="onLoad"/></draw:frame></text:p>
          </table:table-cell>
          <table:table-cell table:style-name="Tableau14.B2" office:value-type="string">
            <text:p text:style-name="Table_20_Contents"><draw:frame draw:style-name="fr7" draw:name="Objet149" text:anchor-type="as-char" svg:width="2.387cm" svg:height="1.058cm" draw:z-index="126"><draw:object xlink:href="./Object 149" xlink:type="simple" xlink:show="embed" xlink:actuate="onLoad"/><draw:image xlink:href="./ObjectReplacements/Object 149" xlink:type="simple" xlink:show="embed" xlink:actuate="onLoad"/></draw:frame></text:p>
          </table:table-cell>
          <table:table-cell table:style-name="Tableau14.C2" office:value-type="string">
            <text:p text:style-name="Table_20_Contents"><draw:frame draw:style-name="fr7" draw:name="Objet150" text:anchor-type="as-char" svg:width="2.198cm" svg:height="0.482cm" draw:z-index="127"><draw:object xlink:href="./Object 150" xlink:type="simple" xlink:show="embed" xlink:actuate="onLoad"/><draw:image xlink:href="./ObjectReplacements/Object 150" xlink:type="simple" xlink:show="embed" xlink:actuate="onLoad"/></draw:frame> ou <draw:frame draw:style-name="fr7" draw:name="Objet151" text:anchor-type="as-char" svg:width="2.198cm" svg:height="0.482cm" draw:z-index="128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    </table:table-cell>
        </table:table-row>
        <table:table-row>
          <table:table-cell table:style-name="Tableau14.A3" office:value-type="string">
            <text:p text:style-name="Table_20_Contents"><draw:frame draw:style-name="fr7" draw:name="Objet152" text:anchor-type="as-char" svg:width="1.909cm" svg:height="1.058cm" draw:z-index="129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ableau14.B3" office:value-type="string">
            <text:p text:style-name="Table_20_Contents"><draw:frame draw:style-name="fr7" draw:name="Objet153" text:anchor-type="as-char" svg:width="2.381cm" svg:height="1.058cm" draw:z-index="131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  <table:table-cell table:style-name="Tableau14.C3" office:value-type="string">
            <text:p text:style-name="Table_20_Contents"><draw:frame draw:style-name="fr7" draw:name="Objet154" text:anchor-type="as-char" svg:width="2.198cm" svg:height="0.482cm" draw:z-index="132"><draw:object xlink:href="./Object 154" xlink:type="simple" xlink:show="embed" xlink:actuate="onLoad"/><draw:image xlink:href="./ObjectReplacements/Object 154" xlink:type="simple" xlink:show="embed" xlink:actuate="onLoad"/><svg:desc>formule</svg:desc></draw:frame> ou <draw:frame draw:style-name="fr7" draw:name="Objet155" text:anchor-type="as-char" svg:width="2.198cm" svg:height="0.482cm" draw:z-index="133"><draw:object xlink:href="./Object 155" xlink:type="simple" xlink:show="embed" xlink:actuate="onLoad"/><draw:image xlink:href="./ObjectReplacements/Object 155" xlink:type="simple" xlink:show="embed" xlink:actuate="onLoad"/><svg:desc>formule</svg:desc></draw:frame></text:p>
          </table:table-cell>
        </table:table-row>
        <table:table-row>
          <table:table-cell table:style-name="Tableau14.A5" office:value-type="string">
            <text:p text:style-name="Table_20_Contents"><draw:frame draw:style-name="fr7" draw:name="Objet158" text:anchor-type="as-char" svg:width="1.912cm" svg:height="1.058cm" draw:z-index="137"><draw:object xlink:href="./Object 158" xlink:type="simple" xlink:show="embed" xlink:actuate="onLoad"/><draw:image xlink:href="./ObjectReplacements/Object 158" xlink:type="simple" xlink:show="embed" xlink:actuate="onLoad"/><svg:desc>formule</svg:desc></draw:frame></text:p>
          </table:table-cell>
          <table:table-cell table:style-name="Tableau14.B5" office:value-type="string">
            <text:p text:style-name="Table_20_Contents"><draw:frame draw:style-name="fr7" draw:name="Objet159" text:anchor-type="as-char" svg:width="2.729cm" svg:height="1.058cm" draw:z-index="143"><draw:object xlink:href="./Object 159" xlink:type="simple" xlink:show="embed" xlink:actuate="onLoad"/><draw:image xlink:href="./ObjectReplacements/Object 159" xlink:type="simple" xlink:show="embed" xlink:actuate="onLoad"/><svg:desc>formule</svg:desc></draw:frame></text:p>
          </table:table-cell>
          <table:table-cell table:style-name="Tableau14.C5" office:value-type="string">
            <text:p text:style-name="Table_20_Contents"><text:span text:style-name="T5">n</text:span> entier non nul</text:p>
            <text:p text:style-name="Table_20_Contents"><draw:frame draw:style-name="fr7" draw:name="Objet156" text:anchor-type="as-char" svg:width="2.198cm" svg:height="0.482cm" draw:z-index="155"><draw:object xlink:href="./Object 156" xlink:type="simple" xlink:show="embed" xlink:actuate="onLoad"/><draw:image xlink:href="./ObjectReplacements/Object 156" xlink:type="simple" xlink:show="embed" xlink:actuate="onLoad"/><svg:desc>formule</svg:desc></draw:frame> ou <draw:frame draw:style-name="fr7" draw:name="Objet157" text:anchor-type="as-char" svg:width="2.198cm" svg:height="0.482cm" draw:z-index="156"><draw:object xlink:href="./Object 157" xlink:type="simple" xlink:show="embed" xlink:actuate="onLoad"/><draw:image xlink:href="./ObjectReplacements/Object 157" xlink:type="simple" xlink:show="embed" xlink:actuate="onLoad"/><svg:desc>formule</svg:desc></draw:frame></text:p>
          </table:table-cell>
        </table:table-row>
        <table:table-row>
          <table:table-cell table:style-name="Tableau14.A5" office:value-type="string">
            <text:p text:style-name="Table_20_Contents"><draw:frame draw:style-name="fr7" draw:name="Objet160" text:anchor-type="as-char" svg:width="1.931cm" svg:height="0.52cm" draw:z-index="157"><draw:object xlink:href="./Object 160" xlink:type="simple" xlink:show="embed" xlink:actuate="onLoad"/><draw:image xlink:href="./ObjectReplacements/Object 160" xlink:type="simple" xlink:show="embed" xlink:actuate="onLoad"/></draw:frame></text:p>
          </table:table-cell>
          <table:table-cell table:style-name="Tableau14.B5" office:value-type="string">
            <text:p text:style-name="Table_20_Contents"><draw:frame draw:style-name="fr7" draw:name="Objet162" text:anchor-type="as-char" svg:width="2.48cm" svg:height="1.035cm" draw:z-index="158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</table:table-cell>
          <table:table-cell table:style-name="Tableau14.C9" office:value-type="string">
            <text:p text:style-name="Table_20_Contents"/>
          </table:table-cell>
        </table:table-row>
      </table:table>
      <text:p text:style-name="Standard"/>
      <text:h text:style-name="P67" text:outline-level="3">Approximation de <text:span text:style-name="T5">n</text:span> hausses successives</text:h>
      <text:p text:style-name="P36">Soit <text:span text:style-name="T5">n</text:span> un entier naturel et <text:span text:style-name="T5">t</text:span> un taux d'augmentation faible (de l'ordre de 1 %).</text:p>
      <text:p text:style-name="P36">Une valeur subit <text:span text:style-name="T5">n</text:span> hausses successives de <text:span text:style-name="T5">t</text:span> %, alors cette valeur a augmenté approximativement de <text:span text:style-name="T5">nt</text:span> %.</text:p>
      <text:p text:style-name="P49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list xml:id="list37159354" text:style-name="L6">
              <text:list-item>
                <text:p text:style-name="P60">Pour <draw:frame draw:style-name="fr7" draw:name="Objet183" text:anchor-type="as-char" svg:width="1.011cm" svg:height="0.467cm" draw:z-index="159"><draw:object xlink:href="./Object 183" xlink:type="simple" xlink:show="embed" xlink:actuate="onLoad"/><draw:image xlink:href="./ObjectReplacements/Object 183" xlink:type="simple" xlink:show="embed" xlink:actuate="onLoad"/></draw:frame></text:p>
              </text:list-item>
            </text:list>
            <text:p text:style-name="Table_20_Contents">La fonction <draw:frame draw:style-name="fr7" draw:name="Objet175" text:anchor-type="as-char" svg:width="2.496cm" svg:height="0.543cm" draw:z-index="162"><draw:object xlink:href="./Object 175" xlink:type="simple" xlink:show="embed" xlink:actuate="onLoad"/><draw:image xlink:href="./ObjectReplacements/Object 175" xlink:type="simple" xlink:show="embed" xlink:actuate="onLoad"/></draw:frame> représente la hausse globale due aux <text:span text:style-name="T23">2</text:span> hausses successives.</text:p>
            <text:p text:style-name="P13"/>
            <text:p text:style-name="Standard"><text:span text:style-name="T18">Pour un réel </text:span><text:span text:style-name="T17">t</text:span><text:span text:style-name="T18"> proche de 0, l'image </text:span><text:span text:style-name="T17">f(t)</text:span><text:span text:style-name="T18"> est proche de </text:span><text:span text:style-name="T17">g(t)</text:span><text:span text:style-name="T18"> (équation de la tangente à </text:span><text:span text:style-name="T17">C</text:span><text:span text:style-name="T15">f</text:span><text:span text:style-name="T18"> en 0) :</text:span></text:p>
            <text:p text:style-name="P14"/>
            <text:p text:style-name="P26"><text:span text:style-name="T18"><draw:frame draw:style-name="fr7" draw:name="Objet176" text:anchor-type="as-char" svg:width="4.695cm" svg:height="0.483cm" draw:z-index="163"><draw:object xlink:href="./Object 176" xlink:type="simple" xlink:show="embed" xlink:actuate="onLoad"/><draw:image xlink:href="./ObjectReplacements/Object 176" xlink:type="simple" xlink:show="embed" xlink:actuate="onLoad"/><svg:desc>formule</svg:desc></draw:frame></text:span> </text:p>
            <text:p text:style-name="Table_20_Contents"/>
            <text:p text:style-name="Table_20_Contents">or <draw:frame draw:style-name="fr7" draw:name="Objet177" text:anchor-type="as-char" svg:width="6.304cm" svg:height="0.483cm" draw:z-index="164"><draw:object xlink:href="./Object 177" xlink:type="simple" xlink:show="embed" xlink:actuate="onLoad"/><draw:image xlink:href="./ObjectReplacements/Object 177" xlink:type="simple" xlink:show="embed" xlink:actuate="onLoad"/></draw:frame></text:p>
            <text:p text:style-name="Table_20_Contents">donc on a <draw:frame draw:style-name="fr7" draw:name="Objet178" text:anchor-type="as-char" svg:width="1.827cm" svg:height="0.483cm" draw:z-index="165"><draw:object xlink:href="./Object 178" xlink:type="simple" xlink:show="embed" xlink:actuate="onLoad"/><draw:image xlink:href="./ObjectReplacements/Object 178" xlink:type="simple" xlink:show="embed" xlink:actuate="onLoad"/></draw:frame> et <draw:frame draw:style-name="fr7" draw:name="Objet179" text:anchor-type="as-char" svg:width="1.64cm" svg:height="0.483cm" draw:z-index="166"><draw:object xlink:href="./Object 179" xlink:type="simple" xlink:show="embed" xlink:actuate="onLoad"/><draw:image xlink:href="./ObjectReplacements/Object 179" xlink:type="simple" xlink:show="embed" xlink:actuate="onLoad"/></draw:frame></text:p>
            <text:p text:style-name="Table_20_Contents">Ainsi : <draw:frame draw:style-name="fr7" draw:name="Objet180" text:anchor-type="as-char" svg:width="2.291cm" svg:height="0.483cm" draw:z-index="167"><draw:object xlink:href="./Object 180" xlink:type="simple" xlink:show="embed" xlink:actuate="onLoad"/><draw:image xlink:href="./ObjectReplacements/Object 180" xlink:type="simple" xlink:show="embed" xlink:actuate="onLoad"/></draw:frame></text:p>
            <text:p text:style-name="Table_20_Contents">Et donc :</text:p>
            <text:p text:style-name="P26"><draw:frame draw:style-name="fr7" draw:name="Objet182" text:anchor-type="as-char" svg:width="2.619cm" svg:height="0.543cm" draw:z-index="168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      <text:p text:style-name="Table_20_Contents"/>
          </table:table-cell>
          <table:table-cell table:style-name="Tableau16.A1" office:value-type="string">
            <text:p text:style-name="Table_20_Contents"><draw:frame draw:style-name="fr2" draw:name="images11" text:anchor-type="paragraph" svg:width="8.306cm" svg:height="7.156cm" draw:z-index="32"><draw:image xlink:href="Pictures/200000070000316B00002A95F9097431.svm" xlink:type="simple" xlink:show="embed" xlink:actuate="onLoad"/></draw:frame></text:p>
          </table:table-cell>
        </table:table-row>
      </table:table>
      <text:p text:style-name="Table_20_Contents"/>
      <text:p text:style-name="Table_20_Contents"/>
      <text:list xml:id="list37167763" text:style-name="L7">
        <text:list-item>
          <text:p text:style-name="P61"><text:soft-page-break/>On généralise la propriété en démontrant que pour <text:span text:style-name="T5">t</text:span> proche de 0 : <draw:frame draw:style-name="fr7" draw:name="Objet181" text:anchor-type="as-char" svg:width="2.623cm" svg:height="0.543cm" draw:z-index="56"><draw:object xlink:href="./Object 182" xlink:type="simple" xlink:show="embed" xlink:actuate="onLoad"/><draw:image xlink:href="./ObjectReplacements/Object 182" xlink:type="simple" xlink:show="embed" xlink:actuate="onLoad"/></draw:frame></text:p>
        </text:list-item>
      </text:list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52">Démonstration :</text:p>
            <text:p text:style-name="P49"/>
            <text:p text:style-name="P49">On souhaite déterminer la tangente à <text:span text:style-name="T5">C</text:span><text:span text:style-name="T15">f</text:span> (avec <draw:frame draw:style-name="fr7" draw:name="Objet187" text:anchor-type="as-char" svg:width="2.498cm" svg:height="0.543cm" draw:z-index="57"><draw:object xlink:href="./Object 199" xlink:type="simple" xlink:show="embed" xlink:actuate="onLoad"/><draw:image xlink:href="./ObjectReplacements/Object 199" xlink:type="simple" xlink:show="embed" xlink:actuate="onLoad"/><svg:desc>formule</svg:desc></draw:frame>) au point d'abscisse <draw:frame draw:style-name="fr7" draw:name="Objet199" text:anchor-type="as-char" svg:width="0.926cm" svg:height="0.467cm" draw:z-index="60"><draw:object xlink:href="./Object 187" xlink:type="simple" xlink:show="embed" xlink:actuate="onLoad"/><draw:image xlink:href="./ObjectReplacements/Object 187" xlink:type="simple" xlink:show="embed" xlink:actuate="onLoad"/></draw:frame>.</text:p>
            <text:p text:style-name="P49"/>
            <text:p text:style-name="P49">On ne connaît pas <draw:frame draw:style-name="fr7" draw:name="Objet200" text:anchor-type="as-char" svg:width="1.185cm" svg:height="0.483cm" draw:z-index="63"><draw:object xlink:href="./Object 200" xlink:type="simple" xlink:show="embed" xlink:actuate="onLoad"/><draw:image xlink:href="./ObjectReplacements/Object 200" xlink:type="simple" xlink:show="embed" xlink:actuate="onLoad"/></draw:frame> </text:p>
            <text:p text:style-name="P54">(il faudrait ici une formule sur la dérivée d'une fonction composée). </text:p>
            <text:p text:style-name="P49"/>
            <text:p text:style-name="P49">On va donc « translater » le problème.</text:p>
          </table:table-cell>
          <table:table-cell table:style-name="Tableau18.A1" office:value-type="string">
            <text:p text:style-name="Table_20_Contents"><draw:frame draw:style-name="fr2" draw:name="images12" text:anchor-type="paragraph" svg:width="5.389cm" svg:height="4.579cm" draw:z-index="33"><draw:image xlink:href="Pictures/20000007000036B100002E7DA3762F39.svm" xlink:type="simple" xlink:show="embed" xlink:actuate="onLoad"/></draw:frame></text:p>
          </table:table-cell>
        </table:table-row>
        <table:table-row>
          <table:table-cell table:style-name="Tableau18.A1" office:value-type="string">
            <text:p text:style-name="Table_20_Contents">On effectue le changement de variables : <draw:frame draw:style-name="fr7" draw:name="Objet188" text:anchor-type="as-char" svg:width="1.485cm" svg:height="0.467cm" draw:z-index="64"><draw:object xlink:href="./Object 188" xlink:type="simple" xlink:show="embed" xlink:actuate="onLoad"/><draw:image xlink:href="./ObjectReplacements/Object 188" xlink:type="simple" xlink:show="embed" xlink:actuate="onLoad"/></draw:frame></text:p>
            <text:p text:style-name="Table_20_Contents"/>
            <text:p text:style-name="Table_20_Contents">On cherche alors à déterminer la tangente à <text:span text:style-name="T5">C</text:span><text:span text:style-name="T15">g</text:span> (avec <draw:frame draw:style-name="fr7" draw:name="Objet189" text:anchor-type="as-char" svg:width="1.782cm" svg:height="0.543cm" draw:z-index="66"><draw:object xlink:href="./Object 189" xlink:type="simple" xlink:show="embed" xlink:actuate="onLoad"/><draw:image xlink:href="./ObjectReplacements/Object 189" xlink:type="simple" xlink:show="embed" xlink:actuate="onLoad"/></draw:frame>) au point d'abscisse <draw:frame draw:style-name="fr7" draw:name="Objet196" text:anchor-type="as-char" svg:width="1.011cm" svg:height="0.467cm" draw:z-index="67"><draw:object xlink:href="./Object 196" xlink:type="simple" xlink:show="embed" xlink:actuate="onLoad"/><draw:image xlink:href="./ObjectReplacements/Object 196" xlink:type="simple" xlink:show="embed" xlink:actuate="onLoad"/></draw:frame>.</text:p>
            <text:p text:style-name="Table_20_Contents"/>
            <text:p text:style-name="Table_20_Contents">On obtient alors :</text:p>
            <text:p text:style-name="Table_20_Contents"><draw:frame draw:style-name="fr7" draw:name="Objet190" text:anchor-type="as-char" svg:width="4.126cm" svg:height="0.483cm" draw:z-index="68"><draw:object xlink:href="./Object 190" xlink:type="simple" xlink:show="embed" xlink:actuate="onLoad"/><draw:image xlink:href="./ObjectReplacements/Object 190" xlink:type="simple" xlink:show="embed" xlink:actuate="onLoad"/></draw:frame> </text:p>
            <text:p text:style-name="Table_20_Contents">avec <draw:frame draw:style-name="fr7" draw:name="Objet193" text:anchor-type="as-char" svg:width="2.291cm" svg:height="0.543cm" draw:z-index="69"><draw:object xlink:href="./Object 193" xlink:type="simple" xlink:show="embed" xlink:actuate="onLoad"/><draw:image xlink:href="./ObjectReplacements/Object 193" xlink:type="simple" xlink:show="embed" xlink:actuate="onLoad"/></draw:frame></text:p>
            <text:p text:style-name="Table_20_Contents">et <draw:frame draw:style-name="fr7" draw:name="Objet191" text:anchor-type="as-char" svg:width="2.482cm" svg:height="0.543cm" draw:z-index="70"><draw:object xlink:href="./Object 191" xlink:type="simple" xlink:show="embed" xlink:actuate="onLoad"/><draw:image xlink:href="./ObjectReplacements/Object 191" xlink:type="simple" xlink:show="embed" xlink:actuate="onLoad"/></draw:frame> donc <draw:frame draw:style-name="fr7" draw:name="Objet192" text:anchor-type="as-char" svg:width="1.773cm" svg:height="0.483cm" draw:z-index="71"><draw:object xlink:href="./Object 192" xlink:type="simple" xlink:show="embed" xlink:actuate="onLoad"/><draw:image xlink:href="./ObjectReplacements/Object 192" xlink:type="simple" xlink:show="embed" xlink:actuate="onLoad"/></draw:frame>.</text:p>
            <text:p text:style-name="Table_20_Contents">Ainsi <draw:frame draw:style-name="fr7" draw:name="Objet194" text:anchor-type="as-char" svg:width="2.748cm" svg:height="0.483cm" draw:z-index="72"><draw:object xlink:href="./Object 194" xlink:type="simple" xlink:show="embed" xlink:actuate="onLoad"/><draw:image xlink:href="./ObjectReplacements/Object 194" xlink:type="simple" xlink:show="embed" xlink:actuate="onLoad"/></draw:frame></text:p>
          </table:table-cell>
          <table:table-cell table:style-name="Tableau18.A1" office:value-type="string">
            <text:p text:style-name="Table_20_Contents"><draw:frame draw:style-name="fr2" draw:name="images13" text:anchor-type="paragraph" svg:width="5.027cm" svg:height="5.006cm" draw:z-index="34"><draw:image xlink:href="Pictures/2000000700002F7700002F45BEA117DD.svm" xlink:type="simple" xlink:show="embed" xlink:actuate="onLoad"/></draw:frame></text:p>
          </table:table-cell>
        </table:table-row>
        <table:table-row>
          <table:table-cell table:style-name="Tableau18.A1" table:number-columns-spanned="2" office:value-type="string">
            <text:p text:style-name="Table_20_Contents">On conclut alors (avec <draw:frame draw:style-name="fr7" draw:name="Objet195" text:anchor-type="as-char" svg:width="1.478cm" svg:height="0.467cm" draw:z-index="73"><draw:object xlink:href="./Object 195" xlink:type="simple" xlink:show="embed" xlink:actuate="onLoad"/><draw:image xlink:href="./ObjectReplacements/Object 195" xlink:type="simple" xlink:show="embed" xlink:actuate="onLoad"/></draw:frame>)que l'équation de la tangente à <text:span text:style-name="T5">C</text:span><text:span text:style-name="T15">f</text:span> au point d'abscisse <draw:frame draw:style-name="fr7" draw:name="Objet197" text:anchor-type="as-char" svg:width="0.926cm" svg:height="0.467cm" draw:z-index="74"><draw:object xlink:href="./Object 197" xlink:type="simple" xlink:show="embed" xlink:actuate="onLoad"/><draw:image xlink:href="./ObjectReplacements/Object 197" xlink:type="simple" xlink:show="embed" xlink:actuate="onLoad"/></draw:frame>.</text:p>
            <text:p text:style-name="Table_20_Contents"><draw:frame draw:style-name="fr7" draw:name="Objet198" text:anchor-type="as-char" svg:width="1.757cm" svg:height="0.467cm" draw:z-index="75"><draw:object xlink:href="./Object 198" xlink:type="simple" xlink:show="embed" xlink:actuate="onLoad"/><draw:image xlink:href="./ObjectReplacements/Object 198" xlink:type="simple" xlink:show="embed" xlink:actuate="onLoad"/></draw:frame>.</text:p>
          </table:table-cell>
          <table:covered-table-cell/>
        </table:table-row>
      </table:table>
      <text:p text:style-name="P49"/>
      <text:p text:style-name="P49"/>
      <text:p text:style-name="P49"/>
      <text:p text:style-name="P53">Exemple :</text:p>
      <text:p text:style-name="P49">On place 1000 € au taux mensuel de 0,25 %.</text:p>
      <text:p text:style-name="P49">Au bout d'un an ce capital a augmenté de, approximativement 3 %, car <draw:frame draw:style-name="fr7" draw:name="Objet184" text:anchor-type="as-char" svg:width="2.302cm" svg:height="0.467cm" draw:z-index="76"><draw:object xlink:href="./Object 184" xlink:type="simple" xlink:show="embed" xlink:actuate="onLoad"/><draw:image xlink:href="./ObjectReplacements/Object 184" xlink:type="simple" xlink:show="embed" xlink:actuate="onLoad"/></draw:frame>.</text:p>
      <text:p text:style-name="P49">Nous savons que, en réalité, le coefficient multiplicateur mensuel est 1,0025. Donc le coefficient multiplicateur global sur un an est :</text:p>
      <text:p text:style-name="P50"><draw:frame draw:style-name="fr7" draw:name="Objet185" text:anchor-type="as-char" svg:width="4.898cm" svg:height="0.591cm" draw:z-index="77"><draw:object xlink:href="./Object 185" xlink:type="simple" xlink:show="embed" xlink:actuate="onLoad"/><draw:image xlink:href="./ObjectReplacements/Object 185" xlink:type="simple" xlink:show="embed" xlink:actuate="onLoad"/></draw:frame></text:p>
      <text:p text:style-name="P51">pour 1000 €, l'écart n'est que de 0,42 €.</text:p>
      <text:p text:style-name="P51"/>
      <text:p text:style-name="P51"/>
      <text:p text:style-name="P55">Programme :</text:p>
      <text:p text:style-name="P51"/>
      <table:table table:name="Tableau17" table:style-name="Tableau17">
        <table:table-column table:style-name="Tableau17.A" table:number-columns-repeated="3"/>
        <table:table-row>
          <table:table-cell table:style-name="Tableau17.A1" office:value-type="string">
            <text:p text:style-name="P20">CONTENUS </text:p>
          </table:table-cell>
          <table:table-cell table:style-name="Tableau17.A1" office:value-type="string">
            <text:p text:style-name="P20">MODALITÉS DE MISE EN ŒUVRE </text:p>
          </table:table-cell>
          <table:table-cell table:style-name="Tableau17.C1" office:value-type="string">
            <text:p text:style-name="P20">COMMENTAIRES </text:p>
          </table:table-cell>
        </table:table-row>
        <table:table-row>
          <table:table-cell table:style-name="Tableau17.A2" office:value-type="string">
            <text:p text:style-name="P29">Dérivation </text:p>
            <text:p text:style-name="P29">Approche cinématique ou graphique du concept de nombre dérivé d’une fonction en un point. </text:p>
            <text:p text:style-name="P29">Nombre dérivé d’une fonction en un point : définition comme limite de <draw:frame draw:style-name="fr7" draw:name="Objet186" text:anchor-type="as-char" svg:width="2.395cm" svg:height="0.841cm" draw:z-index="78"><draw:object xlink:href="./Object 186" xlink:type="simple" xlink:show="embed" xlink:actuate="onLoad"/><draw:image xlink:href="./ObjectReplacements/Object 186" xlink:type="simple" xlink:show="embed" xlink:actuate="onLoad"/><svg:desc>formule</svg:desc></draw:frame> quand h tend vers 0. </text:p>
            <text:p text:style-name="P29"/>
            <text:p text:style-name="P19">Fonction dérivée. </text:p>
            <text:p text:style-name="P19">Tangente à la courbe représentative d’une fonction ƒ dérivable. </text:p>
            <text:p text:style-name="P19">Fonction dérivée d’une somme, d’un produit, d’un quotient, de x . xn, de x √x. </text:p>
            <text:p text:style-name="P19">Lien entre dérivée et sens de variation. </text:p>
            <text:p text:style-name="P19"/>
            <text:p text:style-name="P29">Application à l’approximation de pourcentages. </text:p>
          </table:table-cell>
          <table:table-cell table:style-name="Tableau17.A2" office:value-type="string">
            <text:p text:style-name="P19">Plusieurs démarches sont possibles : passage de la vitesse moyenne à la vitesse instantanée pour des mouvements rectilignes suivant des lois horaires élémentaires (trinôme du second degré dans un premier temps) ; zooms successifs sur une représentation graphique obtenue à l’écran de la calculatrice. </text:p>
            <text:p text:style-name="P19">On reliera coût marginal et dérivée en un point. </text:p>
            <text:p text:style-name="P19"/>
            <text:p text:style-name="P19">On étudiera, sur quelques exemples, les variations de fonctions polynômes de degré 2 ou 3, de fonctions homographiques ou de fonctions rationnelles très simples. </text:p>
            <text:p text:style-name="P19">On montrera que, pour un taux x faible, n hausses successives de x % équivalent pratiquement à une hausse de n x %. On illustrera ceci à l’aide de la représentation graphique de la fonction x . (1 + x)<text:span text:style-name="T25">n</text:span> (pour n = 2 ou n = 3) et de sa tangente pour x = 0. </text:p>
          </table:table-cell>
          <table:table-cell table:style-name="Tableau17.C2" office:value-type="string">
            <text:p text:style-name="P19">On ne donnera pas de définition formelle de la notion de limite. </text:p>
            <text:p text:style-name="P19">Le vocabulaire et la notation relatifs aux limites seront introduits à l’occasion de ce travail sur la notion de dérivée ; on s’en tiendra à une approche sur des exemples et à une utilisation intuitive. Aucun développement n’est demandé sur ce sujet. </text:p>
            <text:p text:style-name="P19"/>
            <text:p text:style-name="P19"/>
            <text:p text:style-name="P19"/>
            <text:p text:style-name="P19"/>
            <text:p text:style-name="P29">On justifiera que la dérivée d’une fonction monotone sur un intervalle est de signe constant et on admettra la réciproque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8T12:25:28.45</meta:creation-date>
    <meta:editing-duration>PT18H32M30S</meta:editing-duration>
    <meta:editing-cycles>29</meta:editing-cycles>
    <meta:generator>OpenOffice.org/3.3$Win32 OpenOffice.org_project/330m20$Build-9567</meta:generator>
    <meta:initial-creator>Johann DOLIVET</meta:initial-creator>
    <dc:date>2011-08-29T17:03:12.12</dc:date>
    <dc:creator>Johann DOLIVET</dc:creator>
    <meta:printed-by>Johann DOLIVET</meta:printed-by>
    <meta:print-date>2011-05-25T21:18:24.03</meta:print-date>
    <meta:document-statistic meta:table-count="21" meta:image-count="19" meta:object-count="202" meta:page-count="13" meta:paragraph-count="317" meta:word-count="2056" meta:character-count="10406"/>
  </office:meta>
</office:document-meta>
</file>

<file path=Object 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i>f</mi>
            <mrow>
              <mo stretchy="false">(</mo>
              <mi>x</mi>
              <mo stretchy="false">)</mo>
            </mrow>
          </mrow>
        </mrow>
        <mi mathvariant="normal">=</mi>
        <mi>f</mi>
      </mrow>
      <mrow>
        <mo stretchy="false">(</mo>
        <mn>0</mn>
        <mo stretchy="false">)</mo>
      </mrow>
    </mrow>
    <annotation encoding="StarMath 5.0"> Lim from{ x rightarrow {0} } { f(x)} =f({0})</annotation>
  </semantics>
</math>
</file>

<file path=Object 10/content.xml><?xml version="1.0" encoding="utf-8"?>
<math xmlns="http://www.w3.org/1998/Math/MathML">
  <semantics>
    <mrow>
      <mrow>
        <mrow>
          <mfrac>
            <mrow>
              <msup>
                <mrow>
                  <mo stretchy="false">(</mo>
                  <mrow>
                    <mi>a</mi>
                    <mo stretchy="false">+</mo>
                    <mi>h</mi>
                  </mrow>
                  <mo stretchy="false">)</mo>
                </mrow>
                <mn>2</mn>
              </msup>
              <mi>–</mi>
              <msup>
                <mi>a</mi>
                <mn>2</mn>
              </msup>
            </mrow>
            <mi>h</mi>
          </mfrac>
          <mo stretchy="false">=</mo>
          <mfrac>
            <mrow>
              <mrow>
                <msup>
                  <mi>a</mi>
                  <mn>2</mn>
                </msup>
                <mo stretchy="false">+</mo>
                <mn>2</mn>
              </mrow>
              <mrow>
                <mi mathvariant="italic">ah</mi>
                <mo stretchy="false">+</mo>
                <msup>
                  <mi>h</mi>
                  <mn>2</mn>
                </msup>
              </mrow>
              <mi>–</mi>
              <msup>
                <mi>a</mi>
                <mn>2</mn>
              </msup>
            </mrow>
            <mi>h</mi>
          </mfrac>
        </mrow>
        <mo stretchy="false">=</mo>
        <mn>2</mn>
      </mrow>
      <mrow>
        <mi>a</mi>
        <mo stretchy="false">+</mo>
        <mi>h</mi>
      </mrow>
    </mrow>
    <annotation encoding="StarMath 5.0">{(a+h)^2–a^2} over h={a^2+{2}ah+h ^ {2}–a^2} over h={2}a+h</annotation>
  </semantics>
</math>
</file>

<file path=Object 10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n>2</mn>
      </mrow>
      <mrow>
        <msup>
          <mi>x</mi>
          <mn>2</mn>
        </msup>
        <mo stretchy="false">+</mo>
        <mn>8</mn>
      </mrow>
      <mrow>
        <mi>x</mi>
        <mo stretchy="false">+</mo>
        <mn>3</mn>
      </mrow>
    </mrow>
    <annotation encoding="StarMath 5.0">f(x)={2}x^2+{8}x+{3}</annotation>
  </semantics>
</math>
</file>

<file path=Object 101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row>
          <mn>2</mn>
          <mi mathvariant="normal">×</mi>
          <mn>2</mn>
        </mrow>
      </mrow>
      <mrow>
        <mrow>
          <mrow>
            <mi>x</mi>
            <mo stretchy="false">+</mo>
            <mrow>
              <mn>8</mn>
              <mi mathvariant="normal">×</mi>
              <mn>1</mn>
            </mrow>
          </mrow>
          <mo stretchy="false">+</mo>
          <mn>0</mn>
        </mrow>
        <mi mathvariant="normal">=</mi>
        <mn>4</mn>
      </mrow>
      <mrow>
        <mi>x</mi>
        <mo stretchy="false">+</mo>
        <mn>8</mn>
      </mrow>
    </mrow>
    <annotation encoding="StarMath 5.0">f'(x)={2} times {2}x+{8} times {1}+{0}={4}x+{8}</annotation>
  </semantics>
</math>
</file>

<file path=Object 102/content.xml><?xml version="1.0" encoding="utf-8"?>
<math xmlns="http://www.w3.org/1998/Math/MathML">
  <semantics>
    <mrow>
      <mi>v</mi>
      <mrow>
        <mo stretchy="false">(</mo>
        <mi>x</mi>
        <mo stretchy="false">)</mo>
      </mrow>
      <mi mathvariant="normal">≠</mi>
      <mn>0</mn>
    </mrow>
    <annotation encoding="StarMath 5.0">v(x)%notequal {0}</annotation>
  </semantics>
</math>
</file>

<file path=Object 103/content.xml><?xml version="1.0" encoding="utf-8"?>
<math xmlns="http://www.w3.org/1998/Math/MathML">
  <semantics>
    <mfrac>
      <mn>1</mn>
      <mi>v</mi>
    </mfrac>
    <annotation encoding="StarMath 5.0">{1} over v</annotation>
  </semantics>
</math>
</file>

<file path=Object 104/content.xml><?xml version="1.0" encoding="utf-8"?>
<math xmlns="http://www.w3.org/1998/Math/MathML">
  <semantics>
    <mrow>
      <mfenced open="" close="">
        <mfrac>
          <mn>1</mn>
          <mi>v</mi>
        </mfrac>
      </mfenced>
      <mrow>
        <mi>'</mi>
        <mi mathvariant="normal">=</mi>
        <mfrac>
          <mrow>
            <mi>–</mi>
            <mi>v</mi>
            <mi>'</mi>
          </mrow>
          <msup>
            <mi>v</mi>
            <mn>2</mn>
          </msup>
        </mfrac>
      </mrow>
    </mrow>
    <annotation encoding="StarMath 5.0"> left({1} over v right)'={–v'} over v^2</annotation>
  </semantics>
</math>
</file>

<file path=Object 10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row>
            <msup>
              <mi>x</mi>
              <mn>2</mn>
            </msup>
            <mo stretchy="false">+</mo>
            <mn>1</mn>
          </mrow>
        </mfrac>
      </mrow>
    </mrow>
    <annotation encoding="StarMath 5.0">f(x)={1} over {x^2+{1}}</annotation>
  </semantics>
</math>
</file>

<file path=Object 106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row>
          <msup>
            <mi>x</mi>
            <mn>2</mn>
          </msup>
          <mo stretchy="false">+</mo>
          <mn>1</mn>
        </mrow>
      </mrow>
    </mrow>
    <annotation encoding="StarMath 5.0">v(x)=x^2+{1}</annotation>
  </semantics>
</math>
</file>

<file path=Object 107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v'(x)={2}x</annotation>
  </semantics>
</math>
</file>

<file path=Object 108/content.xml><?xml version="1.0" encoding="utf-8"?>
<math xmlns="http://www.w3.org/1998/Math/MathML">
  <semantics>
    <mrow>
      <mi>v</mi>
      <mrow>
        <mo stretchy="false">(</mo>
        <mi>x</mi>
        <mo stretchy="false">)</mo>
      </mrow>
      <mi mathvariant="normal">≠</mi>
      <mn>0</mn>
    </mrow>
    <annotation encoding="StarMath 5.0">v(x)%notequal {0}</annotation>
  </semantics>
</math>
</file>

<file path=Object 109/content.xml><?xml version="1.0" encoding="utf-8"?>
<math xmlns="http://www.w3.org/1998/Math/MathML">
  <semantics>
    <mfrac>
      <mi>u</mi>
      <mi>v</mi>
    </mfrac>
    <annotation encoding="StarMath 5.0">u over v</annotation>
  </semantics>
</math>
</file>

<file path=Object 11/content.xml><?xml version="1.0" encoding="utf-8"?>
<math xmlns="http://www.w3.org/1998/Math/MathML">
  <semantics>
    <mrow>
      <mfrac>
        <mrow>
          <mo stretchy="false">Δ</mo>
          <mi>y</mi>
        </mrow>
        <mrow>
          <mo stretchy="false">Δ</mo>
          <mi>x</mi>
        </mrow>
      </mfrac>
      <mi mathvariant="normal">=</mi>
      <mfrac>
        <mstyle color="green">
          <mrow>
            <mrow>
              <mi mathvariant="italic">accroissement</mi>
              <mi mathvariant="italic">des</mi>
              <mi mathvariant="italic">ordonnées</mi>
            </mrow>
          </mrow>
        </mstyle>
        <mstyle color="blue">
          <mrow>
            <mrow>
              <mi mathvariant="italic">accroissement</mi>
              <mi mathvariant="italic">des</mi>
              <mi mathvariant="italic">abscisses</mi>
            </mrow>
          </mrow>
        </mstyle>
      </mfrac>
    </mrow>
    <annotation encoding="StarMath 5.0">{%DELTA y} over {%DELTA x}={color green {accroissement des  ordonnées}} over {color blue{accroissement des abscisses}}</annotation>
  </semantics>
</math>
</file>

<file path=Object 110/content.xml><?xml version="1.0" encoding="utf-8"?>
<math xmlns="http://www.w3.org/1998/Math/MathML">
  <semantics>
    <mrow>
      <mfenced open="" close="">
        <mfrac>
          <mi>u</mi>
          <mi>v</mi>
        </mfrac>
      </mfenced>
      <mrow>
        <mi>'</mi>
        <mi mathvariant="normal">=</mi>
        <mfrac>
          <mrow>
            <mi>u</mi>
            <mi>'</mi>
            <mi>v</mi>
            <mi>–</mi>
            <mi mathvariant="italic">uv</mi>
            <mi>'</mi>
          </mrow>
          <msup>
            <mi>v</mi>
            <mn>2</mn>
          </msup>
        </mfrac>
      </mrow>
    </mrow>
    <annotation encoding="StarMath 5.0"> left(u over v right)'={u'v–uv'} over v^2</annotation>
  </semantics>
</math>
</file>

<file path=Object 11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i>u</mi>
          <mi>v</mi>
        </mfrac>
      </mrow>
      <mrow>
        <mrow>
          <mo stretchy="false">(</mo>
          <mi>x</mi>
          <mo stretchy="false">)</mo>
        </mrow>
        <mi mathvariant="normal">=</mi>
        <mfrac>
          <mrow>
            <mi>u</mi>
            <mrow>
              <mo stretchy="false">(</mo>
              <mi>x</mi>
              <mo stretchy="false">)</mo>
            </mrow>
          </mrow>
          <mrow>
            <mi>v</mi>
            <mrow>
              <mo stretchy="false">(</mo>
              <mi>x</mi>
              <mo stretchy="false">)</mo>
            </mrow>
          </mrow>
        </mfrac>
      </mrow>
    </mrow>
    <annotation encoding="StarMath 5.0">f(x)={u over v}(x)={u(x)} over {v(x)}</annotation>
  </semantics>
</math>
</file>

<file path=Object 112/content.xml><?xml version="1.0" encoding="utf-8"?>
<math xmlns="http://www.w3.org/1998/Math/MathML">
  <semantics>
    <mrow>
      <mi>v</mi>
      <mrow>
        <mo stretchy="false">(</mo>
        <mi>x</mi>
        <mo stretchy="false">)</mo>
      </mrow>
      <mi mathvariant="normal">≠</mi>
      <mn>0</mn>
    </mrow>
    <annotation encoding="StarMath 5.0">v(x)%notequal {0}</annotation>
  </semantics>
</math>
</file>

<file path=Object 113/content.xml><?xml version="1.0" encoding="utf-8"?>
<math xmlns="http://www.w3.org/1998/Math/MathML">
  <semantics>
    <mrow>
      <mrow>
        <mrow>
          <mfrac>
            <mrow>
              <mi>f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f</mi>
              <mrow>
                <mo stretchy="false">(</mo>
                <mi>x</mi>
                <mo stretchy="false">)</mo>
              </mrow>
            </mrow>
            <mi>h</mi>
          </mfrac>
          <mi mathvariant="normal">=</mi>
          <mfrac>
            <mrow>
              <mrow>
                <mo stretchy="false">(</mo>
                <mfrac>
                  <mi>u</mi>
                  <mi>v</mi>
                </mfrac>
                <mo stretchy="false">)</mo>
              </mrow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row>
                <mo stretchy="false">(</mo>
                <mfrac>
                  <mi>u</mi>
                  <mi>v</mi>
                </mfrac>
                <mo stretchy="false">)</mo>
              </mrow>
              <mrow>
                <mo stretchy="false">(</mo>
                <mi>x</mi>
                <mo stretchy="false">)</mo>
              </mrow>
            </mrow>
            <mi>h</mi>
          </mfrac>
        </mrow>
        <mi mathvariant="normal">=</mi>
        <mfrac>
          <mrow>
            <mfrac>
              <mrow>
                <mi>u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</mrow>
              <mrow>
                <mi>v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</mrow>
            </mfrac>
            <mi>–</mi>
            <mfrac>
              <mrow>
                <mi>u</mi>
                <mrow>
                  <mo stretchy="false">(</mo>
                  <mi>x</mi>
                  <mo stretchy="false">)</mo>
                </mrow>
              </mrow>
              <mrow>
                <mi>v</mi>
                <mrow>
                  <mo stretchy="false">(</mo>
                  <mi>x</mi>
                  <mo stretchy="false">)</mo>
                </mrow>
              </mrow>
            </mfrac>
          </mrow>
          <mi>h</mi>
        </mfrac>
      </mrow>
      <mi mathvariant="normal">=</mi>
      <mfrac>
        <mfrac>
          <mrow>
            <mrow>
              <mi>u</mi>
              <mrow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 mathvariant="normal">×</mi>
                <mi>v</mi>
              </mrow>
              <mrow>
                <mo stretchy="false">(</mo>
                <mi>x</mi>
                <mo stretchy="false">)</mo>
              </mrow>
            </mrow>
            <mi>–</mi>
            <mrow>
              <mi>u</mi>
              <mrow>
                <mrow>
                  <mo stretchy="false">(</mo>
                  <mi>x</mi>
                  <mo stretchy="false">)</mo>
                </mrow>
                <mi mathvariant="normal">×</mi>
                <mi>v</mi>
              </mrow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</mrow>
          </mrow>
          <mrow>
            <mrow>
              <mrow>
                <mi>v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</mrow>
              <mi mathvariant="normal">×</mi>
              <mi>v</mi>
            </mrow>
            <mrow>
              <mo stretchy="false">(</mo>
              <mi>x</mi>
              <mo stretchy="false">)</mo>
            </mrow>
          </mrow>
        </mfrac>
        <mi>h</mi>
      </mfrac>
    </mrow>
    <annotation encoding="StarMath 5.0">{f(x+h)–f(x)} over h={(u over v)(x+h)–(u over v)(x)} over h={{u(x+h)} over {v(x+h)}–{u(x)} over {v(x)}} over h={{{u(x+h) times v(x)} –{u(x) times v(x+h)}} over {{v(x+h)}times v(x)}} over h</annotation>
  </semantics>
</math>
</file>

<file path=Object 114/content.xml><?xml version="1.0" encoding="utf-8"?>
<math xmlns="http://www.w3.org/1998/Math/MathML">
  <semantics>
    <mrow>
      <mfrac>
        <mrow>
          <mi>f</mi>
          <mrow>
            <mo stretchy="false">(</mo>
            <mrow>
              <mi>x</mi>
              <mo stretchy="false">+</mo>
              <mi>h</mi>
            </mrow>
            <mo stretchy="false">)</mo>
          </mrow>
          <mi>–</mi>
          <mi>f</mi>
          <mrow>
            <mo stretchy="false">(</mo>
            <mi>x</mi>
            <mo stretchy="false">)</mo>
          </mrow>
        </mrow>
        <mi>h</mi>
      </mfrac>
      <mi mathvariant="normal">=</mi>
      <mfrac>
        <mfrac>
          <mrow>
            <mi>u</mi>
            <mrow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 mathvariant="normal">×</mi>
              <mi>v</mi>
            </mrow>
            <mrow>
              <mrow>
                <mo stretchy="false">(</mo>
                <mi>x</mi>
                <mo stretchy="false">)</mo>
              </mrow>
              <mi mathvariant="normal">−</mi>
              <mi>u</mi>
            </mrow>
            <mrow>
              <mrow>
                <mo stretchy="false">(</mo>
                <mi>x</mi>
                <mo stretchy="false">)</mo>
              </mrow>
              <mi mathvariant="normal">×</mi>
              <mi>v</mi>
            </mrow>
            <mrow>
              <mrow>
                <mo stretchy="false">(</mo>
                <mi>x</mi>
                <mo stretchy="false">)</mo>
              </mrow>
              <mo stretchy="false">+</mo>
              <mi>u</mi>
            </mrow>
            <mrow>
              <mrow>
                <mo stretchy="false">(</mo>
                <mi>x</mi>
                <mo stretchy="false">)</mo>
              </mrow>
              <mi mathvariant="normal">×</mi>
              <mi>v</mi>
            </mrow>
            <mrow>
              <mo stretchy="false">(</mo>
              <mi>x</mi>
              <mo stretchy="false">)</mo>
            </mrow>
            <mi>–</mi>
            <mi>u</mi>
            <mrow>
              <mrow>
                <mo stretchy="false">(</mo>
                <mi>x</mi>
                <mo stretchy="false">)</mo>
              </mrow>
              <mi mathvariant="normal">×</mi>
              <mi>v</mi>
            </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</mrow>
          <mrow>
            <mrow>
              <mrow>
                <mi>v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</mrow>
              <mi mathvariant="normal">×</mi>
              <mi>v</mi>
            </mrow>
            <mrow>
              <mo stretchy="false">(</mo>
              <mi>x</mi>
              <mo stretchy="false">)</mo>
            </mrow>
          </mrow>
        </mfrac>
        <mi>h</mi>
      </mfrac>
    </mrow>
    <annotation encoding="StarMath 5.0">{f(x+h)–f(x)} over h={{{u(x+h) times v(x)-u(x) times v(x)+u(x) times v(x)–u(x) times v(x+h)}} over {{v(x+h)}times v(x)}} over h</annotation>
  </semantics>
</math>
</file>

<file path=Object 115/content.xml><?xml version="1.0" encoding="utf-8"?>
<math xmlns="http://www.w3.org/1998/Math/MathML">
  <semantics>
    <mrow>
      <mfrac>
        <mrow>
          <mi>f</mi>
          <mrow>
            <mo stretchy="false">(</mo>
            <mrow>
              <mi>x</mi>
              <mo stretchy="false">+</mo>
              <mi>h</mi>
            </mrow>
            <mo stretchy="false">)</mo>
          </mrow>
          <mi>–</mi>
          <mi>f</mi>
          <mrow>
            <mo stretchy="false">(</mo>
            <mi>x</mi>
            <mo stretchy="false">)</mo>
          </mrow>
        </mrow>
        <mi>h</mi>
      </mfrac>
      <mi mathvariant="normal">=</mi>
      <mrow>
        <mfenced open="[" close="]">
          <mrow>
            <mrow>
              <mrow>
                <mfrac>
                  <mrow>
                    <mi>u</mi>
                    <mrow>
                      <mrow>
                        <mo stretchy="false">(</mo>
                        <mrow>
                          <mi>x</mi>
                          <mo stretchy="false">+</mo>
                          <mi>h</mi>
                        </mrow>
                        <mo stretchy="false">)</mo>
                      </mrow>
                      <mi mathvariant="normal">−</mi>
                      <mi>u</mi>
                    </mrow>
                    <mrow>
                      <mo stretchy="false">(</mo>
                      <mi>x</mi>
                      <mo stretchy="false">)</mo>
                    </mrow>
                  </mrow>
                  <mi>h</mi>
                </mfrac>
                <mi mathvariant="normal">×</mi>
                <mi>v</mi>
              </mrow>
              <mrow>
                <mo stretchy="false">(</mo>
                <mi>x</mi>
                <mo stretchy="false">)</mo>
              </mrow>
            </mrow>
            <mi mathvariant="normal">−</mi>
            <mrow>
              <mrow>
                <mfrac>
                  <mrow>
                    <mi>v</mi>
                    <mrow>
                      <mo stretchy="false">(</mo>
                      <mrow>
                        <mi>x</mi>
                        <mo stretchy="false">+</mo>
                        <mi>h</mi>
                      </mrow>
                      <mo stretchy="false">)</mo>
                    </mrow>
                    <mi>–</mi>
                    <mi>v</mi>
                    <mrow>
                      <mo stretchy="false">(</mo>
                      <mi>x</mi>
                      <mo stretchy="false">)</mo>
                    </mrow>
                  </mrow>
                  <mi>h</mi>
                </mfrac>
                <mi mathvariant="normal">×</mi>
                <mi>u</mi>
              </mrow>
              <mrow>
                <mo stretchy="false">(</mo>
                <mi>x</mi>
                <mo stretchy="false">)</mo>
              </mrow>
            </mrow>
          </mrow>
        </mfenced>
        <mi mathvariant="normal">×</mi>
        <mfrac>
          <mn>1</mn>
          <mrow>
            <mrow>
              <mrow>
                <mi>v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</mrow>
              <mi mathvariant="normal">×</mi>
              <mi>v</mi>
            </mrow>
            <mrow>
              <mo stretchy="false">(</mo>
              <mi>x</mi>
              <mo stretchy="false">)</mo>
            </mrow>
          </mrow>
        </mfrac>
      </mrow>
    </mrow>
    <annotation encoding="StarMath 5.0">{f(x+h)–f(x)} over h={ left[{{{{{u(x+h) - u(x)} over h} times v(x)}-{{v(x+h)–v(x)}over h times u(x)}}}right] times {1 over {{v(x+h)}times v(x)}} }</annotation>
  </semantics>
</math>
</file>

<file path=Object 116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u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u</mi>
              <mrow>
                <mo stretchy="false">(</mo>
                <mi>x</mi>
                <mo stretchy="false">)</mo>
              </mrow>
            </mrow>
            <mi>h</mi>
          </mfrac>
        </mrow>
        <mi mathvariant="normal">=</mi>
        <mi>u</mi>
      </mrow>
      <mi>'</mi>
      <mrow>
        <mo stretchy="false">(</mo>
        <mi>x</mi>
        <mo stretchy="false">)</mo>
      </mrow>
    </mrow>
    <annotation encoding="StarMath 5.0">Lim from{ h rightarrow {0} } { {u(x+h)–u(x)} over h} =u'(x)</annotation>
  </semantics>
</math>
</file>

<file path=Object 117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v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v</mi>
              <mrow>
                <mo stretchy="false">(</mo>
                <mi>x</mi>
                <mo stretchy="false">)</mo>
              </mrow>
            </mrow>
            <mi>h</mi>
          </mfrac>
        </mrow>
        <mi mathvariant="normal">=</mi>
        <mi>v</mi>
      </mrow>
      <mi>'</mi>
      <mrow>
        <mo stretchy="false">(</mo>
        <mi>x</mi>
        <mo stretchy="false">)</mo>
      </mrow>
    </mrow>
    <annotation encoding="StarMath 5.0">Lim from{ h rightarrow {0} } { {v(x+h)–v(x)} over h} =v'(x)</annotation>
  </semantics>
</math>
</file>

<file path=Object 118/content.xml><?xml version="1.0" encoding="utf-8"?>
<math xmlns="http://www.w3.org/1998/Math/MathML">
  <semantics>
    <mrow>
      <munder>
        <mi>lim</mi>
        <mrow>
          <mi>h</mi>
          <mo stretchy="false">→</mo>
          <mn>0</mn>
        </mrow>
      </munder>
      <mrow>
        <mi>v</mi>
        <mrow>
          <mrow>
            <mo stretchy="false">(</mo>
            <mrow>
              <mi>x</mi>
              <mo stretchy="false">+</mo>
              <mi>h</mi>
            </mrow>
            <mo stretchy="false">)</mo>
          </mrow>
          <mi mathvariant="normal">=</mi>
          <mi>v</mi>
        </mrow>
        <mrow>
          <mo stretchy="false">(</mo>
          <mi>x</mi>
          <mo stretchy="false">)</mo>
        </mrow>
      </mrow>
    </mrow>
    <annotation encoding="StarMath 5.0"> Lim from{ h rightarrow {0} } { v(x+h)=v(x)} </annotation>
  </semantics>
</math>
</file>

<file path=Object 119/content.xml><?xml version="1.0" encoding="utf-8"?>
<math xmlns="http://www.w3.org/1998/Math/MathML">
  <semantics>
    <mrow>
      <mi>v</mi>
      <mrow>
        <mo stretchy="false">(</mo>
        <mi>x</mi>
        <mo stretchy="false">)</mo>
      </mrow>
      <mi mathvariant="normal">≠</mi>
      <mn>0</mn>
    </mrow>
    <annotation encoding="StarMath 5.0">v(x)%notequal {0}</annotation>
  </semantics>
</math>
</file>

<file path=Object 12/content.xml><?xml version="1.0" encoding="utf-8"?>
<math xmlns="http://www.w3.org/1998/Math/MathML">
  <semantics>
    <mrow>
      <mi>b</mi>
      <mi mathvariant="normal">=</mi>
      <mrow>
        <mi>a</mi>
        <mo stretchy="false">+</mo>
        <mi>h</mi>
      </mrow>
    </mrow>
    <annotation encoding="StarMath 5.0">b=a+h</annotation>
  </semantics>
</math>
</file>

<file path=Object 120/content.xml><?xml version="1.0" encoding="utf-8"?>
<math xmlns="http://www.w3.org/1998/Math/MathML">
  <semantics>
    <mrow>
      <mfenced open="" close="">
        <mfrac>
          <mi>u</mi>
          <mi>v</mi>
        </mfrac>
      </mfenced>
      <mi>'</mi>
      <mrow>
        <mrow>
          <mo stretchy="false">(</mo>
          <mi>x</mi>
          <mo stretchy="false">)</mo>
        </mrow>
        <mi mathvariant="normal">=</mi>
        <mi>f</mi>
      </mrow>
      <mi>'</mi>
      <mrow>
        <mrow>
          <mrow>
            <mo stretchy="false">(</mo>
            <mi>x</mi>
            <mo stretchy="false">)</mo>
          </mrow>
          <mi mathvariant="normal">=</mi>
          <mrow>
            <munder>
              <mi>lim</mi>
              <mrow>
                <mi>h</mi>
                <mo stretchy="false">→</mo>
                <mn>0</mn>
              </mrow>
            </munder>
            <mfrac>
              <mrow>
                <mi>f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>–</mi>
                <mi>f</mi>
                <mrow>
                  <mo stretchy="false">(</mo>
                  <mi>x</mi>
                  <mo stretchy="false">)</mo>
                </mrow>
              </mrow>
              <mi>h</mi>
            </mfrac>
          </mrow>
        </mrow>
        <mi mathvariant="normal">=</mi>
        <mfrac>
          <mrow>
            <mi>u</mi>
            <mi>'</mi>
            <mrow>
              <mo stretchy="false">(</mo>
              <mi>x</mi>
              <mo stretchy="false">)</mo>
            </mrow>
            <mi>v</mi>
            <mrow>
              <mrow>
                <mo stretchy="false">(</mo>
                <mi>x</mi>
                <mo stretchy="false">)</mo>
              </mrow>
              <mi mathvariant="normal">−</mi>
              <mi>v</mi>
            </mrow>
            <mi>'</mi>
            <mrow>
              <mo stretchy="false">(</mo>
              <mi>x</mi>
              <mo stretchy="false">)</mo>
            </mrow>
            <mi>u</mi>
            <mrow>
              <mo stretchy="false">(</mo>
              <mi>x</mi>
              <mo stretchy="false">)</mo>
            </mrow>
          </mrow>
          <mrow>
            <msup>
              <mi>v</mi>
              <mn>2</mn>
            </msup>
            <mrow>
              <mo stretchy="false">(</mo>
              <mi>x</mi>
              <mo stretchy="false">)</mo>
            </mrow>
          </mrow>
        </mfrac>
      </mrow>
    </mrow>
    <annotation encoding="StarMath 5.0">left(u over v right)'(x)=f'(x)=Lim from{ h rightarrow {0} } { {f(x+h)–f(x)} over h} ={u'(x)v(x) -v'(x)u(x)}over {v^2(x)}</annotation>
  </semantics>
</math>
</file>

<file path=Object 121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1}\[  {}union \]{1} nitalic; + infinity \[</annotation>
  </semantics>
</math>
</file>

<file path=Object 12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i>x</mi>
          <mrow>
            <mi>x</mi>
            <mi>–</mi>
            <mn>1</mn>
          </mrow>
        </mfrac>
      </mrow>
    </mrow>
    <annotation encoding="StarMath 5.0">f(x)=x over {x–{1}}</annotation>
  </semantics>
</math>
</file>

<file path=Object 123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i mathvariant="normal">=</mi>
        <mi>x</mi>
      </mrow>
    </mrow>
    <annotation encoding="StarMath 5.0">u(x)=x</annotation>
  </semantics>
</math>
</file>

<file path=Object 124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i>x</mi>
      </mrow>
      <mi>–</mi>
      <mn>1</mn>
    </mrow>
    <annotation encoding="StarMath 5.0">v(x)=x–{1}</annotation>
  </semantics>
</math>
</file>

<file path=Object 125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</mrow>
    <annotation encoding="StarMath 5.0">\]– infinity  nitalic; {1}\[</annotation>
  </semantics>
</math>
</file>

<file path=Object 126/content.xml><?xml version="1.0" encoding="utf-8"?>
<math xmlns="http://www.w3.org/1998/Math/MathML">
  <semantics>
    <mrow>
      <mi mathvariant="normal">]</mi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1} nitalic; + infinity \[</annotation>
  </semantics>
</math>
</file>

<file path=Object 127/content.xml><?xml version="1.0" encoding="utf-8"?>
<math xmlns="http://www.w3.org/1998/Math/MathML">
  <semantics>
    <mrow>
      <mi>u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u'(x)={1}</annotation>
  </semantics>
</math>
</file>

<file path=Object 128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v'(x)={1}</annotation>
  </semantics>
</math>
</file>

<file path=Object 129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1}\[  {}union \]{1} nitalic; + infinity \[</annotation>
  </semantics>
</math>
</file>

<file path=Object 13/content.xml><?xml version="1.0" encoding="utf-8"?>
<math xmlns="http://www.w3.org/1998/Math/MathML">
  <semantics>
    <mrow>
      <mfrac>
        <mrow>
          <mo stretchy="false">Δ</mo>
          <mi>y</mi>
        </mrow>
        <mrow>
          <mo stretchy="false">Δ</mo>
          <mi>x</mi>
        </mrow>
      </mfrac>
      <mi mathvariant="normal">=</mi>
      <mfrac>
        <mrow>
          <mi>f</mi>
          <mrow>
            <mo stretchy="false">(</mo>
            <mrow>
              <mi>a</mi>
              <mo stretchy="false">+</mo>
              <mi>h</mi>
            </mrow>
            <mo stretchy="false">)</mo>
          </mrow>
          <mi>–</mi>
          <mi>f</mi>
          <mrow>
            <mo stretchy="false">(</mo>
            <mi>a</mi>
            <mo stretchy="false">)</mo>
          </mrow>
        </mrow>
        <mi>h</mi>
      </mfrac>
    </mrow>
    <annotation encoding="StarMath 5.0">{%DELTA y} over {%DELTA x}={f(a+h)–f(a)} over h</annotation>
  </semantics>
</math>
</file>

<file path=Object 130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frac>
          <mrow>
            <mi>–</mi>
            <mrow>
              <mn>1</mn>
              <mi mathvariant="normal">×</mi>
              <mrow>
                <mo stretchy="false">(</mo>
                <mrow>
                  <mi>x</mi>
                  <mi>–</mi>
                  <mn>1</mn>
                </mrow>
                <mo stretchy="false">)</mo>
              </mrow>
            </mrow>
            <mi>–</mi>
            <mrow>
              <mi>x</mi>
              <mi mathvariant="normal">×</mi>
              <mn>1</mn>
            </mrow>
          </mrow>
          <msup>
            <mrow>
              <mo stretchy="false">(</mo>
              <mrow>
                <mi>x</mi>
                <mi>–</mi>
                <mn>1</mn>
              </mrow>
              <mo stretchy="false">)</mo>
            </mrow>
            <mn>2</mn>
          </msup>
        </mfrac>
      </mrow>
    </mrow>
    <annotation encoding="StarMath 5.0">f'(x)={–{1} times (x–{1})–x times {1}} over (x–{1})^2</annotation>
  </semantics>
</math>
</file>

<file path=Object 131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1}\[  {}union \]{1} nitalic; + infinity \[</annotation>
  </semantics>
</math>
</file>

<file path=Object 132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frac>
          <mrow>
            <mi>–</mi>
            <mn>1</mn>
          </mrow>
          <msup>
            <mrow>
              <mo stretchy="false">(</mo>
              <mrow>
                <mi>x</mi>
                <mi>–</mi>
                <mn>1</mn>
              </mrow>
              <mo stretchy="false">)</mo>
            </mrow>
            <mn>2</mn>
          </msup>
        </mfrac>
      </mrow>
    </mrow>
    <annotation encoding="StarMath 5.0">f'(x)={–{1}} over (x–{1})^2</annotation>
  </semantics>
</math>
</file>

<file path=Object 133/content.xml><?xml version="1.0" encoding="utf-8"?>
<math xmlns="http://www.w3.org/1998/Math/MathML">
  <semantics>
    <mrow>
      <mi>f</mi>
      <mi>'</mi>
    </mrow>
    <annotation encoding="StarMath 5.0">f'</annotation>
  </semantics>
</math>
</file>

<file path=Object 13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13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k</mi>
      </mrow>
    </mrow>
    <annotation encoding="StarMath 5.0">f(x)=k</annotation>
  </semantics>
</math>
</file>

<file path=Object 13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x</mi>
      </mrow>
    </mrow>
    <annotation encoding="StarMath 5.0">f(x)=x</annotation>
  </semantics>
</math>
</file>

<file path=Object 137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0</mn>
      </mrow>
    </mrow>
    <annotation encoding="StarMath 5.0">f'(x)={0}</annotation>
  </semantics>
</math>
</file>

<file path=Object 138/content.xml><?xml version="1.0" encoding="utf-8"?>
<math xmlns="http://www.w3.org/1998/Math/MathML">
  <semantics>
    <mrow>
      <mi>x</mi>
      <mi>∈</mi>
      <mi mathvariant="normal">ℝ</mi>
    </mrow>
    <annotation encoding="StarMath 5.0">x ∈ setR </annotation>
  </semantics>
</math>
</file>

<file path=Object 139/content.xml><?xml version="1.0" encoding="utf-8"?>
<math xmlns="http://www.w3.org/1998/Math/MathML">
  <semantics>
    <mrow>
      <mi>x</mi>
      <mi>∈</mi>
      <mi mathvariant="normal">ℝ</mi>
    </mrow>
    <annotation encoding="StarMath 5.0">x ∈ setR </annotation>
  </semantics>
</math>
</file>

<file path=Object 14/content.xml><?xml version="1.0" encoding="utf-8"?>
<math xmlns="http://www.w3.org/1998/Math/MathML">
  <semantics>
    <mfrac>
      <mrow>
        <mi>f</mi>
        <mrow>
          <mo stretchy="false">(</mo>
          <mi>b</mi>
          <mo stretchy="false">)</mo>
        </mrow>
        <mi>–</mi>
        <mi>f</mi>
        <mrow>
          <mo stretchy="false">(</mo>
          <mi>a</mi>
          <mo stretchy="false">)</mo>
        </mrow>
      </mrow>
      <mrow>
        <mi>b</mi>
        <mi>–</mi>
        <mi>a</mi>
      </mrow>
    </mfrac>
    <annotation encoding="StarMath 5.0">{f(b)–f(a)} over {b–a}</annotation>
  </semantics>
</math>
</file>

<file path=Object 140/content.xml><?xml version="1.0" encoding="utf-8"?>
<math xmlns="http://www.w3.org/1998/Math/MathML">
  <semantics>
    <mrow>
      <mi>x</mi>
      <mi>∈</mi>
      <mi mathvariant="normal">ℝ</mi>
    </mrow>
    <annotation encoding="StarMath 5.0">x ∈ setR </annotation>
  </semantics>
</math>
</file>

<file path=Object 141/content.xml><?xml version="1.0" encoding="utf-8"?>
<math xmlns="http://www.w3.org/1998/Math/MathML">
  <semantics>
    <mrow>
      <mi>x</mi>
      <mi>∈</mi>
      <mi mathvariant="normal">ℝ</mi>
    </mrow>
    <annotation encoding="StarMath 5.0">x ∈ setR </annotation>
  </semantics>
</math>
</file>

<file path=Object 14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i>n</mi>
        </msup>
      </mrow>
    </mrow>
    <annotation encoding="StarMath 5.0">f(x)=x^n</annotation>
  </semantics>
</math>
</file>

<file path=Object 143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f'(x)={1}</annotation>
  </semantics>
</math>
</file>

<file path=Object 144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f'(x)={2}x</annotation>
  </semantics>
</math>
</file>

<file path=Object 145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row>
          <mi>n</mi>
          <mi mathvariant="normal">×</mi>
          <msup>
            <mi>x</mi>
            <mrow>
              <mi>n</mi>
              <mi>–</mi>
              <mn>1</mn>
            </mrow>
          </msup>
        </mrow>
      </mrow>
    </mrow>
    <annotation encoding="StarMath 5.0">f'(x)=n times x^{n–{1}}</annotation>
  </semantics>
</math>
</file>

<file path=Object 146/content.xml><?xml version="1.0" encoding="utf-8"?>
<math xmlns="http://www.w3.org/1998/Math/MathML">
  <semantics>
    <mrow>
      <mi>n</mi>
      <mo stretchy="false">≥</mo>
      <mn>2</mn>
    </mrow>
    <annotation encoding="StarMath 5.0">n geslant {2}</annotation>
  </semantics>
</math>
</file>

<file path=Object 147/content.xml><?xml version="1.0" encoding="utf-8"?>
<math xmlns="http://www.w3.org/1998/Math/MathML">
  <semantics>
    <mrow>
      <mi>n</mi>
      <mi>∈</mi>
      <mi mathvariant="normal">ℕ</mi>
    </mrow>
    <annotation encoding="StarMath 5.0">n ∈ setN </annotation>
  </semantics>
</math>
</file>

<file path=Object 148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i>x</mi>
        </mfrac>
      </mrow>
    </mrow>
    <annotation encoding="StarMath 5.0">f(x)={1} over x</annotation>
  </semantics>
</math>
</file>

<file path=Object 149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i>–</mi>
      </mrow>
      <mfrac>
        <mn>1</mn>
        <msup>
          <mi>x</mi>
          <mn>2</mn>
        </msup>
      </mfrac>
    </mrow>
    <annotation encoding="StarMath 5.0">f'(x)=–{{1} over x^2}</annotation>
  </semantics>
</math>
</file>

<file path=Object 15/content.xml><?xml version="1.0" encoding="utf-8"?>
<math xmlns="http://www.w3.org/1998/Math/MathML">
  <semantics>
    <mrow>
      <mi>A</mi>
      <mrow>
        <mo stretchy="false">(</mo>
        <mrow>
          <mi>a</mi>
          <mstyle mathvariant="normal">
            <mrow>
              <mi mathvariant="normal">;</mi>
            </mrow>
          </mstyle>
          <mi>f</mi>
          <mrow>
            <mo stretchy="false">(</mo>
            <mi>a</mi>
            <mo stretchy="false">)</mo>
          </mrow>
        </mrow>
        <mo stretchy="false">)</mo>
      </mrow>
    </mrow>
    <annotation encoding="StarMath 5.0">A(a nitalic; f(a))</annotation>
  </semantics>
</math>
</file>

<file path=Object 150/content.xml><?xml version="1.0" encoding="utf-8"?>
<math xmlns="http://www.w3.org/1998/Math/MathML">
  <semantics>
    <mrow>
      <mi>x</mi>
      <mi>∈</mi>
      <mi mathvariant="normal">]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x ∈\]{0} nitalic; + infinity \[</annotation>
  </semantics>
</math>
</file>

<file path=Object 151/content.xml><?xml version="1.0" encoding="utf-8"?>
<math xmlns="http://www.w3.org/1998/Math/MathML">
  <semantics>
    <mrow>
      <mi>x</mi>
      <mi>∈</mi>
      <mrow>
        <mi mathvariant="normal">]</mi>
        <mi mathvariant="normal">−</mi>
        <mi mathvariant="normal">∞</mi>
      </mrow>
      <mstyle mathvariant="normal">
        <mrow>
          <mi mathvariant="normal">;</mi>
        </mrow>
      </mstyle>
      <mn>0</mn>
      <mi mathvariant="normal">[</mi>
    </mrow>
    <annotation encoding="StarMath 5.0">x ∈\]- infinity nitalic; {0}  \[</annotation>
  </semantics>
</math>
</file>

<file path=Object 15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sup>
            <mi>x</mi>
            <mn>2</mn>
          </msup>
        </mfrac>
      </mrow>
    </mrow>
    <annotation encoding="StarMath 5.0">f(x)={{1} over x^2}</annotation>
  </semantics>
</math>
</file>

<file path=Object 153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i>–</mi>
      </mrow>
      <mfrac>
        <mn>2</mn>
        <msup>
          <mi>x</mi>
          <mn>3</mn>
        </msup>
      </mfrac>
    </mrow>
    <annotation encoding="StarMath 5.0">f'(x)=–{{2} over x^3}</annotation>
  </semantics>
</math>
</file>

<file path=Object 154/content.xml><?xml version="1.0" encoding="utf-8"?>
<math xmlns="http://www.w3.org/1998/Math/MathML">
  <semantics>
    <mrow>
      <mi>x</mi>
      <mi>∈</mi>
      <mi mathvariant="normal">]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x ∈\]{0} nitalic; + infinity \[</annotation>
  </semantics>
</math>
</file>

<file path=Object 155/content.xml><?xml version="1.0" encoding="utf-8"?>
<math xmlns="http://www.w3.org/1998/Math/MathML">
  <semantics>
    <mrow>
      <mi>x</mi>
      <mi>∈</mi>
      <mrow>
        <mi mathvariant="normal">]</mi>
        <mi mathvariant="normal">−</mi>
        <mi mathvariant="normal">∞</mi>
      </mrow>
      <mstyle mathvariant="normal">
        <mrow>
          <mi mathvariant="normal">;</mi>
        </mrow>
      </mstyle>
      <mn>0</mn>
      <mi mathvariant="normal">[</mi>
    </mrow>
    <annotation encoding="StarMath 5.0">x ∈\]- infinity nitalic; {0}  \[</annotation>
  </semantics>
</math>
</file>

<file path=Object 156/content.xml><?xml version="1.0" encoding="utf-8"?>
<math xmlns="http://www.w3.org/1998/Math/MathML">
  <semantics>
    <mrow>
      <mi>x</mi>
      <mi>∈</mi>
      <mi mathvariant="normal">]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x ∈\]{0} nitalic; + infinity \[</annotation>
  </semantics>
</math>
</file>

<file path=Object 157/content.xml><?xml version="1.0" encoding="utf-8"?>
<math xmlns="http://www.w3.org/1998/Math/MathML">
  <semantics>
    <mrow>
      <mi>x</mi>
      <mi>∈</mi>
      <mrow>
        <mi mathvariant="normal">]</mi>
        <mi mathvariant="normal">−</mi>
        <mi mathvariant="normal">∞</mi>
      </mrow>
      <mstyle mathvariant="normal">
        <mrow>
          <mi mathvariant="normal">;</mi>
        </mrow>
      </mstyle>
      <mn>0</mn>
      <mi mathvariant="normal">[</mi>
    </mrow>
    <annotation encoding="StarMath 5.0">x ∈\]- infinity nitalic; {0}  \[</annotation>
  </semantics>
</math>
</file>

<file path=Object 158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sup>
            <mi>x</mi>
            <mi>n</mi>
          </msup>
        </mfrac>
      </mrow>
    </mrow>
    <annotation encoding="StarMath 5.0">f(x)={{1} over x^n}</annotation>
  </semantics>
</math>
</file>

<file path=Object 159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i>–</mi>
      </mrow>
      <mfrac>
        <mi>n</mi>
        <msup>
          <mi>x</mi>
          <mrow>
            <mi>n</mi>
            <mo stretchy="false">+</mo>
            <mn>1</mn>
          </mrow>
        </msup>
      </mfrac>
    </mrow>
    <annotation encoding="StarMath 5.0">f'(x)=–{{n} over x^{n+1}}</annotation>
  </semantics>
</math>
</file>

<file path=Object 16/content.xml><?xml version="1.0" encoding="utf-8"?>
<math xmlns="http://www.w3.org/1998/Math/MathML">
  <semantics>
    <mrow>
      <mi>B</mi>
      <mrow>
        <mo stretchy="false">(</mo>
        <mrow>
          <mi>b</mi>
          <mstyle mathvariant="normal">
            <mrow>
              <mi mathvariant="normal">;</mi>
            </mrow>
          </mstyle>
          <mi>f</mi>
          <mrow>
            <mo stretchy="false">(</mo>
            <mi>b</mi>
            <mo stretchy="false">)</mo>
          </mrow>
        </mrow>
        <mo stretchy="false">)</mo>
      </mrow>
    </mrow>
    <annotation encoding="StarMath 5.0">B(b nitalic; f(b))</annotation>
  </semantics>
</math>
</file>

<file path=Object 16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qrt>
          <mi>x</mi>
        </msqrt>
      </mrow>
    </mrow>
    <annotation encoding="StarMath 5.0">f(x)=sqrt x</annotation>
  </semantics>
</math>
</file>

<file path=Object 161/content.xml><?xml version="1.0" encoding="utf-8"?>
<math xmlns="http://www.w3.org/1998/Math/MathML">
  <semantics>
    <mrow>
      <mrow>
        <mo stretchy="false">(</mo>
        <mi mathvariant="italic">ku</mi>
        <mo stretchy="false">)</mo>
      </mrow>
      <mi>'</mi>
      <mrow>
        <mrow>
          <mo stretchy="false">(</mo>
          <mi>x</mi>
          <mo stretchy="false">)</mo>
        </mrow>
        <mi mathvariant="normal">=</mi>
        <mrow>
          <mi>k</mi>
          <mi mathvariant="normal">×</mi>
          <mi>u</mi>
        </mrow>
      </mrow>
      <mi>'</mi>
      <mrow>
        <mo stretchy="false">(</mo>
        <mi>x</mi>
        <mo stretchy="false">)</mo>
      </mrow>
    </mrow>
    <annotation encoding="StarMath 5.0">(ku)'(x)=k times u'(x)</annotation>
  </semantics>
</math>
</file>

<file path=Object 162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frac>
          <mn>1</mn>
          <mrow>
            <mn>2</mn>
            <msqrt>
              <mi>x</mi>
            </msqrt>
          </mrow>
        </mfrac>
      </mrow>
    </mrow>
    <annotation encoding="StarMath 5.0">f'(x)= {1}over {2 sqrt x}</annotation>
  </semantics>
</math>
</file>

<file path=Object 163/content.xml><?xml version="1.0" encoding="utf-8"?>
<math xmlns="http://www.w3.org/1998/Math/MathML">
  <semantics>
    <mrow>
      <mi>x</mi>
      <mo stretchy="false">&gt;</mo>
      <mn>0</mn>
    </mrow>
    <annotation encoding="StarMath 5.0">x&gt;{0}</annotation>
  </semantics>
</math>
</file>

<file path=Object 164/content.xml><?xml version="1.0" encoding="utf-8"?>
<math xmlns="http://www.w3.org/1998/Math/MathML">
  <semantics>
    <mrow>
      <mi>f</mi>
      <mi>'</mi>
      <mrow>
        <mrow>
          <mrow>
            <mo stretchy="false">(</mo>
            <mi>x</mi>
            <mo stretchy="false">)</mo>
          </mrow>
          <mi mathvariant="normal">=</mi>
          <mrow>
            <msqrt>
              <mi>x</mi>
            </msqrt>
            <mo stretchy="false">+</mo>
            <mrow>
              <mi>x</mi>
              <mi mathvariant="normal">×</mi>
              <mfrac>
                <mn>1</mn>
                <mrow>
                  <mn>2</mn>
                  <msqrt>
                    <mi>x</mi>
                  </msqrt>
                </mrow>
              </mfrac>
            </mrow>
          </mrow>
        </mrow>
        <mi mathvariant="normal">=</mi>
        <mfrac>
          <mn>3</mn>
          <mn>2</mn>
        </mfrac>
      </mrow>
      <msqrt>
        <mi>x</mi>
      </msqrt>
    </mrow>
    <annotation encoding="StarMath 5.0">f'(x)=sqrt{x}+x times {{1} over {{2}sqrt{x}}}={{3} over {2}}sqrt x</annotation>
  </semantics>
</math>
</file>

<file path=Object 16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x</mi>
      </mrow>
      <msqrt>
        <mi>x</mi>
      </msqrt>
    </mrow>
    <annotation encoding="StarMath 5.0">f(x)=x sqrt x</annotation>
  </semantics>
</math>
</file>

<file path=Object 166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i mathvariant="normal">=</mi>
        <mi>x</mi>
      </mrow>
    </mrow>
    <annotation encoding="StarMath 5.0">u(x)=x</annotation>
  </semantics>
</math>
</file>

<file path=Object 167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sqrt>
          <mi>x</mi>
        </msqrt>
      </mrow>
    </mrow>
    <annotation encoding="StarMath 5.0">v(x)=sqrt{x}</annotation>
  </semantics>
</math>
</file>

<file path=Object 168/content.xml><?xml version="1.0" encoding="utf-8"?>
<math xmlns="http://www.w3.org/1998/Math/MathML">
  <semantics>
    <mrow>
      <mi mathvariant="normal">]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0} nitalic; + infinity \[</annotation>
  </semantics>
</math>
</file>

<file path=Object 169/content.xml><?xml version="1.0" encoding="utf-8"?>
<math xmlns="http://www.w3.org/1998/Math/MathML">
  <semantics>
    <mrow>
      <mi>u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u'(x)={1}</annotation>
  </semantics>
</math>
</file>

<file path=Object 17/content.xml><?xml version="1.0" encoding="utf-8"?>
<math xmlns="http://www.w3.org/1998/Math/MathML">
  <semantics>
    <mrow>
      <mi>B</mi>
      <mrow>
        <mo stretchy="false">(</mo>
        <mrow>
          <mrow>
            <mi>a</mi>
            <mo stretchy="false">+</mo>
            <mi>h</mi>
          </mrow>
          <mstyle mathvariant="normal">
            <mrow>
              <mi mathvariant="normal">;</mi>
            </mrow>
          </mstyle>
          <mi>f</mi>
          <mrow>
            <mo stretchy="false">(</mo>
            <mrow>
              <mi>a</mi>
              <mo stretchy="false">+</mo>
              <mi>h</mi>
            </mrow>
            <mo stretchy="false">)</mo>
          </mrow>
        </mrow>
        <mo stretchy="false">)</mo>
      </mrow>
    </mrow>
    <annotation encoding="StarMath 5.0">B(a+h nitalic; f(a+h))</annotation>
  </semantics>
</math>
</file>

<file path=Object 170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frac>
          <mn>1</mn>
          <mrow>
            <mn>2</mn>
            <msqrt>
              <mi>x</mi>
            </msqrt>
          </mrow>
        </mfrac>
      </mrow>
    </mrow>
    <annotation encoding="StarMath 5.0">v'(x)={1} over {{2}sqrt{x}}</annotation>
  </semantics>
</math>
</file>

<file path=Object 171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frac>
          <mrow>
            <mi>–</mi>
            <mn>2</mn>
            <mi>x</mi>
          </mrow>
          <msup>
            <mrow>
              <mo stretchy="false">(</mo>
              <mrow>
                <msup>
                  <mi>x</mi>
                  <mn>2</mn>
                </msup>
                <mo stretchy="false">+</mo>
                <mn>1</mn>
              </mrow>
              <mo stretchy="false">)</mo>
            </mrow>
            <mn>2</mn>
          </msup>
        </mfrac>
      </mrow>
    </mrow>
    <annotation encoding="StarMath 5.0">f'(x)={–{2}x} over (x^2+{1})^2</annotation>
  </semantics>
</math>
</file>

<file path=Object 172/content.xml><?xml version="1.0" encoding="utf-8"?>
<math xmlns="http://www.w3.org/1998/Math/MathML">
  <semantics>
    <mrow>
      <mi>v</mi>
      <mrow>
        <mo stretchy="false">(</mo>
        <mi>x</mi>
        <mo stretchy="false">)</mo>
      </mrow>
      <mi mathvariant="normal">≠</mi>
      <mn>0</mn>
    </mrow>
    <annotation encoding="StarMath 5.0">v(x) %notequal {0}</annotation>
  </semantics>
</math>
</file>

<file path=Object 173/content.xml><?xml version="1.0" encoding="utf-8"?>
<math xmlns="http://www.w3.org/1998/Math/MathML">
  <semantics>
    <mrow>
      <mi>x</mi>
      <mi>∈</mi>
      <mi>I</mi>
    </mrow>
    <annotation encoding="StarMath 5.0">x ∈I</annotation>
  </semantics>
</math>
</file>

<file path=Object 174/content.xml><?xml version="1.0" encoding="utf-8"?>
<math xmlns="http://www.w3.org/1998/Math/MathML">
  <semantics>
    <mrow>
      <msub>
        <mi>C</mi>
        <mi mathvariant="italic">mi</mi>
      </msub>
      <mrow>
        <mrow>
          <mo stretchy="false">(</mo>
          <mi>q</mi>
          <mo stretchy="false">)</mo>
        </mrow>
        <mi mathvariant="normal">=</mi>
        <mi>C</mi>
      </mrow>
      <mi>'</mi>
      <mrow>
        <mo stretchy="false">(</mo>
        <mi>q</mi>
        <mo stretchy="false">)</mo>
      </mrow>
    </mrow>
    <annotation encoding="StarMath 5.0">C_mi(q)=C'(q)</annotation>
  </semantics>
</math>
</file>

<file path=Object 175/content.xml><?xml version="1.0" encoding="utf-8"?>
<math xmlns="http://www.w3.org/1998/Math/MathML">
  <semantics>
    <mrow>
      <mi>f</mi>
      <mrow>
        <mrow>
          <mo stretchy="false">(</mo>
          <mi>t</mi>
          <mo stretchy="false">)</mo>
        </mrow>
        <mi mathvariant="normal">=</mi>
        <msup>
          <mrow>
            <mo stretchy="false">(</mo>
            <mrow>
              <mn>1</mn>
              <mo stretchy="false">+</mo>
              <mi>t</mi>
            </mrow>
            <mo stretchy="false">)</mo>
          </mrow>
          <mn>2</mn>
        </msup>
      </mrow>
    </mrow>
    <annotation encoding="StarMath 5.0">f(t)=({1}+t)^2</annotation>
  </semantics>
</math>
</file>

<file path=Object 176/content.xml><?xml version="1.0" encoding="utf-8"?>
<math xmlns="http://www.w3.org/1998/Math/MathML">
  <semantics>
    <mrow>
      <mi>f</mi>
      <mrow>
        <mrow>
          <mo stretchy="false">(</mo>
          <mi>t</mi>
          <mo stretchy="false">)</mo>
        </mrow>
        <mi mathvariant="normal">≈</mi>
        <mi>f</mi>
      </mrow>
      <mi>'</mi>
      <mrow>
        <mo stretchy="false">(</mo>
        <mn>0</mn>
        <mo stretchy="false">)</mo>
      </mrow>
      <mrow>
        <mrow>
          <mo stretchy="false">(</mo>
          <mrow>
            <mi>t</mi>
            <mi>–</mi>
            <mn>0</mn>
          </mrow>
          <mo stretchy="false">)</mo>
        </mrow>
        <mo stretchy="false">+</mo>
        <mi>f</mi>
      </mrow>
      <mrow>
        <mo stretchy="false">(</mo>
        <mn>0</mn>
        <mo stretchy="false">)</mo>
      </mrow>
    </mrow>
    <annotation encoding="StarMath 5.0">f(t) approx f'(0)(t–0)+f(0)</annotation>
  </semantics>
</math>
</file>

<file path=Object 177/content.xml><?xml version="1.0" encoding="utf-8"?>
<math xmlns="http://www.w3.org/1998/Math/MathML">
  <semantics>
    <mrow>
      <mi>f</mi>
      <mi>'</mi>
      <mrow>
        <mrow>
          <mrow>
            <mo stretchy="false">(</mo>
            <mi>t</mi>
            <mo stretchy="false">)</mo>
          </mrow>
          <mi mathvariant="normal">=</mi>
          <mrow>
            <mrow>
              <mn>1</mn>
              <mi mathvariant="normal">×</mi>
              <mrow>
                <mo stretchy="false">(</mo>
                <mrow>
                  <mn>1</mn>
                  <mo stretchy="false">+</mo>
                  <mi>t</mi>
                </mrow>
                <mo stretchy="false">)</mo>
              </mrow>
            </mrow>
            <mo stretchy="false">+</mo>
            <mrow>
              <mrow>
                <mo stretchy="false">(</mo>
                <mrow>
                  <mn>1</mn>
                  <mo stretchy="false">+</mo>
                  <mi>t</mi>
                </mrow>
                <mo stretchy="false">)</mo>
              </mrow>
              <mi mathvariant="normal">×</mi>
              <mn>1</mn>
            </mrow>
          </mrow>
        </mrow>
        <mi mathvariant="normal">=</mi>
        <mrow>
          <mn>2</mn>
          <mo stretchy="false">+</mo>
          <mn>2t</mn>
        </mrow>
      </mrow>
    </mrow>
    <annotation encoding="StarMath 5.0">f'(t)={1} times ({1}+t)+({1}+t) times {1}=2+2t</annotation>
  </semantics>
</math>
</file>

<file path=Object 178/content.xml><?xml version="1.0" encoding="utf-8"?>
<math xmlns="http://www.w3.org/1998/Math/MathML">
  <semantics>
    <mrow>
      <mi>f</mi>
      <mi>'</mi>
      <mrow>
        <mrow>
          <mo stretchy="false">(</mo>
          <mn>0</mn>
          <mo stretchy="false">)</mo>
        </mrow>
        <mi mathvariant="normal">=</mi>
        <mn>2</mn>
      </mrow>
    </mrow>
    <annotation encoding="StarMath 5.0">f'({0})={2}</annotation>
  </semantics>
</math>
</file>

<file path=Object 179/content.xml><?xml version="1.0" encoding="utf-8"?>
<math xmlns="http://www.w3.org/1998/Math/MathML">
  <semantics>
    <mrow>
      <mi>f</mi>
      <mrow>
        <mrow>
          <mo stretchy="false">(</mo>
          <mn>0</mn>
          <mo stretchy="false">)</mo>
        </mrow>
        <mi mathvariant="normal">=</mi>
        <mn>1</mn>
      </mrow>
    </mrow>
    <annotation encoding="StarMath 5.0">f({0})={1}</annotation>
  </semantics>
</math>
</file>

<file path=Object 18/content.xml><?xml version="1.0" encoding="utf-8"?>
<math xmlns="http://www.w3.org/1998/Math/MathML">
  <semantics>
    <mrow>
      <mi>A</mi>
      <mrow>
        <mo stretchy="false">(</mo>
        <mrow>
          <mi>a</mi>
          <mstyle mathvariant="normal">
            <mrow>
              <mi mathvariant="normal">;</mi>
            </mrow>
          </mstyle>
          <mi>f</mi>
          <mrow>
            <mo stretchy="false">(</mo>
            <mi>a</mi>
            <mo stretchy="false">)</mo>
          </mrow>
        </mrow>
        <mo stretchy="false">)</mo>
      </mrow>
    </mrow>
    <annotation encoding="StarMath 5.0">A(a nitalic; f(a))</annotation>
  </semantics>
</math>
</file>

<file path=Object 180/content.xml><?xml version="1.0" encoding="utf-8"?>
<math xmlns="http://www.w3.org/1998/Math/MathML">
  <semantics>
    <mrow>
      <mi>f</mi>
      <mrow>
        <mrow>
          <mo stretchy="false">(</mo>
          <mi>t</mi>
          <mo stretchy="false">)</mo>
        </mrow>
        <mi mathvariant="normal">≈</mi>
        <mrow>
          <mn>2t</mn>
          <mo stretchy="false">+</mo>
          <mn>1</mn>
        </mrow>
      </mrow>
    </mrow>
    <annotation encoding="StarMath 5.0">f(t) approx 2t+1</annotation>
  </semantics>
</math>
</file>

<file path=Object 181/content.xml><?xml version="1.0" encoding="utf-8"?>
<math xmlns="http://www.w3.org/1998/Math/MathML">
  <semantics>
    <mrow>
      <msup>
        <mrow>
          <mo stretchy="false">(</mo>
          <mrow>
            <mn>1</mn>
            <mo stretchy="false">+</mo>
            <mi>t</mi>
          </mrow>
          <mo stretchy="false">)</mo>
        </mrow>
        <mn>2</mn>
      </msup>
      <mi mathvariant="normal">≈</mi>
      <mrow>
        <mn>1</mn>
        <mo stretchy="false">+</mo>
        <mn>2t</mn>
      </mrow>
    </mrow>
    <annotation encoding="StarMath 5.0">({1}+t)^2 approx  {1}+2t</annotation>
  </semantics>
</math>
</file>

<file path=Object 182/content.xml><?xml version="1.0" encoding="utf-8"?>
<math xmlns="http://www.w3.org/1998/Math/MathML">
  <semantics>
    <mrow>
      <msup>
        <mrow>
          <mo stretchy="false">(</mo>
          <mrow>
            <mn>1</mn>
            <mo stretchy="false">+</mo>
            <mi>t</mi>
          </mrow>
          <mo stretchy="false">)</mo>
        </mrow>
        <mi>n</mi>
      </msup>
      <mi mathvariant="normal">≈</mi>
      <mrow>
        <mn>1</mn>
        <mo stretchy="false">+</mo>
        <mi mathvariant="italic">nt</mi>
      </mrow>
    </mrow>
    <annotation encoding="StarMath 5.0">({1}+t)^n approx  {1}+nt</annotation>
  </semantics>
</math>
</file>

<file path=Object 183/content.xml><?xml version="1.0" encoding="utf-8"?>
<math xmlns="http://www.w3.org/1998/Math/MathML">
  <semantics>
    <mrow>
      <mi>n</mi>
      <mi mathvariant="normal">=</mi>
      <mn>2</mn>
    </mrow>
    <annotation encoding="StarMath 5.0">n={2}</annotation>
  </semantics>
</math>
</file>

<file path=Object 184/content.xml><?xml version="1.0" encoding="utf-8"?>
<math xmlns="http://www.w3.org/1998/Math/MathML">
  <semantics>
    <mrow>
      <mrow>
        <mn>12</mn>
        <mi mathvariant="normal">×</mi>
        <mn>0,25</mn>
      </mrow>
      <mi mathvariant="normal">=</mi>
      <mn>3</mn>
    </mrow>
    <annotation encoding="StarMath 5.0">{12} times {0,25}={3}</annotation>
  </semantics>
</math>
</file>

<file path=Object 185/content.xml><?xml version="1.0" encoding="utf-8"?>
<math xmlns="http://www.w3.org/1998/Math/MathML">
  <semantics>
    <mrow>
      <mrow>
        <msub>
          <mi mathvariant="italic">CM</mi>
          <mi mathvariant="italic">global</mi>
        </msub>
        <mi mathvariant="normal">=</mi>
        <msup>
          <mn>1,0025</mn>
          <mn>12</mn>
        </msup>
      </mrow>
      <mi mathvariant="normal">≈</mi>
      <mn>1,0304</mn>
    </mrow>
    <annotation encoding="StarMath 5.0">CM_{global}={1,0025}^12 approx  {1,0304}</annotation>
  </semantics>
</math>
</file>

<file path=Object 186/content.xml><?xml version="1.0" encoding="utf-8"?>
<math xmlns="http://www.w3.org/1998/Math/MathML">
  <semantics>
    <mfrac>
      <mrow>
        <mi>ƒ</mi>
        <mrow>
          <mo stretchy="false">(</mo>
          <mrow>
            <mi>a</mi>
            <mo stretchy="false">+</mo>
            <mi>h</mi>
          </mrow>
          <mo stretchy="false">)</mo>
        </mrow>
        <mi>–</mi>
        <mi>ƒ</mi>
        <mrow>
          <mo stretchy="false">(</mo>
          <mi>a</mi>
          <mo stretchy="false">)</mo>
        </mrow>
      </mrow>
      <mi>h</mi>
    </mfrac>
    <annotation encoding="StarMath 5.0">{ƒ(a + h) – ƒ(a)} over  h </annotation>
  </semantics>
</math>
</file>

<file path=Object 187/content.xml><?xml version="1.0" encoding="utf-8"?>
<math xmlns="http://www.w3.org/1998/Math/MathML">
  <semantics>
    <mrow>
      <mi>t</mi>
      <mi mathvariant="normal">=</mi>
      <mn>0</mn>
    </mrow>
    <annotation encoding="StarMath 5.0">t={0}</annotation>
  </semantics>
</math>
</file>

<file path=Object 188/content.xml><?xml version="1.0" encoding="utf-8"?>
<math xmlns="http://www.w3.org/1998/Math/MathML">
  <semantics>
    <mrow>
      <mi>x</mi>
      <mi mathvariant="normal">=</mi>
      <mrow>
        <mn>1</mn>
        <mo stretchy="false">+</mo>
        <mi>t</mi>
      </mrow>
    </mrow>
    <annotation encoding="StarMath 5.0">x={1}+t</annotation>
  </semantics>
</math>
</file>

<file path=Object 189/content.xml><?xml version="1.0" encoding="utf-8"?>
<math xmlns="http://www.w3.org/1998/Math/MathML">
  <semantics>
    <mrow>
      <mi>g</mi>
      <mrow>
        <mrow>
          <mo stretchy="false">(</mo>
          <mi>x</mi>
          <mo stretchy="false">)</mo>
        </mrow>
        <mi mathvariant="normal">=</mi>
        <msup>
          <mi>x</mi>
          <mi>n</mi>
        </msup>
      </mrow>
    </mrow>
    <annotation encoding="StarMath 5.0">g(x)=x^n</annotation>
  </semantics>
</math>
</file>

<file path=Object 19/content.xml><?xml version="1.0" encoding="utf-8"?>
<math xmlns="http://www.w3.org/1998/Math/MathML">
  <semantics>
    <mrow>
      <mrow>
        <mrow>
          <mrow>
            <mrow>
              <mfrac>
                <mrow>
                  <mo stretchy="false">Δ</mo>
                  <mi>y</mi>
                </mrow>
                <mrow>
                  <mo stretchy="false">Δ</mo>
                  <mi>x</mi>
                </mrow>
              </mfrac>
              <mi mathvariant="normal">=</mi>
              <mfrac>
                <mrow>
                  <mi>f</mi>
                  <mrow>
                    <mo stretchy="false">(</mo>
                    <mrow>
                      <mn>2</mn>
                      <mo stretchy="false">+</mo>
                      <mi>h</mi>
                    </mrow>
                    <mo stretchy="false">)</mo>
                  </mrow>
                  <mi>–</mi>
                  <mi>f</mi>
                  <mrow>
                    <mo stretchy="false">(</mo>
                    <mn>2</mn>
                    <mo stretchy="false">)</mo>
                  </mrow>
                </mrow>
                <mrow>
                  <mrow>
                    <mn>2</mn>
                    <mo stretchy="false">+</mo>
                    <mi>h</mi>
                  </mrow>
                  <mi>–</mi>
                  <mn>2</mn>
                </mrow>
              </mfrac>
            </mrow>
            <mi mathvariant="normal">=</mi>
            <mfrac>
              <mrow>
                <msup>
                  <mrow>
                    <mo stretchy="false">(</mo>
                    <mrow>
                      <mn>2</mn>
                      <mo stretchy="false">+</mo>
                      <mi>h</mi>
                    </mrow>
                    <mo stretchy="false">)</mo>
                  </mrow>
                  <mn>2</mn>
                </msup>
                <mi>–</mi>
                <msup>
                  <mn>2</mn>
                  <mn>2</mn>
                </msup>
              </mrow>
              <mi>h</mi>
            </mfrac>
          </mrow>
          <mi mathvariant="normal">=</mi>
          <mfrac>
            <mrow>
              <mrow>
                <mn>4</mn>
                <mo stretchy="false">+</mo>
                <mn>4</mn>
              </mrow>
              <mrow>
                <mi>h</mi>
                <mo stretchy="false">+</mo>
                <msup>
                  <mi>h</mi>
                  <mn>2</mn>
                </msup>
              </mrow>
              <mi>–</mi>
              <mn>4</mn>
            </mrow>
            <mi>h</mi>
          </mfrac>
        </mrow>
        <mi mathvariant="normal">=</mi>
        <mfrac>
          <mrow>
            <mn>4</mn>
            <mrow>
              <mi>h</mi>
              <mo stretchy="false">+</mo>
              <msup>
                <mi>h</mi>
                <mn>2</mn>
              </msup>
            </mrow>
          </mrow>
          <mi>h</mi>
        </mfrac>
      </mrow>
      <mi mathvariant="normal">=</mi>
      <mrow>
        <mn>4</mn>
        <mo stretchy="false">+</mo>
        <mi>h</mi>
      </mrow>
    </mrow>
    <annotation encoding="StarMath 5.0">{%DELTA y} over {%DELTA x}={f({2}+h)–f({2})} over {{2}+h–{2}}={({2}+h)^2–{2}^2} over h={{4}+{4}h+h^2–{4}} over h={{4}h+h^2} over h={4}+h</annotation>
  </semantics>
</math>
</file>

<file path=Object 190/content.xml><?xml version="1.0" encoding="utf-8"?>
<math xmlns="http://www.w3.org/1998/Math/MathML">
  <semantics>
    <mrow>
      <mrow>
        <mi>y</mi>
        <mi mathvariant="normal">=</mi>
        <mi>g</mi>
      </mrow>
      <mi>'</mi>
      <mrow>
        <mo stretchy="false">(</mo>
        <mn>1</mn>
        <mo stretchy="false">)</mo>
      </mrow>
      <mrow>
        <mrow>
          <mo stretchy="false">(</mo>
          <mrow>
            <mi>x</mi>
            <mi>–</mi>
            <mn>1</mn>
          </mrow>
          <mo stretchy="false">)</mo>
        </mrow>
        <mo stretchy="false">+</mo>
        <mi>g</mi>
      </mrow>
      <mrow>
        <mo stretchy="false">(</mo>
        <mn>1</mn>
        <mo stretchy="false">)</mo>
      </mrow>
    </mrow>
    <annotation encoding="StarMath 5.0">y=g'({1})(x–{1})+g({1})</annotation>
  </semantics>
</math>
</file>

<file path=Object 191/content.xml><?xml version="1.0" encoding="utf-8"?>
<math xmlns="http://www.w3.org/1998/Math/MathML">
  <semantics>
    <mrow>
      <mi>g</mi>
      <mi>'</mi>
      <mrow>
        <mrow>
          <mo stretchy="false">(</mo>
          <mi>x</mi>
          <mo stretchy="false">)</mo>
        </mrow>
        <mi mathvariant="normal">=</mi>
        <msup>
          <mi mathvariant="italic">nx</mi>
          <mrow>
            <mi>n</mi>
            <mi>–</mi>
            <mn>1</mn>
          </mrow>
        </msup>
      </mrow>
    </mrow>
    <annotation encoding="StarMath 5.0">g'(x)=nx^{n–1}</annotation>
  </semantics>
</math>
</file>

<file path=Object 192/content.xml><?xml version="1.0" encoding="utf-8"?>
<math xmlns="http://www.w3.org/1998/Math/MathML">
  <semantics>
    <mrow>
      <mi>g</mi>
      <mi>'</mi>
      <mrow>
        <mrow>
          <mo stretchy="false">(</mo>
          <mn>1</mn>
          <mo stretchy="false">)</mo>
        </mrow>
        <mi mathvariant="normal">=</mi>
        <mi>n</mi>
      </mrow>
    </mrow>
    <annotation encoding="StarMath 5.0">g'({1})=n</annotation>
  </semantics>
</math>
</file>

<file path=Object 193/content.xml><?xml version="1.0" encoding="utf-8"?>
<math xmlns="http://www.w3.org/1998/Math/MathML">
  <semantics>
    <mrow>
      <mi>g</mi>
      <mrow>
        <mrow>
          <mrow>
            <mo stretchy="false">(</mo>
            <mn>1</mn>
            <mo stretchy="false">)</mo>
          </mrow>
          <mi mathvariant="normal">=</mi>
          <msup>
            <mn>1</mn>
            <mi>n</mi>
          </msup>
        </mrow>
        <mi mathvariant="normal">=</mi>
        <mn>1</mn>
      </mrow>
    </mrow>
    <annotation encoding="StarMath 5.0">g({1})={1}^n={1}</annotation>
  </semantics>
</math>
</file>

<file path=Object 194/content.xml><?xml version="1.0" encoding="utf-8"?>
<math xmlns="http://www.w3.org/1998/Math/MathML">
  <semantics>
    <mrow>
      <mrow>
        <mi>y</mi>
        <mi mathvariant="normal">=</mi>
        <mi>n</mi>
      </mrow>
      <mrow>
        <mrow>
          <mo stretchy="false">(</mo>
          <mrow>
            <mi>x</mi>
            <mi>–</mi>
            <mn>1</mn>
          </mrow>
          <mo stretchy="false">)</mo>
        </mrow>
        <mo stretchy="false">+</mo>
        <mn>1</mn>
      </mrow>
    </mrow>
    <annotation encoding="StarMath 5.0">y=n(x–{1})+{1}</annotation>
  </semantics>
</math>
</file>

<file path=Object 195/content.xml><?xml version="1.0" encoding="utf-8"?>
<math xmlns="http://www.w3.org/1998/Math/MathML">
  <semantics>
    <mrow>
      <mi>x</mi>
      <mi>–</mi>
      <mrow>
        <mn>1</mn>
        <mi mathvariant="normal">=</mi>
        <mi>t</mi>
      </mrow>
    </mrow>
    <annotation encoding="StarMath 5.0">x–{1}=t</annotation>
  </semantics>
</math>
</file>

<file path=Object 196/content.xml><?xml version="1.0" encoding="utf-8"?>
<math xmlns="http://www.w3.org/1998/Math/MathML">
  <semantics>
    <mrow>
      <mi>x</mi>
      <mi mathvariant="normal">=</mi>
      <mn>1</mn>
    </mrow>
    <annotation encoding="StarMath 5.0">x={1}</annotation>
  </semantics>
</math>
</file>

<file path=Object 197/content.xml><?xml version="1.0" encoding="utf-8"?>
<math xmlns="http://www.w3.org/1998/Math/MathML">
  <semantics>
    <mrow>
      <mi>t</mi>
      <mi mathvariant="normal">=</mi>
      <mn>0</mn>
    </mrow>
    <annotation encoding="StarMath 5.0">t={0}</annotation>
  </semantics>
</math>
</file>

<file path=Object 198/content.xml><?xml version="1.0" encoding="utf-8"?>
<math xmlns="http://www.w3.org/1998/Math/MathML">
  <semantics>
    <mrow>
      <mi>y</mi>
      <mi mathvariant="normal">=</mi>
      <mrow>
        <mi mathvariant="italic">nt</mi>
        <mo stretchy="false">+</mo>
        <mn>1</mn>
      </mrow>
    </mrow>
    <annotation encoding="StarMath 5.0">y=nt+{1}</annotation>
  </semantics>
</math>
</file>

<file path=Object 199/content.xml><?xml version="1.0" encoding="utf-8"?>
<math xmlns="http://www.w3.org/1998/Math/MathML">
  <semantics>
    <mrow>
      <mi>f</mi>
      <mrow>
        <mrow>
          <mo stretchy="false">(</mo>
          <mi>t</mi>
          <mo stretchy="false">)</mo>
        </mrow>
        <mi mathvariant="normal">=</mi>
        <msup>
          <mrow>
            <mo stretchy="false">(</mo>
            <mrow>
              <mn>1</mn>
              <mo stretchy="false">+</mo>
              <mi>t</mi>
            </mrow>
            <mo stretchy="false">)</mo>
          </mrow>
          <mi>n</mi>
        </msup>
      </mrow>
    </mrow>
    <annotation encoding="StarMath 5.0">f(t)=({1}+t)^n</annotation>
  </semantics>
</math>
</file>

<file path=Object 2/content.xml><?xml version="1.0" encoding="utf-8"?>
<math xmlns="http://www.w3.org/1998/Math/MathML">
  <semantics>
    <mfrac>
      <mrow>
        <mi>f</mi>
        <mrow>
          <mo stretchy="false">(</mo>
          <mi>b</mi>
          <mo stretchy="false">)</mo>
        </mrow>
        <mi>–</mi>
        <mi>f</mi>
        <mrow>
          <mo stretchy="false">(</mo>
          <mi>a</mi>
          <mo stretchy="false">)</mo>
        </mrow>
      </mrow>
      <mrow>
        <mi>b</mi>
        <mi>–</mi>
        <mi>a</mi>
      </mrow>
    </mfrac>
    <annotation encoding="StarMath 5.0">{f(b)–f(a)} over {b–a}</annotation>
  </semantics>
</math>
</file>

<file path=Object 2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200/content.xml><?xml version="1.0" encoding="utf-8"?>
<math xmlns="http://www.w3.org/1998/Math/MathML">
  <semantics>
    <mrow>
      <mi>f</mi>
      <mi>'</mi>
      <mrow>
        <mo stretchy="false">(</mo>
        <mi>t</mi>
        <mo stretchy="false">)</mo>
      </mrow>
    </mrow>
    <annotation encoding="StarMath 5.0">f'(t)</annotation>
  </semantics>
</math>
</file>

<file path=Object 201/content.xml><?xml version="1.0" encoding="utf-8"?>
<math xmlns="http://www.w3.org/1998/Math/MathML">
  <semantics>
    <mrow>
      <mi>f</mi>
      <mi>'</mi>
      <mrow>
        <mo stretchy="false">(</mo>
        <mi>a</mi>
        <mo stretchy="false">)</mo>
      </mrow>
    </mrow>
    <annotation encoding="StarMath 5.0">f'(a)</annotation>
  </semantics>
</math>
</file>

<file path=Object 202/content.xml><?xml version="1.0" encoding="utf-8"?>
<math xmlns="http://www.w3.org/1998/Math/MathML">
  <semantics>
    <mrow>
      <mi>f</mi>
      <mi>'</mi>
      <mrow>
        <mo stretchy="false">(</mo>
        <mi>a</mi>
        <mo stretchy="false">)</mo>
      </mrow>
    </mrow>
    <annotation encoding="StarMath 5.0">f'(a)</annotation>
  </semantics>
</math>
</file>

<file path=Object 21/content.xml><?xml version="1.0" encoding="utf-8"?>
<math xmlns="http://www.w3.org/1998/Math/MathML">
  <semantics>
    <mrow>
      <mi>a</mi>
      <mi mathvariant="normal">=</mi>
      <mn>2</mn>
    </mrow>
    <annotation encoding="StarMath 5.0">a={2}</annotation>
  </semantics>
</math>
</file>

<file path=Object 22/content.xml><?xml version="1.0" encoding="utf-8"?>
<math xmlns="http://www.w3.org/1998/Math/MathML">
  <semantics>
    <mrow>
      <msub>
        <mi>C</mi>
        <mi>M</mi>
      </msub>
      <mrow>
        <mrow>
          <mo stretchy="false">(</mo>
          <mi>q</mi>
          <mo stretchy="false">)</mo>
        </mrow>
        <mi mathvariant="normal">=</mi>
        <mfrac>
          <mrow>
            <mi>C</mi>
            <mrow>
              <mo stretchy="false">(</mo>
              <mi>q</mi>
              <mo stretchy="false">)</mo>
            </mrow>
          </mrow>
          <mi>q</mi>
        </mfrac>
      </mrow>
    </mrow>
    <annotation encoding="StarMath 5.0">C_M(q)={C(q)} over q</annotation>
  </semantics>
</math>
</file>

<file path=Object 23/content.xml><?xml version="1.0" encoding="utf-8"?>
<math xmlns="http://www.w3.org/1998/Math/MathML">
  <semantics>
    <mfrac>
      <mrow>
        <mi>f</mi>
        <mrow>
          <mo stretchy="false">(</mo>
          <mrow>
            <mi>a</mi>
            <mo stretchy="false">+</mo>
            <mi>h</mi>
          </mrow>
          <mo stretchy="false">)</mo>
        </mrow>
        <mi>–</mi>
        <mi>f</mi>
        <mrow>
          <mo stretchy="false">(</mo>
          <mi>a</mi>
          <mo stretchy="false">)</mo>
        </mrow>
      </mrow>
      <mi>h</mi>
    </mfrac>
    <annotation encoding="StarMath 5.0">{f(a+h)–f(a)} over h</annotation>
  </semantics>
</math>
</file>

<file path=Object 24/content.xml><?xml version="1.0" encoding="utf-8"?>
<math xmlns="http://www.w3.org/1998/Math/MathML">
  <semantics>
    <mrow>
      <mi>f</mi>
      <mi>'</mi>
      <mrow>
        <mrow>
          <mo stretchy="false">(</mo>
          <mi>a</mi>
          <mo stretchy="false">)</mo>
        </mrow>
        <mi mathvariant="normal">=</mi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o stretchy="false">(</mo>
                <mrow>
                  <mi>a</mi>
                  <mo stretchy="false">+</mo>
                  <mi>h</mi>
                </mrow>
                <mo stretchy="false">)</mo>
              </mrow>
              <mi>–</mi>
              <mi>f</mi>
              <mrow>
                <mo stretchy="false">(</mo>
                <mi>a</mi>
                <mo stretchy="false">)</mo>
              </mrow>
            </mrow>
            <mi>h</mi>
          </mfrac>
        </mrow>
      </mrow>
    </mrow>
    <annotation encoding="StarMath 5.0">f'(a)= Lim from{ h rightarrow {0} } { {f(a+h)–f(a)} over h} </annotation>
  </semantics>
</math>
</file>

<file path=Object 25/content.xml><?xml version="1.0" encoding="utf-8"?>
<math xmlns="http://www.w3.org/1998/Math/MathML">
  <semantics>
    <mrow>
      <mrow>
        <mrow>
          <mfrac>
            <mrow>
              <mi>f</mi>
              <mrow>
                <mo stretchy="false">(</mo>
                <mrow>
                  <mn>3</mn>
                  <mo stretchy="false">+</mo>
                  <mi>h</mi>
                </mrow>
                <mo stretchy="false">)</mo>
              </mrow>
              <mi>–</mi>
              <mi>f</mi>
              <mrow>
                <mo stretchy="false">(</mo>
                <mn>3</mn>
                <mo stretchy="false">)</mo>
              </mrow>
            </mrow>
            <mi>h</mi>
          </mfrac>
          <mi mathvariant="normal">=</mi>
          <mfrac>
            <mrow>
              <msup>
                <mrow>
                  <mo stretchy="false">(</mo>
                  <mrow>
                    <mn>3</mn>
                    <mo stretchy="false">+</mo>
                    <mi>h</mi>
                  </mrow>
                  <mo stretchy="false">)</mo>
                </mrow>
                <mn>2</mn>
              </msup>
              <mi>–</mi>
              <msup>
                <mn>3</mn>
                <mn>2</mn>
              </msup>
            </mrow>
            <mi>h</mi>
          </mfrac>
        </mrow>
        <mi mathvariant="normal">=</mi>
        <mfrac>
          <mrow>
            <mrow>
              <mn>9</mn>
              <mo stretchy="false">+</mo>
              <mn>6</mn>
            </mrow>
            <mrow>
              <mi>h</mi>
              <mo stretchy="false">+</mo>
              <msup>
                <mi>h</mi>
                <mn>2</mn>
              </msup>
            </mrow>
            <mi>–</mi>
            <mn>9</mn>
          </mrow>
          <mi>h</mi>
        </mfrac>
      </mrow>
      <mi mathvariant="normal">=</mi>
      <mrow>
        <mn>6</mn>
        <mo stretchy="false">+</mo>
        <mi>h</mi>
      </mrow>
    </mrow>
    <annotation encoding="StarMath 5.0">{f({3}+h)–f({3})} over {h}={({3}+h)^2–{3}^2} over h={{9}+{6}h+h^2–{9}} over h={6}+h</annotation>
  </semantics>
</math>
</file>

<file path=Object 2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27/content.xml><?xml version="1.0" encoding="utf-8"?>
<math xmlns="http://www.w3.org/1998/Math/MathML">
  <semantics>
    <mrow>
      <mi>a</mi>
      <mi mathvariant="normal">=</mi>
      <mn>3</mn>
    </mrow>
    <annotation encoding="StarMath 5.0">a={3}</annotation>
  </semantics>
</math>
</file>

<file path=Object 28/content.xml><?xml version="1.0" encoding="utf-8"?>
<math xmlns="http://www.w3.org/1998/Math/MathML">
  <semantics>
    <mrow>
      <mrow>
        <munder>
          <mi>lim</mi>
          <mrow>
            <mi>h</mi>
            <mo stretchy="false">→</mo>
            <mn>0</mn>
          </mrow>
        </munder>
        <mrow>
          <mn>6</mn>
          <mo stretchy="false">+</mo>
          <mi>h</mi>
        </mrow>
      </mrow>
      <mi mathvariant="normal">=</mi>
      <mn>6</mn>
    </mrow>
    <annotation encoding="StarMath 5.0"> Lim from{ h rightarrow {0} } { {6}+h} =6</annotation>
  </semantics>
</math>
</file>

<file path=Object 29/content.xml><?xml version="1.0" encoding="utf-8"?>
<math xmlns="http://www.w3.org/1998/Math/MathML">
  <semantics>
    <mrow>
      <mi>f</mi>
      <mi>'</mi>
      <mrow>
        <mrow>
          <mo stretchy="false">(</mo>
          <mn>3</mn>
          <mo stretchy="false">)</mo>
        </mrow>
        <mi mathvariant="normal">=</mi>
        <mn>6</mn>
      </mrow>
    </mrow>
    <annotation encoding="StarMath 5.0">f'({3})={6}</annotation>
  </semantics>
</math>
</file>

<file path=Object 3/content.xml><?xml version="1.0" encoding="utf-8"?>
<math xmlns="http://www.w3.org/1998/Math/MathML">
  <semantics>
    <mrow>
      <mi>x</mi>
      <mi mathvariant="normal">=</mi>
      <mrow>
        <mi>a</mi>
        <mo stretchy="false">+</mo>
        <mi>h</mi>
      </mrow>
    </mrow>
    <annotation encoding="StarMath 5.0">x=a+h</annotation>
  </semantics>
</math>
</file>

<file path=Object 30/content.xml><?xml version="1.0" encoding="utf-8"?>
<math xmlns="http://www.w3.org/1998/Math/MathML">
  <semantics>
    <mrow>
      <mrow>
        <mi>y</mi>
        <mi mathvariant="normal">=</mi>
        <mstyle color="green">
          <mrow>
            <mrow>
              <mi>f</mi>
              <mi>'</mi>
              <mrow>
                <mo stretchy="false">(</mo>
                <mi>a</mi>
                <mo stretchy="false">)</mo>
              </mrow>
            </mrow>
          </mrow>
        </mstyle>
      </mrow>
      <mrow>
        <mrow>
          <mo stretchy="false">(</mo>
          <mrow>
            <mi>x</mi>
            <mi>–</mi>
            <mstyle color="blue">
              <mrow>
                <mi>a</mi>
              </mrow>
            </mstyle>
          </mrow>
          <mo stretchy="false">)</mo>
        </mrow>
        <mo stretchy="false">+</mo>
        <mstyle color="blue">
          <mrow>
            <mrow>
              <mi>f</mi>
              <mrow>
                <mo stretchy="false">(</mo>
                <mi>a</mi>
                <mo stretchy="false">)</mo>
              </mrow>
            </mrow>
          </mrow>
        </mstyle>
      </mrow>
    </mrow>
    <annotation encoding="StarMath 5.0">y= color green {f'(a)}(x– color blue a)+ color blue{f(a)}</annotation>
  </semantics>
</math>
</file>

<file path=Object 31/content.xml><?xml version="1.0" encoding="utf-8"?>
<math xmlns="http://www.w3.org/1998/Math/MathML">
  <semantics>
    <mfrac>
      <mrow>
        <mi>f</mi>
        <mrow>
          <mo stretchy="false">(</mo>
          <mrow>
            <mi>a</mi>
            <mo stretchy="false">+</mo>
            <mi>h</mi>
          </mrow>
          <mo stretchy="false">)</mo>
        </mrow>
        <mi>–</mi>
        <mi>f</mi>
        <mrow>
          <mo stretchy="false">(</mo>
          <mi>a</mi>
          <mo stretchy="false">)</mo>
        </mrow>
      </mrow>
      <mi>h</mi>
    </mfrac>
    <annotation encoding="StarMath 5.0">{f(a+h)–f(a)} over h</annotation>
  </semantics>
</math>
</file>

<file path=Object 32/content.xml><?xml version="1.0" encoding="utf-8"?>
<math xmlns="http://www.w3.org/1998/Math/MathML">
  <semantics>
    <mrow>
      <msub>
        <mi>C</mi>
        <mi>m</mi>
      </msub>
      <mrow>
        <mrow>
          <mo stretchy="false">(</mo>
          <mi>q</mi>
          <mo stretchy="false">)</mo>
        </mrow>
        <mi mathvariant="normal">=</mi>
        <mi>C</mi>
      </mrow>
      <mrow>
        <mo stretchy="false">(</mo>
        <mi>q</mi>
        <mo stretchy="false">)</mo>
      </mrow>
      <mi>–</mi>
      <mi>C</mi>
      <mrow>
        <mo stretchy="false">(</mo>
        <mrow>
          <mi>q</mi>
          <mi>–</mi>
          <mn>1</mn>
        </mrow>
        <mo stretchy="false">)</mo>
      </mrow>
    </mrow>
    <annotation encoding="StarMath 5.0">C_m(q)=C(q)–C(q–{1})</annotation>
  </semantics>
</math>
</file>

<file path=Object 33/content.xml><?xml version="1.0" encoding="utf-8"?>
<math xmlns="http://www.w3.org/1998/Math/MathML">
  <semantics>
    <mrow>
      <mrow>
        <mi>y</mi>
        <mi mathvariant="normal">=</mi>
        <mn>6</mn>
      </mrow>
      <mi>x</mi>
      <mi>–</mi>
      <mn>9</mn>
    </mrow>
    <annotation encoding="StarMath 5.0">y={6}x–{9}</annotation>
  </semantics>
</math>
</file>

<file path=Object 3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35/content.xml><?xml version="1.0" encoding="utf-8"?>
<math xmlns="http://www.w3.org/1998/Math/MathML">
  <semantics>
    <mrow>
      <mrow>
        <mi>y</mi>
        <mi mathvariant="normal">=</mi>
        <mi>f</mi>
      </mrow>
      <mi>'</mi>
      <mrow>
        <mrow>
          <mrow>
            <mo stretchy="false">(</mo>
            <mn>3</mn>
            <mo stretchy="false">)</mo>
          </mrow>
          <mi mathvariant="normal">×</mi>
          <mrow>
            <mo stretchy="false">(</mo>
            <mrow>
              <mi>x</mi>
              <mi>–</mi>
              <mn>3</mn>
            </mrow>
            <mo stretchy="false">)</mo>
          </mrow>
        </mrow>
        <mo stretchy="false">+</mo>
        <mi>f</mi>
      </mrow>
      <mrow>
        <mrow>
          <mo stretchy="false">(</mo>
          <mn>3</mn>
          <mo stretchy="false">)</mo>
        </mrow>
        <mi mathvariant="normal">=</mi>
        <mn>6</mn>
      </mrow>
      <mrow>
        <mrow>
          <mrow>
            <mo stretchy="false">(</mo>
            <mrow>
              <mi>x</mi>
              <mi>–</mi>
              <mn>3</mn>
            </mrow>
            <mo stretchy="false">)</mo>
          </mrow>
          <mo stretchy="false">+</mo>
          <mn>9</mn>
        </mrow>
        <mi mathvariant="normal">=</mi>
        <mn>6</mn>
      </mrow>
      <mi>x</mi>
      <mi>–</mi>
      <mrow>
        <mn>18</mn>
        <mo stretchy="false">+</mo>
        <mn>9</mn>
      </mrow>
    </mrow>
    <annotation encoding="StarMath 5.0">y=f'({3}) times (x–{3})+f({3})={6}(x–{3})+{9}={6}x–{18}+{9}</annotation>
  </semantics>
</math>
</file>

<file path=Object 3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3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≈</mi>
        <mi>f</mi>
      </mrow>
      <mi>'</mi>
      <mrow>
        <mo stretchy="false">(</mo>
        <mi>a</mi>
        <mo stretchy="false">)</mo>
      </mrow>
      <mrow>
        <mrow>
          <mo stretchy="false">(</mo>
          <mrow>
            <mi>x</mi>
            <mi>–</mi>
            <mi>a</mi>
          </mrow>
          <mo stretchy="false">)</mo>
        </mrow>
        <mo stretchy="false">+</mo>
        <mi>f</mi>
      </mrow>
      <mrow>
        <mo stretchy="false">(</mo>
        <mi>a</mi>
        <mo stretchy="false">)</mo>
      </mrow>
    </mrow>
    <annotation encoding="StarMath 5.0">f(x) approx f'(a)(x–a)+f(a)</annotation>
  </semantics>
</math>
</file>

<file path=Object 38/content.xml><?xml version="1.0" encoding="utf-8"?>
<math xmlns="http://www.w3.org/1998/Math/MathML">
  <semantics>
    <mrow>
      <mrow>
        <mrow>
          <mfrac>
            <mrow>
              <msup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n>2</mn>
              </msup>
              <mi>–</mi>
              <msup>
                <mi>x</mi>
                <mn>2</mn>
              </msup>
            </mrow>
            <mi>h</mi>
          </mfrac>
          <mi mathvariant="normal">=</mi>
          <mfrac>
            <mrow>
              <mrow>
                <msup>
                  <mi>x</mi>
                  <mn>2</mn>
                </msup>
                <mo stretchy="false">+</mo>
                <mn>2</mn>
              </mrow>
              <mrow>
                <mi mathvariant="italic">xh</mi>
                <mo stretchy="false">+</mo>
                <mmultiscripts>
                  <mi>h</mi>
                  <mprescripts/>
                  <none/>
                  <mn>2</mn>
                </mmultiscripts>
              </mrow>
              <mi>–</mi>
              <msup>
                <mi>x</mi>
                <mn>2</mn>
              </msup>
            </mrow>
            <mi>h</mi>
          </mfrac>
        </mrow>
        <mi mathvariant="normal">=</mi>
        <mn>2</mn>
      </mrow>
      <mrow>
        <mi>x</mi>
        <mo stretchy="false">+</mo>
        <mi>h</mi>
      </mrow>
    </mrow>
    <annotation encoding="StarMath 5.0">{(x+h)^2–x^2} over h={x^2+{2}xh+h lsup {2}–x^2} over h={2}x+h</annotation>
  </semantics>
</math>
</file>

<file path=Object 39/content.xml><?xml version="1.0" encoding="utf-8"?>
<math xmlns="http://www.w3.org/1998/Math/MathML">
  <semantics>
    <mrow>
      <mrow>
        <mo stretchy="false">(</mo>
        <msup>
          <mi>x</mi>
          <mn>2</mn>
        </msup>
        <mo stretchy="false">)</mo>
      </mrow>
      <mi>'</mi>
    </mrow>
    <annotation encoding="StarMath 5.0">(x^2)'</annotation>
  </semantics>
</math>
</file>

<file path=Object 4/content.xml><?xml version="1.0" encoding="utf-8"?>
<math xmlns="http://www.w3.org/1998/Math/MathML">
  <semantics>
    <mfrac>
      <mrow>
        <mi>f</mi>
        <mrow>
          <mo stretchy="false">(</mo>
          <mrow>
            <mi>a</mi>
            <mo stretchy="false">+</mo>
            <mi>h</mi>
          </mrow>
          <mo stretchy="false">)</mo>
        </mrow>
        <mi>–</mi>
        <mi>f</mi>
        <mrow>
          <mo stretchy="false">(</mo>
          <mi>a</mi>
          <mo stretchy="false">)</mo>
        </mrow>
      </mrow>
      <mi>h</mi>
    </mfrac>
    <annotation encoding="StarMath 5.0">{f(a+h)–f(a)} over h</annotation>
  </semantics>
</math>
</file>

<file path=Object 40/content.xml><?xml version="1.0" encoding="utf-8"?>
<math xmlns="http://www.w3.org/1998/Math/MathML">
  <semantics>
    <mrow>
      <mi>f</mi>
      <mi>'</mi>
      <mrow>
        <mrow>
          <mrow>
            <mo stretchy="false">(</mo>
            <mi>x</mi>
            <mo stretchy="false">)</mo>
          </mrow>
          <mi mathvariant="normal">=</mi>
          <mrow>
            <munder>
              <mi>lim</mi>
              <mrow>
                <mi>h</mi>
                <mo stretchy="false">→</mo>
                <mn>0</mn>
              </mrow>
            </munder>
            <mfrac>
              <mrow>
                <mi>f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>–</mi>
                <mi>f</mi>
                <mrow>
                  <mo stretchy="false">(</mo>
                  <mi>x</mi>
                  <mo stretchy="false">)</mo>
                </mrow>
              </mrow>
              <mi>h</mi>
            </mfrac>
          </mrow>
        </mrow>
        <mi mathvariant="normal">=</mi>
        <mn>2</mn>
      </mrow>
      <mi>x</mi>
    </mrow>
    <annotation encoding="StarMath 5.0">f'(x)= Lim from{ h rightarrow {0} } { {f(x+h)–f(x)} over h} ={2}x</annotation>
  </semantics>
</math>
</file>

<file path=Object 41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f</mi>
              <mrow>
                <mo stretchy="false">(</mo>
                <mi>x</mi>
                <mo stretchy="false">)</mo>
              </mrow>
            </mrow>
            <mi>h</mi>
          </mfrac>
        </mrow>
      </mrow>
    </mrow>
    <annotation encoding="StarMath 5.0">f'(x)= Lim from{ h rightarrow {0} } { {f(x+h)–f(x)} over h}</annotation>
  </semantics>
</math>
</file>

<file path=Object 42/content.xml><?xml version="1.0" encoding="utf-8"?>
<math xmlns="http://www.w3.org/1998/Math/MathML">
  <semantics>
    <mrow>
      <mi>h</mi>
      <mo stretchy="false">&lt;</mo>
      <mn>0</mn>
    </mrow>
    <annotation encoding="StarMath 5.0">h&lt;{0}</annotation>
  </semantics>
</math>
</file>

<file path=Object 43/content.xml><?xml version="1.0" encoding="utf-8"?>
<math xmlns="http://www.w3.org/1998/Math/MathML">
  <semantics>
    <mfrac>
      <mrow>
        <mi>f</mi>
        <mrow>
          <mo stretchy="false">(</mo>
          <mrow>
            <mi>x</mi>
            <mo stretchy="false">+</mo>
            <mi>h</mi>
          </mrow>
          <mo stretchy="false">)</mo>
        </mrow>
        <mi>–</mi>
        <mi>f</mi>
        <mrow>
          <mo stretchy="false">(</mo>
          <mi>x</mi>
          <mo stretchy="false">)</mo>
        </mrow>
      </mrow>
      <mi>h</mi>
    </mfrac>
    <annotation encoding="StarMath 5.0">{f(x+h)–f(x)} over h</annotation>
  </semantics>
</math>
</file>

<file path=Object 44/content.xml><?xml version="1.0" encoding="utf-8"?>
<math xmlns="http://www.w3.org/1998/Math/MathML">
  <semantics>
    <mrow>
      <mi>f</mi>
      <mrow>
        <mrow>
          <mo stretchy="false">(</mo>
          <mrow>
            <mi>x</mi>
            <mo stretchy="false">+</mo>
            <mi>h</mi>
          </mrow>
          <mo stretchy="false">)</mo>
        </mrow>
        <mo stretchy="false">≤</mo>
        <mi>f</mi>
      </mrow>
      <mrow>
        <mo stretchy="false">(</mo>
        <mi>x</mi>
        <mo stretchy="false">)</mo>
      </mrow>
    </mrow>
    <annotation encoding="StarMath 5.0">f(x+h) leslant f(x)</annotation>
  </semantics>
</math>
</file>

<file path=Object 45/content.xml><?xml version="1.0" encoding="utf-8"?>
<math xmlns="http://www.w3.org/1998/Math/MathML">
  <semantics>
    <mfrac>
      <mrow>
        <mi>f</mi>
        <mrow>
          <mo stretchy="false">(</mo>
          <mrow>
            <mi>x</mi>
            <mo stretchy="false">+</mo>
            <mi>h</mi>
          </mrow>
          <mo stretchy="false">)</mo>
        </mrow>
        <mi>–</mi>
        <mi>f</mi>
        <mrow>
          <mo stretchy="false">(</mo>
          <mi>x</mi>
          <mo stretchy="false">)</mo>
        </mrow>
      </mrow>
      <mi>h</mi>
    </mfrac>
    <annotation encoding="StarMath 5.0">{f(x+h)–f(x)} over h</annotation>
  </semantics>
</math>
</file>

<file path=Object 4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47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f'(x)={2}x</annotation>
  </semantics>
</math>
</file>

<file path=Object 48/content.xml><?xml version="1.0" encoding="utf-8"?>
<math xmlns="http://www.w3.org/1998/Math/MathML">
  <semantics>
    <mrow>
      <mi mathvariant="normal">[</mi>
      <mi>a</mi>
      <mstyle mathvariant="normal">
        <mrow>
          <mi mathvariant="normal">;</mi>
        </mrow>
      </mstyle>
      <mi>b</mi>
      <mi mathvariant="normal">]</mi>
    </mrow>
    <annotation encoding="StarMath 5.0">\[a nitalic; b\]</annotation>
  </semantics>
</math>
</file>

<file path=Object 49/content.xml><?xml version="1.0" encoding="utf-8"?>
<math xmlns="http://www.w3.org/1998/Math/MathML">
  <semantics>
    <mrow>
      <mi mathvariant="normal">[</mi>
      <mi>a</mi>
      <mstyle mathvariant="normal">
        <mrow>
          <mi mathvariant="normal">;</mi>
        </mrow>
      </mstyle>
      <mi>b</mi>
      <mi mathvariant="normal">]</mi>
    </mrow>
    <annotation encoding="StarMath 5.0">\[a nitalic; b\]</annotation>
  </semantics>
</math>
</file>

<file path=Object 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o stretchy="false">(</mo>
          <mrow>
            <mi>x</mi>
            <mo stretchy="false">+</mo>
            <mn>3</mn>
          </mrow>
          <mo stretchy="false">)</mo>
        </mrow>
      </mrow>
      <mrow>
        <mo stretchy="false">(</mo>
        <mrow>
          <mi>x</mi>
          <mi>–</mi>
          <mn>1</mn>
        </mrow>
        <mo stretchy="false">)</mo>
      </mrow>
    </mrow>
    <annotation encoding="StarMath 5.0">f(x)=(x+{3})(x–{1})</annotation>
  </semantics>
</math>
</file>

<file path=Object 50/content.xml><?xml version="1.0" encoding="utf-8"?>
<math xmlns="http://www.w3.org/1998/Math/MathML">
  <semantics>
    <mrow>
      <mi>h</mi>
      <mo stretchy="false">&gt;</mo>
      <mn>0</mn>
    </mrow>
    <annotation encoding="StarMath 5.0">h&gt;{0}</annotation>
  </semantics>
</math>
</file>

<file path=Object 51/content.xml><?xml version="1.0" encoding="utf-8"?>
<math xmlns="http://www.w3.org/1998/Math/MathML">
  <semantics>
    <mrow>
      <mrow>
        <mi>x</mi>
        <mo stretchy="false">+</mo>
        <mi>h</mi>
      </mrow>
      <mo stretchy="false">&gt;</mo>
      <mi>x</mi>
    </mrow>
    <annotation encoding="StarMath 5.0">x+h&gt;x</annotation>
  </semantics>
</math>
</file>

<file path=Object 52/content.xml><?xml version="1.0" encoding="utf-8"?>
<math xmlns="http://www.w3.org/1998/Math/MathML">
  <semantics>
    <mrow>
      <mi>h</mi>
      <mo stretchy="false">&lt;</mo>
      <mn>0</mn>
    </mrow>
    <annotation encoding="StarMath 5.0">h&lt;{0}</annotation>
  </semantics>
</math>
</file>

<file path=Object 53/content.xml><?xml version="1.0" encoding="utf-8"?>
<math xmlns="http://www.w3.org/1998/Math/MathML">
  <semantics>
    <mfrac>
      <mrow>
        <mi>f</mi>
        <mrow>
          <mo stretchy="false">(</mo>
          <mrow>
            <mi>x</mi>
            <mo stretchy="false">+</mo>
            <mi>h</mi>
          </mrow>
          <mo stretchy="false">)</mo>
        </mrow>
        <mi>–</mi>
        <mi>f</mi>
        <mrow>
          <mo stretchy="false">(</mo>
          <mi>x</mi>
          <mo stretchy="false">)</mo>
        </mrow>
      </mrow>
      <mi>h</mi>
    </mfrac>
    <annotation encoding="StarMath 5.0">{f(x+h)–f(x)} over h</annotation>
  </semantics>
</math>
</file>

<file path=Object 54/content.xml><?xml version="1.0" encoding="utf-8"?>
<math xmlns="http://www.w3.org/1998/Math/MathML">
  <semantics>
    <mrow>
      <mi>f</mi>
      <mrow>
        <mrow>
          <mo stretchy="false">(</mo>
          <mrow>
            <mi>x</mi>
            <mo stretchy="false">+</mo>
            <mi>h</mi>
          </mrow>
          <mo stretchy="false">)</mo>
        </mrow>
        <mo stretchy="false">≥</mo>
        <mi>f</mi>
      </mrow>
      <mrow>
        <mo stretchy="false">(</mo>
        <mi>x</mi>
        <mo stretchy="false">)</mo>
      </mrow>
    </mrow>
    <annotation encoding="StarMath 5.0">f(x+h) geslant f(x)</annotation>
  </semantics>
</math>
</file>

<file path=Object 55/content.xml><?xml version="1.0" encoding="utf-8"?>
<math xmlns="http://www.w3.org/1998/Math/MathML">
  <semantics>
    <mfrac>
      <mrow>
        <mi>f</mi>
        <mrow>
          <mo stretchy="false">(</mo>
          <mrow>
            <mi>x</mi>
            <mo stretchy="false">+</mo>
            <mi>h</mi>
          </mrow>
          <mo stretchy="false">)</mo>
        </mrow>
        <mi>–</mi>
        <mi>f</mi>
        <mrow>
          <mo stretchy="false">(</mo>
          <mi>x</mi>
          <mo stretchy="false">)</mo>
        </mrow>
      </mrow>
      <mi>h</mi>
    </mfrac>
    <annotation encoding="StarMath 5.0">{f(x+h)–f(x)} over h</annotation>
  </semantics>
</math>
</file>

<file path=Object 5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57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f '(x)={2}x</annotation>
  </semantics>
</math>
</file>

<file path=Object 58/content.xml><?xml version="1.0" encoding="utf-8"?>
<math xmlns="http://www.w3.org/1998/Math/MathML">
  <semantics>
    <mrow>
      <mfrac>
        <mrow>
          <mi>f</mi>
          <mrow>
            <mo stretchy="false">(</mo>
            <mrow>
              <mi>x</mi>
              <mo stretchy="false">+</mo>
              <mi>h</mi>
            </mrow>
            <mo stretchy="false">)</mo>
          </mrow>
          <mi>–</mi>
          <mi>f</mi>
          <mrow>
            <mo stretchy="false">(</mo>
            <mi>x</mi>
            <mo stretchy="false">)</mo>
          </mrow>
        </mrow>
        <mi>h</mi>
      </mfrac>
      <mi mathvariant="normal">=</mi>
      <mfrac>
        <mrow>
          <mi>u</mi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 mathvariant="normal">×</mi>
            <mi>v</mi>
          </mrow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 mathvariant="normal">−</mi>
            <mi>u</mi>
          </mrow>
          <mrow>
            <mrow>
              <mo stretchy="false">(</mo>
              <mi>x</mi>
              <mo stretchy="false">)</mo>
            </mrow>
            <mi mathvariant="normal">×</mi>
            <mi>v</mi>
          </mrow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o stretchy="false">+</mo>
            <mi>u</mi>
          </mrow>
          <mrow>
            <mrow>
              <mo stretchy="false">(</mo>
              <mi>x</mi>
              <mo stretchy="false">)</mo>
            </mrow>
            <mi mathvariant="normal">×</mi>
            <mi>v</mi>
          </mrow>
          <mrow>
            <mo stretchy="false">(</mo>
            <mrow>
              <mi>x</mi>
              <mo stretchy="false">+</mo>
              <mi>h</mi>
            </mrow>
            <mo stretchy="false">)</mo>
          </mrow>
          <mi>–</mi>
          <mi>u</mi>
          <mrow>
            <mrow>
              <mo stretchy="false">(</mo>
              <mi>x</mi>
              <mo stretchy="false">)</mo>
            </mrow>
            <mi mathvariant="normal">×</mi>
            <mi>v</mi>
          </mrow>
          <mrow>
            <mo stretchy="false">(</mo>
            <mi>x</mi>
            <mo stretchy="false">)</mo>
          </mrow>
        </mrow>
        <mi>h</mi>
      </mfrac>
    </mrow>
    <annotation encoding="StarMath 5.0">{f(x+h)–f(x)} over h={u(x+h) times v(x+h)-u(x) times v(x+h)+u(x) times v(x+h)–u(x) times v(x)} over h</annotation>
  </semantics>
</math>
</file>

<file path=Object 5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o stretchy="false">(</mo>
          <mi mathvariant="italic">uv</mi>
          <mo stretchy="false">)</mo>
        </mrow>
      </mrow>
      <mrow>
        <mrow>
          <mo stretchy="false">(</mo>
          <mi>x</mi>
          <mo stretchy="false">)</mo>
        </mrow>
        <mi mathvariant="normal">=</mi>
        <mi>u</mi>
      </mrow>
      <mrow>
        <mrow>
          <mo stretchy="false">(</mo>
          <mi>x</mi>
          <mo stretchy="false">)</mo>
        </mrow>
        <mi mathvariant="normal">×</mi>
        <mi>v</mi>
      </mrow>
      <mrow>
        <mo stretchy="false">(</mo>
        <mi>x</mi>
        <mo stretchy="false">)</mo>
      </mrow>
    </mrow>
    <annotation encoding="StarMath 5.0">f(x)=(uv)(x)=u(x) times v(x)</annotation>
  </semantics>
</math>
</file>

<file path=Object 6/content.xml><?xml version="1.0" encoding="utf-8"?>
<math xmlns="http://www.w3.org/1998/Math/MathML">
  <semantics>
    <mrow>
      <mi>x</mi>
      <mo stretchy="false">→</mo>
      <mn>0</mn>
    </mrow>
    <annotation encoding="StarMath 5.0">x rightarrow {0}</annotation>
  </semantics>
</math>
</file>

<file path=Object 60/content.xml><?xml version="1.0" encoding="utf-8"?>
<math xmlns="http://www.w3.org/1998/Math/MathML">
  <semantics>
    <mrow>
      <mrow>
        <mfrac>
          <mrow>
            <mi>f</mi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f</mi>
            <mrow>
              <mo stretchy="false">(</mo>
              <mi>x</mi>
              <mo stretchy="false">)</mo>
            </mrow>
          </mrow>
          <mi>h</mi>
        </mfrac>
        <mi mathvariant="normal">=</mi>
        <mfrac>
          <mrow>
            <mrow>
              <mo stretchy="false">(</mo>
              <mi mathvariant="italic">uv</mi>
              <mo stretchy="false">)</mo>
            </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row>
              <mo stretchy="false">(</mo>
              <mi mathvariant="italic">uv</mi>
              <mo stretchy="false">)</mo>
            </mrow>
            <mrow>
              <mo stretchy="false">(</mo>
              <mi>x</mi>
              <mo stretchy="false">)</mo>
            </mrow>
          </mrow>
          <mi>h</mi>
        </mfrac>
      </mrow>
      <mi mathvariant="normal">=</mi>
      <mfrac>
        <mrow>
          <mrow>
            <mi stretchy="false" mathvariant="normal">[</mi>
            <mrow>
              <mi>u</mi>
              <mrow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 mathvariant="normal">×</mi>
                <mi>v</mi>
              </mrow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</mrow>
            <mi stretchy="false" mathvariant="normal">]</mi>
          </mrow>
          <mi>–</mi>
          <mrow>
            <mi stretchy="false" mathvariant="normal">[</mi>
            <mrow>
              <mi>u</mi>
              <mrow>
                <mrow>
                  <mo stretchy="false">(</mo>
                  <mi>x</mi>
                  <mo stretchy="false">)</mo>
                </mrow>
                <mi mathvariant="normal">×</mi>
                <mi>v</mi>
              </mrow>
              <mrow>
                <mo stretchy="false">(</mo>
                <mi>x</mi>
                <mo stretchy="false">)</mo>
              </mrow>
            </mrow>
            <mi stretchy="false" mathvariant="normal">]</mi>
          </mrow>
        </mrow>
        <mi>h</mi>
      </mfrac>
    </mrow>
    <annotation encoding="StarMath 5.0">{f(x+h)–f(x)} over h={(uv)(x+h)–(uv)(x)} over h={[u(x+h) times v(x+h)]–[u(x) times v(x)]} over h</annotation>
  </semantics>
</math>
</file>

<file path=Object 61/content.xml><?xml version="1.0" encoding="utf-8"?>
<math xmlns="http://www.w3.org/1998/Math/MathML">
  <semantics>
    <mrow>
      <mrow>
        <mfrac>
          <mrow>
            <mi>f</mi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f</mi>
            <mrow>
              <mo stretchy="false">(</mo>
              <mi>x</mi>
              <mo stretchy="false">)</mo>
            </mrow>
          </mrow>
          <mi>h</mi>
        </mfrac>
        <mi mathvariant="normal">=</mi>
        <mrow>
          <mfrac>
            <mrow>
              <mi>u</mi>
              <mrow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 mathvariant="normal">−</mi>
                <mi>u</mi>
              </mrow>
              <mrow>
                <mo stretchy="false">(</mo>
                <mi>x</mi>
                <mo stretchy="false">)</mo>
              </mrow>
            </mrow>
            <mi>h</mi>
          </mfrac>
          <mi mathvariant="normal">×</mi>
          <mi>v</mi>
        </mrow>
      </mrow>
      <mrow>
        <mrow>
          <mo stretchy="false">(</mo>
          <mrow>
            <mi>x</mi>
            <mo stretchy="false">+</mo>
            <mi>h</mi>
          </mrow>
          <mo stretchy="false">)</mo>
        </mrow>
        <mo stretchy="false">+</mo>
        <mrow>
          <mfrac>
            <mrow>
              <mi>v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v</mi>
              <mrow>
                <mo stretchy="false">(</mo>
                <mi>x</mi>
                <mo stretchy="false">)</mo>
              </mrow>
            </mrow>
            <mi>h</mi>
          </mfrac>
          <mi mathvariant="normal">×</mi>
          <mi>u</mi>
        </mrow>
      </mrow>
      <mrow>
        <mo stretchy="false">(</mo>
        <mi>x</mi>
        <mo stretchy="false">)</mo>
      </mrow>
    </mrow>
    <annotation encoding="StarMath 5.0">{f(x+h)–f(x)} over h={u(x+h)-u(x)}over h times v(x+h) +  {v(x+h)– v(x)} over h times u(x)</annotation>
  </semantics>
</math>
</file>

<file path=Object 62/content.xml><?xml version="1.0" encoding="utf-8"?>
<math xmlns="http://www.w3.org/1998/Math/MathML">
  <semantics>
    <mrow>
      <mrow>
        <mo stretchy="false">(</mo>
        <mi>x</mi>
        <mo stretchy="false">)</mo>
      </mrow>
      <mi>'</mi>
    </mrow>
    <annotation encoding="StarMath 5.0">(x)'</annotation>
  </semantics>
</math>
</file>

<file path=Object 63/content.xml><?xml version="1.0" encoding="utf-8"?>
<math xmlns="http://www.w3.org/1998/Math/MathML">
  <semantics>
    <mrow>
      <mi>f</mi>
      <mi>'</mi>
      <mrow>
        <mrow>
          <mrow>
            <mo stretchy="false">(</mo>
            <mi>x</mi>
            <mo stretchy="false">)</mo>
          </mrow>
          <mi mathvariant="normal">=</mi>
          <mrow>
            <munder>
              <mi>lim</mi>
              <mrow>
                <mi>h</mi>
                <mo stretchy="false">→</mo>
                <mn>0</mn>
              </mrow>
            </munder>
            <mfrac>
              <mrow>
                <mi>f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>–</mi>
                <mi>f</mi>
                <mrow>
                  <mo stretchy="false">(</mo>
                  <mi>x</mi>
                  <mo stretchy="false">)</mo>
                </mrow>
              </mrow>
              <mi>h</mi>
            </mfrac>
          </mrow>
        </mrow>
        <mi mathvariant="normal">=</mi>
        <mn>1</mn>
      </mrow>
    </mrow>
    <annotation encoding="StarMath 5.0">f'(x)= Lim from{ h rightarrow {0} } { {f(x+h)–f(x)} over h} ={1}</annotation>
  </semantics>
</math>
</file>

<file path=Object 6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x</mi>
      </mrow>
    </mrow>
    <annotation encoding="StarMath 5.0">f(x)=x</annotation>
  </semantics>
</math>
</file>

<file path=Object 65/content.xml><?xml version="1.0" encoding="utf-8"?>
<math xmlns="http://www.w3.org/1998/Math/MathML">
  <semantics>
    <mrow>
      <mrow>
        <mfrac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x</mi>
          </mrow>
          <mi>h</mi>
        </mfrac>
        <mi mathvariant="normal">=</mi>
        <mfrac>
          <mi>h</mi>
          <mi>h</mi>
        </mfrac>
      </mrow>
      <mi mathvariant="normal">=</mi>
      <mn>1</mn>
    </mrow>
    <annotation encoding="StarMath 5.0">{(x+h)–x} over h={h} over h={1}</annotation>
  </semantics>
</math>
</file>

<file path=Object 66/content.xml><?xml version="1.0" encoding="utf-8"?>
<math xmlns="http://www.w3.org/1998/Math/MathML">
  <semantics>
    <mrow>
      <mrow>
        <mo stretchy="false">(</mo>
        <mrow>
          <mi>u</mi>
          <mo stretchy="false">+</mo>
          <mi>v</mi>
        </mrow>
        <mo stretchy="false">)</mo>
      </mrow>
      <mrow>
        <mi>'</mi>
        <mi mathvariant="normal">=</mi>
        <mi>u</mi>
      </mrow>
      <mrow>
        <mi>'</mi>
        <mo stretchy="false">+</mo>
        <mi>v</mi>
      </mrow>
      <mi>'</mi>
    </mrow>
    <annotation encoding="StarMath 5.0">(u+v)'=u'+v'</annotation>
  </semantics>
</math>
</file>

<file path=Object 67/content.xml><?xml version="1.0" encoding="utf-8"?>
<math xmlns="http://www.w3.org/1998/Math/MathML">
  <semantics>
    <mrow>
      <mi>u</mi>
      <mo stretchy="false">+</mo>
      <mi>v</mi>
    </mrow>
    <annotation encoding="StarMath 5.0">u+v</annotation>
  </semantics>
</math>
</file>

<file path=Object 68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o stretchy="false">(</mo>
          <mrow>
            <mi>u</mi>
            <mo stretchy="false">+</mo>
            <mi>v</mi>
          </mrow>
          <mo stretchy="false">)</mo>
        </mrow>
      </mrow>
      <mrow>
        <mrow>
          <mo stretchy="false">(</mo>
          <mi>x</mi>
          <mo stretchy="false">)</mo>
        </mrow>
        <mi mathvariant="normal">=</mi>
        <mi>u</mi>
      </mrow>
      <mrow>
        <mrow>
          <mo stretchy="false">(</mo>
          <mi>x</mi>
          <mo stretchy="false">)</mo>
        </mrow>
        <mo stretchy="false">+</mo>
        <mi>v</mi>
      </mrow>
      <mrow>
        <mo stretchy="false">(</mo>
        <mi>x</mi>
        <mo stretchy="false">)</mo>
      </mrow>
    </mrow>
    <annotation encoding="StarMath 5.0">f(x)=(u+v)(x)=u(x)+v(x)</annotation>
  </semantics>
</math>
</file>

<file path=Object 69/content.xml><?xml version="1.0" encoding="utf-8"?>
<math xmlns="http://www.w3.org/1998/Math/MathML">
  <semantics>
    <mrow>
      <mrow>
        <mfrac>
          <mrow>
            <mi>f</mi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f</mi>
            <mrow>
              <mo stretchy="false">(</mo>
              <mi>x</mi>
              <mo stretchy="false">)</mo>
            </mrow>
          </mrow>
          <mi>h</mi>
        </mfrac>
        <mi mathvariant="normal">=</mi>
        <mfrac>
          <mrow>
            <mrow>
              <mo stretchy="false">(</mo>
              <mrow>
                <mi>u</mi>
                <mo stretchy="false">+</mo>
                <mi>v</mi>
              </mrow>
              <mo stretchy="false">)</mo>
            </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row>
              <mo stretchy="false">(</mo>
              <mrow>
                <mi>u</mi>
                <mo stretchy="false">+</mo>
                <mi>v</mi>
              </mrow>
              <mo stretchy="false">)</mo>
            </mrow>
            <mrow>
              <mo stretchy="false">(</mo>
              <mi>x</mi>
              <mo stretchy="false">)</mo>
            </mrow>
          </mrow>
          <mi>h</mi>
        </mfrac>
      </mrow>
      <mi mathvariant="normal">=</mi>
      <mfrac>
        <mrow>
          <mi>u</mi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o stretchy="false">+</mo>
            <mi>v</mi>
          </mrow>
          <mrow>
            <mo stretchy="false">(</mo>
            <mrow>
              <mi>x</mi>
              <mo stretchy="false">+</mo>
              <mi>h</mi>
            </mrow>
            <mo stretchy="false">)</mo>
          </mrow>
          <mi>–</mi>
          <mi>u</mi>
          <mrow>
            <mo stretchy="false">(</mo>
            <mi>x</mi>
            <mo stretchy="false">)</mo>
          </mrow>
          <mi>–</mi>
          <mi>v</mi>
          <mrow>
            <mo stretchy="false">(</mo>
            <mi>x</mi>
            <mo stretchy="false">)</mo>
          </mrow>
        </mrow>
        <mi>h</mi>
      </mfrac>
    </mrow>
    <annotation encoding="StarMath 5.0">{f(x+h)–f(x)} over h={(u+v)(x+h)–(u+v)(x)} over h={u(x+h)+v(x+h)–u(x)–v(x)} over h</annotation>
  </semantics>
</math>
</file>

<file path=Object 7/content.xml><?xml version="1.0" encoding="utf-8"?>
<math xmlns="http://www.w3.org/1998/Math/MathML">
  <semantics>
    <mrow>
      <mi>f</mi>
      <mrow>
        <mo stretchy="false">(</mo>
        <mi>x</mi>
        <mo stretchy="false">)</mo>
      </mrow>
      <mo stretchy="false">→</mo>
      <mi>f</mi>
      <mrow>
        <mrow>
          <mo stretchy="false">(</mo>
          <mn>0</mn>
          <mo stretchy="false">)</mo>
        </mrow>
        <mi mathvariant="normal">=</mi>
        <mrow>
          <mo stretchy="false">(</mo>
          <mrow>
            <mn>0</mn>
            <mo stretchy="false">+</mo>
            <mn>3</mn>
          </mrow>
          <mo stretchy="false">)</mo>
        </mrow>
      </mrow>
      <mrow>
        <mrow>
          <mo stretchy="false">(</mo>
          <mrow>
            <mn>0</mn>
            <mi>–</mi>
            <mn>1</mn>
          </mrow>
          <mo stretchy="false">)</mo>
        </mrow>
        <mi mathvariant="normal">=</mi>
        <mi>–</mi>
      </mrow>
      <mn>3</mn>
    </mrow>
    <annotation encoding="StarMath 5.0">f(x) rightarrow f({0})=({0}+{3})( {0}–{1})=–{3}</annotation>
  </semantics>
</math>
</file>

<file path=Object 70/content.xml><?xml version="1.0" encoding="utf-8"?>
<math xmlns="http://www.w3.org/1998/Math/MathML">
  <semantics>
    <mrow>
      <mfrac>
        <mrow>
          <mi>f</mi>
          <mrow>
            <mo stretchy="false">(</mo>
            <mrow>
              <mi>x</mi>
              <mo stretchy="false">+</mo>
              <mi>h</mi>
            </mrow>
            <mo stretchy="false">)</mo>
          </mrow>
          <mi>–</mi>
          <mi>f</mi>
          <mrow>
            <mo stretchy="false">(</mo>
            <mi>x</mi>
            <mo stretchy="false">)</mo>
          </mrow>
        </mrow>
        <mi>h</mi>
      </mfrac>
      <mi mathvariant="normal">=</mi>
      <mrow>
        <mfrac>
          <mrow>
            <mi>u</mi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u</mi>
            <mrow>
              <mo stretchy="false">(</mo>
              <mi>x</mi>
              <mo stretchy="false">)</mo>
            </mrow>
          </mrow>
          <mi>h</mi>
        </mfrac>
        <mo stretchy="false">+</mo>
        <mfrac>
          <mrow>
            <mi>v</mi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v</mi>
            <mrow>
              <mo stretchy="false">(</mo>
              <mi>x</mi>
              <mo stretchy="false">)</mo>
            </mrow>
          </mrow>
          <mi>h</mi>
        </mfrac>
      </mrow>
    </mrow>
    <annotation encoding="StarMath 5.0">{f(x+h)–f(x)} over h={{u(x+h)–u(x)} over h}+{{v(x+h)–v(x)} over h}</annotation>
  </semantics>
</math>
</file>

<file path=Object 71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u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u</mi>
              <mrow>
                <mo stretchy="false">(</mo>
                <mi>x</mi>
                <mo stretchy="false">)</mo>
              </mrow>
            </mrow>
            <mi>h</mi>
          </mfrac>
        </mrow>
        <mi mathvariant="normal">=</mi>
        <mi>u</mi>
      </mrow>
      <mi>'</mi>
      <mrow>
        <mo stretchy="false">(</mo>
        <mi>x</mi>
        <mo stretchy="false">)</mo>
      </mrow>
    </mrow>
    <annotation encoding="StarMath 5.0">Lim from{ h rightarrow {0} } { {u(x+h)–u(x)} over h} =u'(x)</annotation>
  </semantics>
</math>
</file>

<file path=Object 72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v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v</mi>
              <mrow>
                <mo stretchy="false">(</mo>
                <mi>x</mi>
                <mo stretchy="false">)</mo>
              </mrow>
            </mrow>
            <mi>h</mi>
          </mfrac>
        </mrow>
        <mi mathvariant="normal">=</mi>
        <mi>v</mi>
      </mrow>
      <mi>'</mi>
      <mrow>
        <mo stretchy="false">(</mo>
        <mi>x</mi>
        <mo stretchy="false">)</mo>
      </mrow>
    </mrow>
    <annotation encoding="StarMath 5.0">Lim from{ h rightarrow {0} } { {v(x+h)–v(x)} over h} =v'(x)</annotation>
  </semantics>
</math>
</file>

<file path=Object 73/content.xml><?xml version="1.0" encoding="utf-8"?>
<math xmlns="http://www.w3.org/1998/Math/MathML">
  <semantics>
    <mrow>
      <mrow>
        <mo stretchy="false">(</mo>
        <mrow>
          <mi>u</mi>
          <mo stretchy="false">+</mo>
          <mi>v</mi>
        </mrow>
        <mo stretchy="false">)</mo>
      </mrow>
      <mi>'</mi>
      <mrow>
        <mrow>
          <mo stretchy="false">(</mo>
          <mi>x</mi>
          <mo stretchy="false">)</mo>
        </mrow>
        <mi mathvariant="normal">=</mi>
        <mi>f</mi>
      </mrow>
      <mi>'</mi>
      <mrow>
        <mrow>
          <mrow>
            <mo stretchy="false">(</mo>
            <mi>x</mi>
            <mo stretchy="false">)</mo>
          </mrow>
          <mi mathvariant="normal">=</mi>
          <mrow>
            <munder>
              <mi>lim</mi>
              <mrow>
                <mi>h</mi>
                <mo stretchy="false">→</mo>
                <mn>0</mn>
              </mrow>
            </munder>
            <mfrac>
              <mrow>
                <mi>f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>–</mi>
                <mi>f</mi>
                <mrow>
                  <mo stretchy="false">(</mo>
                  <mi>x</mi>
                  <mo stretchy="false">)</mo>
                </mrow>
              </mrow>
              <mi>h</mi>
            </mfrac>
          </mrow>
        </mrow>
        <mi mathvariant="normal">=</mi>
        <mi>u</mi>
      </mrow>
      <mi>'</mi>
      <mrow>
        <mrow>
          <mo stretchy="false">(</mo>
          <mi>x</mi>
          <mo stretchy="false">)</mo>
        </mrow>
        <mo stretchy="false">+</mo>
        <mi>v</mi>
      </mrow>
      <mi>'</mi>
      <mrow>
        <mo stretchy="false">(</mo>
        <mi>x</mi>
        <mo stretchy="false">)</mo>
      </mrow>
    </mrow>
    <annotation encoding="StarMath 5.0">(u+v)'(x)=f'(x)=Lim from{ h rightarrow {0} } { {f(x+h)–f(x)} over h} =u'(x)+v'(x)</annotation>
  </semantics>
</math>
</file>

<file path=Object 74/content.xml><?xml version="1.0" encoding="utf-8"?>
<math xmlns="http://www.w3.org/1998/Math/MathML">
  <semantics>
    <mrow>
      <mrow>
        <mo stretchy="false">(</mo>
        <mi mathvariant="italic">uv</mi>
        <mo stretchy="false">)</mo>
      </mrow>
      <mrow>
        <mi>'</mi>
        <mi mathvariant="normal">=</mi>
        <mi>u</mi>
      </mrow>
      <mi>'</mi>
      <mrow>
        <mi>v</mi>
        <mo stretchy="false">+</mo>
        <mi mathvariant="italic">uv</mi>
      </mrow>
      <mi>'</mi>
    </mrow>
    <annotation encoding="StarMath 5.0">(uv)'=u'v+uv'</annotation>
  </semantics>
</math>
</file>

<file path=Object 75/content.xml><?xml version="1.0" encoding="utf-8"?>
<math xmlns="http://www.w3.org/1998/Math/MathML">
  <semantics>
    <mrow>
      <mrow>
        <mo stretchy="false">(</mo>
        <mi>k</mi>
        <mo stretchy="false">)</mo>
      </mrow>
      <mi>'</mi>
    </mrow>
    <annotation encoding="StarMath 5.0">(k)'</annotation>
  </semantics>
</math>
</file>

<file path=Object 76/content.xml><?xml version="1.0" encoding="utf-8"?>
<math xmlns="http://www.w3.org/1998/Math/MathML">
  <semantics>
    <mrow>
      <mi>f</mi>
      <mi>'</mi>
      <mrow>
        <mrow>
          <mrow>
            <mo stretchy="false">(</mo>
            <mi>x</mi>
            <mo stretchy="false">)</mo>
          </mrow>
          <mi mathvariant="normal">=</mi>
          <mrow>
            <munder>
              <mi>lim</mi>
              <mrow>
                <mi>h</mi>
                <mo stretchy="false">→</mo>
                <mn>0</mn>
              </mrow>
            </munder>
            <mfrac>
              <mrow>
                <mi>f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>–</mi>
                <mi>f</mi>
                <mrow>
                  <mo stretchy="false">(</mo>
                  <mi>x</mi>
                  <mo stretchy="false">)</mo>
                </mrow>
              </mrow>
              <mi>h</mi>
            </mfrac>
          </mrow>
        </mrow>
        <mi mathvariant="normal">=</mi>
        <mn>0</mn>
      </mrow>
    </mrow>
    <annotation encoding="StarMath 5.0">f'(x)= Lim from{ h rightarrow {0} } { {f(x+h)–f(x)} over h} ={0}</annotation>
  </semantics>
</math>
</file>

<file path=Object 7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k</mi>
      </mrow>
    </mrow>
    <annotation encoding="StarMath 5.0">f(x)=k</annotation>
  </semantics>
</math>
</file>

<file path=Object 78/content.xml><?xml version="1.0" encoding="utf-8"?>
<math xmlns="http://www.w3.org/1998/Math/MathML">
  <semantics>
    <mrow>
      <mrow>
        <mfrac>
          <mrow>
            <mi>f</mi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f</mi>
            <mrow>
              <mo stretchy="false">(</mo>
              <mi>x</mi>
              <mo stretchy="false">)</mo>
            </mrow>
          </mrow>
          <mi>h</mi>
        </mfrac>
        <mi mathvariant="normal">=</mi>
        <mfrac>
          <mrow>
            <mi>k</mi>
            <mi>–</mi>
            <mi>k</mi>
          </mrow>
          <mi>h</mi>
        </mfrac>
      </mrow>
      <mi mathvariant="normal">=</mi>
      <mn>0</mn>
    </mrow>
    <annotation encoding="StarMath 5.0">{f(x+h)–f(x)} over h={k–k} over h={0}</annotation>
  </semantics>
</math>
</file>

<file path=Object 79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u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u</mi>
              <mrow>
                <mo stretchy="false">(</mo>
                <mi>x</mi>
                <mo stretchy="false">)</mo>
              </mrow>
            </mrow>
            <mi>h</mi>
          </mfrac>
        </mrow>
        <mi mathvariant="normal">=</mi>
        <mi>u</mi>
      </mrow>
      <mi>'</mi>
      <mrow>
        <mo stretchy="false">(</mo>
        <mi>x</mi>
        <mo stretchy="false">)</mo>
      </mrow>
    </mrow>
    <annotation encoding="StarMath 5.0">Lim from{ h rightarrow {0} } { {u(x+h)–u(x)} over h} =u'(x)</annotation>
  </semantics>
</math>
</file>

<file path=Object 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row>
              <mo stretchy="false">(</mo>
              <mrow>
                <mi>x</mi>
                <mo stretchy="false">+</mo>
                <mn>3</mn>
              </mrow>
              <mo stretchy="false">)</mo>
            </mrow>
            <mrow>
              <mo stretchy="false">(</mo>
              <mrow>
                <mi>x</mi>
                <mi>–</mi>
                <mn>1</mn>
              </mrow>
              <mo stretchy="false">)</mo>
            </mrow>
          </mrow>
        </mrow>
        <mi mathvariant="normal">=</mi>
        <mi>–</mi>
      </mrow>
      <mn>3</mn>
    </mrow>
    <annotation encoding="StarMath 5.0"> Lim from{ x rightarrow {0} } { (x+{3})(x–{1})} =–{3}</annotation>
  </semantics>
</math>
</file>

<file path=Object 80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v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v</mi>
              <mrow>
                <mo stretchy="false">(</mo>
                <mi>x</mi>
                <mo stretchy="false">)</mo>
              </mrow>
            </mrow>
            <mi>h</mi>
          </mfrac>
        </mrow>
        <mi mathvariant="normal">=</mi>
        <mi>v</mi>
      </mrow>
      <mi>'</mi>
      <mrow>
        <mo stretchy="false">(</mo>
        <mi>x</mi>
        <mo stretchy="false">)</mo>
      </mrow>
    </mrow>
    <annotation encoding="StarMath 5.0">Lim from{ h rightarrow {0} } { {v(x+h)–v(x)} over h} =v'(x)</annotation>
  </semantics>
</math>
</file>

<file path=Object 81/content.xml><?xml version="1.0" encoding="utf-8"?>
<math xmlns="http://www.w3.org/1998/Math/MathML">
  <semantics>
    <mrow>
      <munder>
        <mi>lim</mi>
        <mrow>
          <mi>h</mi>
          <mo stretchy="false">→</mo>
          <mn>0</mn>
        </mrow>
      </munder>
      <mrow>
        <mi>v</mi>
        <mrow>
          <mrow>
            <mo stretchy="false">(</mo>
            <mrow>
              <mi>x</mi>
              <mo stretchy="false">+</mo>
              <mi>h</mi>
            </mrow>
            <mo stretchy="false">)</mo>
          </mrow>
          <mi mathvariant="normal">=</mi>
          <mi>v</mi>
        </mrow>
        <mrow>
          <mo stretchy="false">(</mo>
          <mi>x</mi>
          <mo stretchy="false">)</mo>
        </mrow>
      </mrow>
    </mrow>
    <annotation encoding="StarMath 5.0"> Lim from{ h rightarrow {0} } { v(x+h)=v(x)} </annotation>
  </semantics>
</math>
</file>

<file path=Object 82/content.xml><?xml version="1.0" encoding="utf-8"?>
<math xmlns="http://www.w3.org/1998/Math/MathML">
  <semantics>
    <mrow>
      <mrow>
        <mo stretchy="false">(</mo>
        <mi mathvariant="italic">uv</mi>
        <mo stretchy="false">)</mo>
      </mrow>
      <mi>'</mi>
      <mrow>
        <mrow>
          <mo stretchy="false">(</mo>
          <mi>x</mi>
          <mo stretchy="false">)</mo>
        </mrow>
        <mi mathvariant="normal">=</mi>
        <mi>f</mi>
      </mrow>
      <mi>'</mi>
      <mrow>
        <mrow>
          <mrow>
            <mo stretchy="false">(</mo>
            <mi>x</mi>
            <mo stretchy="false">)</mo>
          </mrow>
          <mi mathvariant="normal">=</mi>
          <mrow>
            <munder>
              <mi>lim</mi>
              <mrow>
                <mi>h</mi>
                <mo stretchy="false">→</mo>
                <mn>0</mn>
              </mrow>
            </munder>
            <mfrac>
              <mrow>
                <mi>f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>–</mi>
                <mi>f</mi>
                <mrow>
                  <mo stretchy="false">(</mo>
                  <mi>x</mi>
                  <mo stretchy="false">)</mo>
                </mrow>
              </mrow>
              <mi>h</mi>
            </mfrac>
          </mrow>
        </mrow>
        <mi mathvariant="normal">=</mi>
        <mi>u</mi>
      </mrow>
      <mi>'</mi>
      <mrow>
        <mo stretchy="false">(</mo>
        <mi>x</mi>
        <mo stretchy="false">)</mo>
      </mrow>
      <mi>v</mi>
      <mrow>
        <mrow>
          <mo stretchy="false">(</mo>
          <mi>x</mi>
          <mo stretchy="false">)</mo>
        </mrow>
        <mo stretchy="false">+</mo>
        <mi>v</mi>
      </mrow>
      <mi>'</mi>
      <mrow>
        <mo stretchy="false">(</mo>
        <mi>x</mi>
        <mo stretchy="false">)</mo>
      </mrow>
      <mi>u</mi>
      <mrow>
        <mo stretchy="false">(</mo>
        <mi>x</mi>
        <mo stretchy="false">)</mo>
      </mrow>
    </mrow>
    <annotation encoding="StarMath 5.0">(uv)'(x)=f'(x)=Lim from{ h rightarrow {0} } { {f(x+h)–f(x)} over h} =u'(x)v(x) +v'(x)u(x)</annotation>
  </semantics>
</math>
</file>

<file path=Object 8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sup>
            <mi>x</mi>
            <mn>2</mn>
          </msup>
          <mo stretchy="false">+</mo>
          <mi>x</mi>
        </mrow>
      </mrow>
    </mrow>
    <annotation encoding="StarMath 5.0">f(x)=x^2+x</annotation>
  </semantics>
</math>
</file>

<file path=Object 84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i>x</mi>
      </mrow>
    </mrow>
    <annotation encoding="StarMath 5.0">v(x)=x</annotation>
  </semantics>
</math>
</file>

<file path=Object 85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u(x)=x^2</annotation>
  </semantics>
</math>
</file>

<file path=Object 86/content.xml><?xml version="1.0" encoding="utf-8"?>
<math xmlns="http://www.w3.org/1998/Math/MathML">
  <semantics>
    <mrow>
      <mi>u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u'(x)={2}x</annotation>
  </semantics>
</math>
</file>

<file path=Object 87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v'(x)={1}</annotation>
  </semantics>
</math>
</file>

<file path=Object 8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row>
        <mi>x</mi>
        <mo stretchy="false">+</mo>
        <mn>1</mn>
      </mrow>
    </mrow>
    <annotation encoding="StarMath 5.0">f'(x)={2}x+{1}</annotation>
  </semantics>
</math>
</file>

<file path=Object 89/content.xml><?xml version="1.0" encoding="utf-8"?>
<math xmlns="http://www.w3.org/1998/Math/MathML">
  <semantics>
    <mrow>
      <mrow>
        <mo stretchy="false">(</mo>
        <msqrt>
          <mi>x</mi>
        </msqrt>
        <mo stretchy="false">)</mo>
      </mrow>
      <mi>'</mi>
    </mrow>
    <annotation encoding="StarMath 5.0">(sqrt x)'</annotation>
  </semantics>
</math>
</file>

<file path=Object 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90/content.xml><?xml version="1.0" encoding="utf-8"?>
<math xmlns="http://www.w3.org/1998/Math/MathML">
  <semantics>
    <mrow>
      <mi>f</mi>
      <mi>'</mi>
      <mrow>
        <mrow>
          <mrow>
            <mo stretchy="false">(</mo>
            <mi>x</mi>
            <mo stretchy="false">)</mo>
          </mrow>
          <mi mathvariant="normal">=</mi>
          <mrow>
            <munder>
              <mi>lim</mi>
              <mrow>
                <mi>h</mi>
                <mo stretchy="false">→</mo>
                <mn>0</mn>
              </mrow>
            </munder>
            <mfrac>
              <mrow>
                <mi>f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>–</mi>
                <mi>f</mi>
                <mrow>
                  <mo stretchy="false">(</mo>
                  <mi>x</mi>
                  <mo stretchy="false">)</mo>
                </mrow>
              </mrow>
              <mi>h</mi>
            </mfrac>
          </mrow>
        </mrow>
        <mi mathvariant="normal">=</mi>
        <mfrac>
          <mn>1</mn>
          <mrow>
            <mn>2</mn>
            <msqrt>
              <mi>x</mi>
            </msqrt>
          </mrow>
        </mfrac>
      </mrow>
    </mrow>
    <annotation encoding="StarMath 5.0">f'(x)= Lim from{ h rightarrow {0} } { {f(x+h)–f(x)} over h} ={1}over {2 sqrt x}</annotation>
  </semantics>
</math>
</file>

<file path=Object 9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sqrt>
          <mi>x</mi>
        </msqrt>
      </mrow>
    </mrow>
    <annotation encoding="StarMath 5.0">f(x)=sqrt x</annotation>
  </semantics>
</math>
</file>

<file path=Object 92/content.xml><?xml version="1.0" encoding="utf-8"?>
<math xmlns="http://www.w3.org/1998/Math/MathML">
  <semantics>
    <mrow>
      <mrow>
        <mfrac>
          <mrow>
            <msqrt>
              <mrow>
                <mi>x</mi>
                <mo stretchy="false">+</mo>
                <mi>h</mi>
              </mrow>
            </msqrt>
            <mi>–</mi>
            <msqrt>
              <mi>x</mi>
            </msqrt>
          </mrow>
          <mi>h</mi>
        </mfrac>
        <mi mathvariant="normal">=</mi>
        <mrow>
          <mfrac>
            <mrow>
              <msqrt>
                <mrow>
                  <mi>x</mi>
                  <mo stretchy="false">+</mo>
                  <mi>h</mi>
                </mrow>
              </msqrt>
              <mi>–</mi>
              <msqrt>
                <mi>x</mi>
              </msqrt>
            </mrow>
            <mi>h</mi>
          </mfrac>
          <mi mathvariant="normal">×</mi>
          <mfrac>
            <mrow>
              <msqrt>
                <mrow>
                  <mi>x</mi>
                  <mo stretchy="false">+</mo>
                  <mi>h</mi>
                </mrow>
              </msqrt>
              <mo stretchy="false">+</mo>
              <msqrt>
                <mi>x</mi>
              </msqrt>
            </mrow>
            <mrow>
              <msqrt>
                <mrow>
                  <mi>x</mi>
                  <mo stretchy="false">+</mo>
                  <mi>h</mi>
                </mrow>
              </msqrt>
              <mo stretchy="false">+</mo>
              <msqrt>
                <mi>x</mi>
              </msqrt>
            </mrow>
          </mfrac>
        </mrow>
      </mrow>
      <mi mathvariant="normal">=</mi>
      <mfrac>
        <mrow>
          <mrow>
            <mi>x</mi>
            <mo stretchy="false">+</mo>
            <mi>h</mi>
          </mrow>
          <mi mathvariant="normal">−</mi>
          <mi>x</mi>
        </mrow>
        <mrow>
          <mi>h</mi>
          <mrow>
            <mo stretchy="false">(</mo>
            <mrow>
              <msqrt>
                <mrow>
                  <mi>x</mi>
                  <mo stretchy="false">+</mo>
                  <mi>h</mi>
                </mrow>
              </msqrt>
              <mo stretchy="false">+</mo>
              <msqrt>
                <mi>x</mi>
              </msqrt>
            </mrow>
            <mo stretchy="false">)</mo>
          </mrow>
        </mrow>
      </mfrac>
    </mrow>
    <annotation encoding="StarMath 5.0">{sqrt{x+h}–sqrt x} over h = {{sqrt{x+h}–sqrt x} over h} times {{sqrt{x+h}+sqrt x}over{sqrt{x+h}+sqrt x}}={x+h-x} over {h (sqrt{x+h}+sqrt x)}</annotation>
  </semantics>
</math>
</file>

<file path=Object 93/content.xml><?xml version="1.0" encoding="utf-8"?>
<math xmlns="http://www.w3.org/1998/Math/MathML">
  <semantics>
    <mrow>
      <mi mathvariant="normal">[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[{0} nitalic; + infinity \[ </annotation>
  </semantics>
</math>
</file>

<file path=Object 94/content.xml><?xml version="1.0" encoding="utf-8"?>
<math xmlns="http://www.w3.org/1998/Math/MathML">
  <semantics>
    <mrow>
      <mi mathvariant="normal">]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0} nitalic; + infinity \[ </annotation>
  </semantics>
</math>
</file>

<file path=Object 95/content.xml><?xml version="1.0" encoding="utf-8"?>
<math xmlns="http://www.w3.org/1998/Math/MathML">
  <semantics>
    <mrow>
      <mfrac>
        <mrow>
          <mi>f</mi>
          <mrow>
            <mo stretchy="false">(</mo>
            <mrow>
              <mi>x</mi>
              <mo stretchy="false">+</mo>
              <mi>h</mi>
            </mrow>
            <mo stretchy="false">)</mo>
          </mrow>
          <mi>–</mi>
          <mi>f</mi>
          <mrow>
            <mo stretchy="false">(</mo>
            <mi>x</mi>
            <mo stretchy="false">)</mo>
          </mrow>
        </mrow>
        <mi>h</mi>
      </mfrac>
      <mi mathvariant="normal">=</mi>
      <mfrac>
        <mn>1</mn>
        <mrow>
          <msqrt>
            <mrow>
              <mo stretchy="false">(</mo>
              <mrow>
                <mi>x</mi>
                <mo stretchy="false">+</mo>
                <mi>h</mi>
              </mrow>
              <mo stretchy="false">)</mo>
            </mrow>
          </msqrt>
          <mo stretchy="false">+</mo>
          <msqrt>
            <mrow>
              <mo stretchy="false">(</mo>
              <mi>x</mi>
              <mo stretchy="false">)</mo>
            </mrow>
          </msqrt>
        </mrow>
      </mfrac>
    </mrow>
    <annotation encoding="StarMath 5.0">{f(x+h)–f(x)} over h=1 over {sqrt(x+h)+sqrt(x)}</annotation>
  </semantics>
</math>
</file>

<file path=Object 96/content.xml><?xml version="1.0" encoding="utf-8"?>
<math xmlns="http://www.w3.org/1998/Math/MathML">
  <semantics>
    <mrow>
      <mrow>
        <munder>
          <mi>lim</mi>
          <mrow>
            <mi>h</mi>
            <mo stretchy="false">→</mo>
            <mn>0</mn>
          </mrow>
        </munder>
        <msqrt>
          <mrow>
            <mi>x</mi>
            <mo stretchy="false">+</mo>
            <mi>h</mi>
          </mrow>
        </msqrt>
      </mrow>
      <mi mathvariant="normal">=</mi>
      <msqrt>
        <mi>x</mi>
      </msqrt>
    </mrow>
    <annotation encoding="StarMath 5.0">Lim from{ h rightarrow {0} } { {sqrt{x+h}}} =sqrt{x}</annotation>
  </semantics>
</math>
</file>

<file path=Object 97/content.xml><?xml version="1.0" encoding="utf-8"?>
<math xmlns="http://www.w3.org/1998/Math/MathML">
  <semantics>
    <mrow>
      <mi mathvariant="normal">]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0} nitalic; + infinity \[</annotation>
  </semantics>
</math>
</file>

<file path=Object 98/content.xml><?xml version="1.0" encoding="utf-8"?>
<math xmlns="http://www.w3.org/1998/Math/MathML">
  <semantics>
    <mrow>
      <mi>f</mi>
      <mi>'</mi>
      <mrow>
        <mo stretchy="false">(</mo>
        <mi>x</mi>
        <mo stretchy="false">)</mo>
      </mrow>
    </mrow>
    <annotation encoding="StarMath 5.0">f'(x)</annotation>
  </semantics>
</math>
</file>

<file path=Object 99/content.xml><?xml version="1.0" encoding="utf-8"?>
<math xmlns="http://www.w3.org/1998/Math/MathML">
  <semantics>
    <mrow>
      <mi>f</mi>
      <mi>'</mi>
    </mrow>
    <annotation encoding="StarMath 5.0">f'</annotation>
  </semantics>
</math>
</file>